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00000000F0000000EA95FCF9A.png"/>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SegoeUI" svg:font-family="SegoeUI"/>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ArialMT" svg:font-family="ArialMT" style:font-family-generic="swiss"/>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7.0896in" table:align="left" style:writing-mode="lr-tb"/>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style:keep-together="true" fo:keep-together="auto"/>
    </style:style>
    <style:style style:name="Table3.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3.A2" style:family="table-cell">
      <style:table-cell-properties style:vertical-align="middle" fo:padding-left="0.0375in" fo:padding-right="0.0375in" fo:padding-top="0in" fo:padding-bottom="0in" fo:border="0.0007in solid #000000"/>
    </style:style>
    <style:style style:name="Table5" style:family="table">
      <style:table-properties style:width="7.0896in" table:align="left" style:writing-mode="lr-tb"/>
    </style:style>
    <style:style style:name="Table5.A" style:family="table-column">
      <style:table-column-properties style:column-width="1.1278in"/>
    </style:style>
    <style:style style:name="Table5.B" style:family="table-column">
      <style:table-column-properties style:column-width="5.5569in"/>
    </style:style>
    <style:style style:name="Table5.C" style:family="table-column">
      <style:table-column-properties style:column-width="0.4049in"/>
    </style:style>
    <style:style style:name="Table5.1" style:family="table-row">
      <style:table-row-properties style:keep-together="false" fo:keep-together="always"/>
    </style:style>
    <style:style style:name="Table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5.A2" style:family="table-cell">
      <style:table-cell-properties style:vertical-align="middle" fo:padding-left="0.0375in" fo:padding-right="0.0375in" fo:padding-top="0in" fo:padding-bottom="0in" fo:border="0.0007in solid #000000"/>
    </style:style>
    <style:style style:name="Table6" style:family="table">
      <style:table-properties style:width="7.0896in" table:align="left" style:writing-mode="lr-tb"/>
    </style:style>
    <style:style style:name="Table6.A" style:family="table-column">
      <style:table-column-properties style:column-width="1.0854in"/>
    </style:style>
    <style:style style:name="Table6.B" style:family="table-column">
      <style:table-column-properties style:column-width="5.5993in"/>
    </style:style>
    <style:style style:name="Table6.C" style:family="table-column">
      <style:table-column-properties style:column-width="0.4049in"/>
    </style:style>
    <style:style style:name="Table6.1" style:family="table-row">
      <style:table-row-properties style:keep-together="false" fo:keep-together="always"/>
    </style:style>
    <style:style style:name="Tab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6.A2" style:family="table-cell">
      <style:table-cell-properties style:vertical-align="middle" fo:padding-left="0.0375in" fo:padding-right="0.0375in" fo:padding-top="0in" fo:padding-bottom="0in" fo:border="0.0007in solid #000000"/>
    </style:style>
    <style:style style:name="Table7" style:family="table">
      <style:table-properties style:width="7.0896in" table:align="left" style:writing-mode="lr-tb"/>
    </style:style>
    <style:style style:name="Table7.A" style:family="table-column">
      <style:table-column-properties style:column-width="1.0854in"/>
    </style:style>
    <style:style style:name="Table7.B" style:family="table-column">
      <style:table-column-properties style:column-width="5.5993in"/>
    </style:style>
    <style:style style:name="Table7.C" style:family="table-column">
      <style:table-column-properties style:column-width="0.4049in"/>
    </style:style>
    <style:style style:name="Table7.1" style:family="table-row">
      <style:table-row-properties style:keep-together="false" fo:keep-together="always"/>
    </style:style>
    <style:style style:name="Table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7.A2" style:family="table-cell">
      <style:table-cell-properties style:vertical-align="middle" fo:padding-left="0.0375in" fo:padding-right="0.0375in" fo:padding-top="0in" fo:padding-bottom="0in" fo:border="0.0007in solid #000000"/>
    </style:style>
    <style:style style:name="Table9" style:family="table">
      <style:table-properties style:width="7.0896in" table:align="left" style:writing-mode="lr-tb"/>
    </style:style>
    <style:style style:name="Table9.A" style:family="table-column">
      <style:table-column-properties style:column-width="0.6597in"/>
    </style:style>
    <style:style style:name="Table9.B" style:family="table-column">
      <style:table-column-properties style:column-width="6.0465in"/>
    </style:style>
    <style:style style:name="Table9.C" style:family="table-column">
      <style:table-column-properties style:column-width="0.3833in"/>
    </style:style>
    <style:style style:name="Table9.1" style:family="table-row">
      <style:table-row-properties style:keep-together="false" fo:keep-together="always"/>
    </style:style>
    <style:style style:name="Tab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9.A2" style:family="table-cell">
      <style:table-cell-properties fo:padding-left="0.0389in" fo:padding-right="0.0389in" fo:padding-top="0in" fo:padding-bottom="0in" fo:border="0.0007in solid #000000"/>
    </style:style>
    <style:style style:name="Table9.C2" style:family="table-cell">
      <style:table-cell-properties style:vertical-align="middle" fo:padding-left="0.0389in" fo:padding-right="0.0389in" fo:padding-top="0in" fo:padding-bottom="0in" fo:border="0.0007in solid #000000"/>
    </style:style>
    <style:style style:name="Table10" style:family="table">
      <style:table-properties style:width="7.0896in" table:align="left" style:writing-mode="lr-tb"/>
    </style:style>
    <style:style style:name="Table10.A" style:family="table-column">
      <style:table-column-properties style:column-width="0.6708in"/>
    </style:style>
    <style:style style:name="Table10.B" style:family="table-column">
      <style:table-column-properties style:column-width="6.0458in"/>
    </style:style>
    <style:style style:name="Table10.C" style:family="table-column">
      <style:table-column-properties style:column-width="0.3729in"/>
    </style:style>
    <style:style style:name="Table10.1" style:family="table-row">
      <style:table-row-properties style:keep-together="false" fo:keep-together="always"/>
    </style:style>
    <style:style style:name="Table1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0.A2" style:family="table-cell">
      <style:table-cell-properties fo:padding-left="0.0389in" fo:padding-right="0.0389in" fo:padding-top="0in" fo:padding-bottom="0in" fo:border="0.0007in solid #000000"/>
    </style:style>
    <style:style style:name="Table10.C2" style:family="table-cell">
      <style:table-cell-properties style:vertical-align="middle" fo:padding-left="0.0389in" fo:padding-right="0.0389in" fo:padding-top="0in" fo:padding-bottom="0in" fo:border="0.0007in solid #000000"/>
    </style:style>
    <style:style style:name="Table1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1" style:family="table">
      <style:table-properties style:width="6.5896in" fo:margin-left="0.5in" table:align="left" style:writing-mode="lr-tb"/>
    </style:style>
    <style:style style:name="Table11.A" style:family="table-column">
      <style:table-column-properties style:column-width="3.2944in"/>
    </style:style>
    <style:style style:name="Table11.B" style:family="table-column">
      <style:table-column-properties style:column-width="3.2951in"/>
    </style:style>
    <style:style style:name="Table11.1" style:family="table-row">
      <style:table-row-properties style:keep-together="true" fo:keep-together="auto"/>
    </style:style>
    <style:style style:name="Table11.A1" style:family="table-cell">
      <style:table-cell-properties style:vertical-align="middle" fo:background-color="transparent" fo:padding-left="0.0104in" fo:padding-right="0.0104in" fo:padding-top="0in" fo:padding-bottom="0in" fo:border="none">
        <style:background-image/>
      </style:table-cell-properties>
    </style:style>
    <style:style style:name="Table12" style:family="table">
      <style:table-properties style:width="6.5896in" fo:margin-left="0.5in" table:align="left" style:writing-mode="lr-tb"/>
    </style:style>
    <style:style style:name="Table12.A" style:family="table-column">
      <style:table-column-properties style:column-width="2.1965in"/>
    </style:style>
    <style:style style:name="Table12.1" style:family="table-row">
      <style:table-row-properties style:keep-together="true" fo:keep-together="auto"/>
    </style:style>
    <style:style style:name="Table12.A1" style:family="table-cell">
      <style:table-cell-properties style:vertical-align="middle" fo:background-color="transparent" fo:padding-left="0.0104in" fo:padding-right="0.0104in" fo:padding-top="0in" fo:padding-bottom="0in" fo:border="none">
        <style:background-image/>
      </style:table-cell-properties>
    </style:style>
    <style:style style:name="Table12.C1" style:family="table-cell">
      <style:table-cell-properties fo:background-color="transparent" fo:padding-left="0.0104in" fo:padding-right="0.0104in" fo:padding-top="0in" fo:padding-bottom="0in" fo:border="none">
        <style:background-image/>
      </style:table-cell-properties>
    </style:style>
    <style:style style:name="Table13" style:family="table">
      <style:table-properties style:width="6.5896in" fo:margin-left="0.5in" table:align="left" style:writing-mode="lr-tb"/>
    </style:style>
    <style:style style:name="Table13.A" style:family="table-column">
      <style:table-column-properties style:column-width="3.2944in"/>
    </style:style>
    <style:style style:name="Table13.B" style:family="table-column">
      <style:table-column-properties style:column-width="3.2951in"/>
    </style:style>
    <style:style style:name="Table13.1" style:family="table-row">
      <style:table-row-properties style:keep-together="true" fo:keep-together="auto"/>
    </style:style>
    <style:style style:name="Table13.A1" style:family="table-cell">
      <style:table-cell-properties style:vertical-align="middle" fo:background-color="transparent" fo:padding-left="0.0104in" fo:padding-right="0.0104in" fo:padding-top="0in" fo:padding-bottom="0in" fo:border="none">
        <style:background-image/>
      </style:table-cell-properties>
    </style:style>
    <style:style style:name="Table15" style:family="table">
      <style:table-properties style:width="7.0896in" table:align="left" style:writing-mode="lr-tb"/>
    </style:style>
    <style:style style:name="Table15.A" style:family="table-column">
      <style:table-column-properties style:column-width="6.7167in"/>
    </style:style>
    <style:style style:name="Table15.B" style:family="table-column">
      <style:table-column-properties style:column-width="0.372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5.A2" style:family="table-cell">
      <style:table-cell-properties fo:padding-left="0.0389in" fo:padding-right="0.0389in" fo:padding-top="0in" fo:padding-bottom="0in" fo:border="0.0007in solid #000000"/>
    </style:style>
    <style:style style:name="Table15.B2" style:family="table-cell">
      <style:table-cell-properties style:vertical-align="middle" fo:padding-left="0.0389in" fo:padding-right="0.0389in" fo:padding-top="0in" fo:padding-bottom="0in" fo:border="0.0007in solid #000000"/>
    </style:style>
    <style:style style:name="Table1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5.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18" style:family="table">
      <style:table-properties style:width="7.0896in" table:align="left" style:writing-mode="lr-tb"/>
    </style:style>
    <style:style style:name="Table18.A" style:family="table-column">
      <style:table-column-properties style:column-width="0.6708in"/>
    </style:style>
    <style:style style:name="Table18.B" style:family="table-column">
      <style:table-column-properties style:column-width="6.0458in"/>
    </style:style>
    <style:style style:name="Table18.C" style:family="table-column">
      <style:table-column-properties style:column-width="0.372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8.A2" style:family="table-cell">
      <style:table-cell-properties fo:padding-left="0.0389in" fo:padding-right="0.0389in" fo:padding-top="0in" fo:padding-bottom="0in" fo:border="0.0007in solid #000000"/>
    </style:style>
    <style:style style:name="Table18.C2" style:family="table-cell">
      <style:table-cell-properties style:vertical-align="middle" fo:padding-left="0.0389in" fo:padding-right="0.0389in" fo:padding-top="0in" fo:padding-bottom="0in" fo:border="0.0007in solid #000000"/>
    </style:style>
    <style:style style:name="Table1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1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 style:family="table">
      <style:table-properties style:width="7.059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81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7.059in" fo:margin-left="0.0104in" fo:margin-right="0.0208in" table:align="margins" style:writing-mode="lr-tb"/>
    </style:style>
    <style:style style:name="Table19.A" style:family="table-column">
      <style:table-column-properties style:column-width="0.791in" style:rel-column-width="7346*"/>
    </style:style>
    <style:style style:name="Table19.B" style:family="table-column">
      <style:table-column-properties style:column-width="6.2681in" style:rel-column-width="58189*"/>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B1"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7.059in" fo:margin-left="0.0104in" fo:margin-right="0.0208in" table:align="margins" style:writing-mode="lr-tb"/>
    </style:style>
    <style:style style:name="Table20.A" style:family="table-column">
      <style:table-column-properties style:column-width="0.791in" style:rel-column-width="7346*"/>
    </style:style>
    <style:style style:name="Table20.B" style:family="table-column">
      <style:table-column-properties style:column-width="6.2681in" style:rel-column-width="58189*"/>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7" style:family="paragraph" style:parent-style-name="Standard">
      <style:paragraph-properties fo:margin-left="0in" fo:margin-right="0in" fo:margin-top="0in" fo:margin-bottom="0in" fo:line-height="100%" fo:text-align="start" style:justify-single-word="false" fo:text-indent="0in" style:auto-text-indent="false" style:text-autospace="none" style:writing-mode="lr-tb"/>
    </style:style>
    <style:style style:name="P8" style:family="paragraph" style:parent-style-name="Standard">
      <style:paragraph-properties fo:margin-left="0in" fo:margin-right="0in" fo:text-indent="0in" style:auto-text-indent="false"/>
      <style:text-properties style:use-window-font-color="true" style:font-name="ArialMT" fo:font-size="10pt" style:font-name-asian="ArialMT" style:font-size-asian="10pt" style:font-name-complex="ArialMT" style:font-size-complex="10pt"/>
    </style:style>
    <style:style style:name="P9" style:family="paragraph" style:parent-style-name="Body">
      <style:paragraph-properties fo:margin-left="0in" fo:margin-right="0in" fo:text-indent="0in" style:auto-text-indent="false"/>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P10" style:family="paragraph" style:parent-style-name="Body">
      <style:paragraph-properties fo:margin-left="0in" fo:margin-right="0in" fo:text-align="start" style:justify-single-word="false" fo:text-indent="0in" style:auto-text-indent="false"/>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P11" style:family="paragraph" style:parent-style-name="Body">
      <style:paragraph-properties fo:margin-left="0in" fo:margin-right="0in" fo:text-align="start" style:justify-single-word="false" fo:text-indent="0in" style:auto-text-indent="false"/>
      <style:text-properties fo:color="#ff3333"/>
    </style:style>
    <style:style style:name="P12" style:family="paragraph" style:parent-style-name="Body">
      <style:paragraph-properties fo:text-align="start" style:justify-single-word="false"/>
    </style:style>
    <style:style style:name="P13" style:family="paragraph" style:parent-style-name="Body">
      <style:text-properties fo:color="#000000"/>
    </style:style>
    <style:style style:name="P14" style:family="paragraph" style:parent-style-name="Body">
      <style:text-properties fo:color="#000000" fo:font-style="normal" style:font-style-asian="normal" style:font-style-complex="normal"/>
    </style:style>
    <style:style style:name="P15" style:family="paragraph" style:parent-style-name="Body">
      <style:text-properties fo:color="#000000" fo:font-size="10pt" fo:font-style="normal" style:font-size-asian="10pt" style:font-style-asian="normal" style:font-size-complex="10pt" style:font-style-complex="normal"/>
    </style:style>
    <style:style style:name="P16" style:family="paragraph" style:parent-style-name="Body">
      <style:text-properties fo:color="#ff0000"/>
    </style:style>
    <style:style style:name="P17" style:family="paragraph" style:parent-style-name="Body">
      <style:text-properties fo:color="#ff0000" fo:font-style="italic" style:font-style-asian="italic"/>
    </style:style>
    <style:style style:name="P18" style:family="paragraph" style:parent-style-name="Body">
      <style:text-properties fo:color="#ff0000" style:font-name="Arial" fo:font-size="10pt" fo:language="en" fo:country="US" style:font-name-asian="Times New Roman" style:font-size-asian="10pt" style:font-name-complex="Times New Roman" style:font-size-complex="10pt" style:language-complex="ar" style:country-complex="SA"/>
    </style:style>
    <style:style style:name="P19" style:family="paragraph" style:parent-style-name="Body">
      <style:text-properties fo:language="en" fo:country="GB"/>
    </style:style>
    <style:style style:name="P2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1" style:family="paragraph" style:parent-style-name="Body">
      <style:text-properties fo:language="en" fo:country="US" style:language-complex="ar" style:country-complex="SA"/>
    </style:style>
    <style:style style:name="P22" style:family="paragraph" style:parent-style-name="Body">
      <style:paragraph-properties fo:text-align="center" style:justify-single-word="false"/>
      <style:text-properties style:use-window-font-color="true" fo:font-style="italic" style:font-style-asian="italic"/>
    </style:style>
    <style:style style:name="P23" style:family="paragraph" style:parent-style-name="Body">
      <style:text-properties fo:font-style="italic" style:font-style-asian="italic" style:font-style-complex="italic"/>
    </style:style>
    <style:style style:name="P24" style:family="paragraph" style:parent-style-name="Abstract">
      <style:text-properties fo:font-size="16pt" fo:font-weight="bold" style:font-size-asian="16pt" style:font-weight-asian="bold"/>
    </style:style>
    <style:style style:name="P25" style:family="paragraph" style:parent-style-name="Abstract">
      <style:text-properties fo:color="#ff0000" fo:font-style="italic" style:font-style-asian="italic"/>
    </style:style>
    <style:style style:name="P26" style:family="paragraph" style:parent-style-name="Body">
      <style:paragraph-properties fo:margin-left="0.1984in" fo:margin-right="0in" fo:text-indent="0in" style:auto-text-indent="false"/>
      <style:text-properties fo:color="#ff0000" style:font-name="Courier New1"/>
    </style:style>
    <style:style style:name="P27" style:family="paragraph" style:parent-style-name="Body">
      <style:paragraph-properties fo:margin-left="0.1984in" fo:margin-right="0in" fo:text-indent="0in" style:auto-text-indent="false"/>
      <style:text-properties fo:color="#000000" style:font-name="Courier New1"/>
    </style:style>
    <style:style style:name="P28" style:family="paragraph" style:parent-style-name="Body">
      <style:paragraph-properties fo:margin-left="0.1984in" fo:margin-right="0in" fo:text-indent="0in" style:auto-text-indent="false"/>
      <style:text-properties style:font-name="Courier New1"/>
    </style:style>
    <style:style style:name="P29" style:family="paragraph" style:parent-style-name="Body">
      <style:paragraph-properties fo:margin-left="0.2154in" fo:margin-right="0in" fo:text-indent="0in" style:auto-text-indent="false"/>
      <style:text-properties style:font-name="Courier New1"/>
    </style:style>
    <style:style style:name="P30" style:family="paragraph" style:parent-style-name="Body">
      <style:paragraph-properties fo:margin-left="0.1898in" fo:margin-right="0in" fo:text-indent="0in" style:auto-text-indent="false"/>
      <style:text-properties fo:color="#000000" style:font-name="Courier New1"/>
    </style:style>
    <style:style style:name="P31" style:family="paragraph" style:parent-style-name="CellBody">
      <style:paragraph-properties style:snap-to-layout-grid="false"/>
    </style:style>
    <style:style style:name="P32" style:family="paragraph" style:parent-style-name="CellBody">
      <style:text-properties fo:color="#000000" fo:font-style="italic" style:font-style-asian="italic"/>
    </style:style>
    <style:style style:name="P33" style:family="paragraph" style:parent-style-name="CellBody">
      <style:paragraph-properties style:snap-to-layout-grid="false"/>
      <style:text-properties fo:color="#000000" fo:font-style="italic" style:font-style-asian="italic"/>
    </style:style>
    <style:style style:name="P34" style:family="paragraph" style:parent-style-name="CellBody">
      <style:paragraph-properties style:snap-to-layout-grid="false"/>
      <style:text-properties fo:color="#000000"/>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Standard">
      <style:paragraph-properties fo:keep-with-next="always"/>
    </style:style>
    <style:style style:name="P38" style:family="paragraph" style:parent-style-name="Standard">
      <style:paragraph-properties fo:keep-with-next="always"/>
      <style:text-properties fo:font-size="10pt" fo:font-weight="bold" style:font-size-asian="10pt" style:font-weight-asian="bold" style:font-size-complex="10pt" style:font-weight-complex="bold"/>
    </style:style>
    <style:style style:name="P39" style:family="paragraph" style:parent-style-name="Standard">
      <style:paragraph-properties fo:line-height="0.0209in" fo:keep-with-next="always"/>
      <style:text-properties style:use-window-font-color="true" fo:font-size="12pt" style:font-size-asian="12pt" style:font-size-complex="12pt"/>
    </style:style>
    <style:style style:name="P40" style:family="paragraph" style:parent-style-name="Standard">
      <style:paragraph-properties fo:keep-together="always" fo:keep-with-next="always"/>
    </style:style>
    <style:style style:name="P41" style:family="paragraph" style:parent-style-name="Preformatted_20_Text">
      <style:paragraph-properties fo:margin-left="0.9in" fo:margin-right="0in" fo:text-indent="0in" style:auto-text-indent="false"/>
    </style:style>
    <style:style style:name="P42" style:family="paragraph" style:parent-style-name="Preformatted_20_Text">
      <style:paragraph-properties fo:margin-left="0.9in" fo:margin-right="0in" fo:margin-top="0in" fo:margin-bottom="0.1965in" fo:text-indent="0in" style:auto-text-indent="false"/>
    </style:style>
    <style:style style:name="P43" style:family="paragraph" style:parent-style-name="Preformatted_20_Text">
      <style:text-properties fo:font-variant="normal" fo:text-transform="none" fo:color="#000000" fo:letter-spacing="normal" fo:font-style="normal" fo:font-weight="normal"/>
    </style:style>
    <style:style style:name="P44" style:family="paragraph" style:parent-style-name="Preformatted_20_Text">
      <style:paragraph-properties fo:text-align="start" style:justify-single-word="false"/>
    </style:style>
    <style:style style:name="P45" style:family="paragraph" style:parent-style-name="Preformatted_20_Text">
      <style:text-properties style:font-name="ProductusOSGiMonoc" fo:font-size="9pt" style:font-name-asian="ProductusOSGiMonoc" style:font-size-asian="9pt" style:font-name-complex="ProductusOSGiMonoc" style:font-size-complex="9pt"/>
    </style:style>
    <style:style style:name="P46" style:family="paragraph" style:parent-style-name="Preformatted_20_Text">
      <style:paragraph-properties fo:margin-left="0.6043in" fo:margin-right="0in" fo:text-indent="0in" style:auto-text-indent="false"/>
    </style:style>
    <style:style style:name="P47" style:family="paragraph" style:parent-style-name="Text_20_body_20_indent">
      <style:paragraph-properties fo:text-align="start" style:justify-single-word="false"/>
    </style:style>
    <style:style style:name="P48" style:family="paragraph" style:parent-style-name="Standard">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P49" style:family="paragraph" style:parent-style-name="Standard">
      <style:text-properties style:use-window-font-color="true" style:text-outline="false" style:text-line-through-style="none" style:font-name="ArialMT" fo:font-size="10pt" fo:letter-spacing="normal" fo:font-style="normal" fo:text-shadow="none" style:text-underline-style="none" fo:font-weight="normal" style:letter-kerning="false" style:font-name-asian="ArialMT" style:font-size-asian="10pt" style:font-style-asian="normal" style:font-weight-asian="normal" style:font-name-complex="ArialMT" style:font-size-complex="10pt" style:text-emphasize="none"/>
    </style:style>
    <style:style style:name="P50" style:family="paragraph" style:parent-style-name="Standard">
      <style:paragraph-properties fo:text-align="start" style:justify-single-word="false" style:text-autospace="none"/>
      <style:text-properties style:use-window-font-color="true" style:font-name="SegoeUI" fo:font-size="10pt" style:font-name-asian="SegoeUI" style:font-size-asian="10pt" style:font-name-complex="SegoeUI" style:font-size-complex="10pt"/>
    </style:style>
    <style:style style:name="P51" style:family="paragraph" style:parent-style-name="Standard">
      <style:paragraph-properties style:text-autospace="none"/>
      <style:text-properties style:use-window-font-color="true" style:font-name="SegoeUI" fo:font-size="10pt" style:font-name-asian="SegoeUI" style:font-size-asian="10pt" style:font-name-complex="SegoeUI" style:font-size-complex="10pt"/>
    </style:style>
    <style:style style:name="P52" style:family="paragraph" style:parent-style-name="Standard">
      <style:paragraph-properties fo:text-align="start" style:justify-single-word="false" style:text-autospace="none"/>
      <style:text-properties style:use-window-font-color="true" style:font-name="ArialMT" fo:font-size="10pt" style:font-name-asian="ArialMT" style:font-size-asian="10pt" style:font-name-complex="ArialMT" style:font-size-complex="10pt"/>
    </style:style>
    <style:style style:name="P53" style:family="paragraph" style:parent-style-name="Standard">
      <style:paragraph-properties style:text-autospace="none"/>
      <style:text-properties style:use-window-font-color="true" style:font-name="ArialMT" fo:font-size="10pt" style:font-name-asian="ArialMT" style:font-size-asian="10pt" style:font-name-complex="ArialMT" style:font-size-complex="10pt"/>
    </style:style>
    <style:style style:name="P54" style:family="paragraph" style:parent-style-name="Standard">
      <style:paragraph-properties fo:text-align="start" style:justify-single-word="false" style:text-autospace="none"/>
      <style:text-properties style:use-window-font-color="true" style:font-name="ArialMT" fo:font-size="10pt" fo:background-color="transparent" style:font-name-asian="ArialMT" style:font-size-asian="10pt" style:font-name-complex="ArialMT" style:font-size-complex="10pt"/>
    </style:style>
    <style:style style:name="P55" style:family="paragraph" style:parent-style-name="Standard">
      <style:paragraph-properties style:text-autospace="none"/>
      <style:text-properties style:use-window-font-color="true" style:font-name="ArialMT" fo:font-size="10pt" fo:background-color="transparent" style:font-name-asian="ArialMT" style:font-size-asian="10pt" style:font-name-complex="ArialMT" style:font-size-complex="10pt"/>
    </style:style>
    <style:style style:name="P56" style:family="paragraph" style:parent-style-name="Standard">
      <style:paragraph-properties fo:line-height="0.1945in"/>
      <style:text-properties style:use-window-font-color="true"/>
    </style:style>
    <style:style style:name="P57" style:family="paragraph" style:parent-style-name="Standard">
      <style:paragraph-properties fo:line-height="0.1846in"/>
      <style:text-properties style:use-window-font-color="true"/>
    </style:style>
    <style:style style:name="P58" style:family="paragraph" style:parent-style-name="Standard">
      <style:paragraph-properties fo:line-height="0.0209in"/>
      <style:text-properties style:use-window-font-color="true" fo:font-size="12pt" style:font-size-asian="12pt" style:font-size-complex="12pt"/>
    </style:style>
    <style:style style:name="P59" style:family="paragraph" style:parent-style-name="Standard">
      <style:text-properties style:font-name="Arial" fo:font-size="9pt" fo:language="en" fo:country="US" style:font-size-asian="9pt" style:font-size-complex="9pt" style:language-complex="ar" style:country-complex="SA"/>
    </style:style>
    <style:style style:name="P60" style:family="paragraph" style:parent-style-name="Standard">
      <style:text-properties style:font-name="Arial" fo:language="en" fo:country="US" style:language-complex="ar" style:country-complex="SA"/>
    </style:style>
    <style:style style:name="P61" style:family="paragraph" style:parent-style-name="Standard">
      <style:paragraph-properties style:text-autospace="none"/>
    </style:style>
    <style:style style:name="P62" style:family="paragraph" style:parent-style-name="Standard">
      <style:paragraph-properties fo:text-align="start" style:justify-single-word="false" style:text-autospace="none"/>
      <style:text-properties fo:color="#ff3333" style:font-name="ArialMT" fo:font-size="10pt" style:font-name-asian="ArialMT" style:font-size-asian="10pt" style:font-name-complex="ArialMT" style:font-size-complex="10pt"/>
    </style:style>
    <style:style style:name="P63" style:family="paragraph" style:parent-style-name="Standard">
      <style:paragraph-properties fo:text-align="start" style:justify-single-word="false" style:text-autospace="none"/>
      <style:text-properties fo:color="#ff3333" style:font-name="SegoeUI" fo:font-size="10pt" style:font-name-asian="SegoeUI" style:font-size-asian="10pt" style:font-name-complex="SegoeUI" style:font-size-complex="10pt"/>
    </style:style>
    <style:style style:name="P64" style:family="paragraph" style:parent-style-name="Standard">
      <style:text-properties fo:color="#ff3333" style:text-outline="false" style:text-line-through-style="none" style:font-name="SegoeUI" fo:font-size="10pt" fo:letter-spacing="normal" fo:font-style="normal" fo:text-shadow="none" style:text-underline-style="none" fo:font-weight="normal" style:letter-kerning="false" style:font-name-asian="SegoeUI" style:font-size-asian="10pt" style:font-style-asian="normal" style:font-weight-asian="normal" style:font-name-complex="SegoeUI" style:font-size-complex="10pt" style:text-emphasize="none"/>
    </style:style>
    <style:style style:name="P65" style:family="paragraph" style:parent-style-name="Standard">
      <style:paragraph-properties fo:keep-together="always"/>
    </style:style>
    <style:style style:name="P66" style:family="paragraph" style:parent-style-name="Standard">
      <style:text-properties fo:font-size="10pt" style:font-size-asian="10pt" style:font-size-complex="10pt"/>
    </style:style>
    <style:style style:name="P67" style:family="paragraph" style:parent-style-name="Body">
      <style:paragraph-properties fo:margin-left="0.0083in" fo:margin-right="0in" fo:text-indent="0in" style:auto-text-indent="false"/>
      <style:text-properties fo:color="#000000" style:font-name="Arial"/>
    </style:style>
    <style:style style:name="P68" style:family="paragraph" style:parent-style-name="Standard">
      <style:paragraph-properties fo:margin-left="1in" fo:margin-right="0in" fo:text-indent="0in" style:auto-text-indent="false"/>
    </style:style>
    <style:style style:name="P69" style:family="paragraph" style:parent-style-name="Standard">
      <style:paragraph-properties fo:margin-left="1in" fo:margin-right="0in" fo:text-indent="0in" style:auto-text-indent="false"/>
      <style:text-properties fo:font-size="10pt" style:font-size-asian="10pt" style:font-size-complex="10pt"/>
    </style:style>
    <style:style style:name="P70" style:family="paragraph" style:parent-style-name="Standard">
      <style:paragraph-properties fo:margin-top="0in" fo:margin-bottom="0.1945in"/>
    </style:style>
    <style:style style:name="P71" style:family="paragraph" style:parent-style-name="Standard">
      <style:paragraph-properties fo:margin-top="0in" fo:margin-bottom="0.1945in"/>
      <style:text-properties fo:font-size="9pt" style:font-size-asian="9pt" style:font-size-complex="9pt"/>
    </style:style>
    <style:style style:name="P72" style:family="paragraph" style:parent-style-name="Standard">
      <style:paragraph-properties fo:margin-top="0in" fo:margin-bottom="0.1945in" fo:keep-together="always"/>
    </style:style>
    <style:style style:name="P73" style:family="paragraph" style:parent-style-name="Standard">
      <style:paragraph-properties fo:margin-top="0.0374in" fo:margin-bottom="0.0374in"/>
    </style:style>
    <style:style style:name="P74" style:family="paragraph" style:parent-style-name="Standard">
      <style:paragraph-properties fo:margin-top="0.0374in" fo:margin-bottom="0.0374in"/>
      <style:text-properties fo:font-size="9pt" style:font-size-asian="9pt" style:font-size-complex="9pt"/>
    </style:style>
    <style:style style:name="P75" style:family="paragraph" style:parent-style-name="Standard">
      <style:paragraph-properties fo:margin-top="0.0374in" fo:margin-bottom="0.0374in" fo:text-align="center" style:justify-single-word="false"/>
      <style:text-properties fo:font-size="9pt" style:font-size-asian="9pt" style:font-size-complex="9pt"/>
    </style:style>
    <style:style style:name="P76" style:family="paragraph" style:parent-style-name="Standard">
      <style:paragraph-properties fo:margin-top="0.0374in" fo:margin-bottom="0.0374in"/>
      <style:text-properties fo:font-size="10pt" style:font-size-asian="10pt" style:font-size-complex="10pt"/>
    </style:style>
    <style:style style:name="P77" style:family="paragraph" style:parent-style-name="Standard">
      <style:paragraph-properties fo:margin-top="0.0374in" fo:margin-bottom="0.0374in"/>
      <style:text-properties fo:font-size="10pt" fo:font-weight="normal" style:font-size-asian="10pt" style:font-weight-asian="normal" style:font-size-complex="10pt" style:font-weight-complex="normal"/>
    </style:style>
    <style:style style:name="P78" style:family="paragraph" style:parent-style-name="Standard">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9" style:family="paragraph" style:parent-style-name="Standard">
      <style:paragraph-properties fo:margin-top="0.0374in" fo:margin-bottom="0.0374in"/>
      <style:text-properties fo:color="#000000" fo:font-size="10pt" style:font-size-asian="10pt" style:font-size-complex="10pt"/>
    </style:style>
    <style:style style:name="P80" style:family="paragraph" style:parent-style-name="Standard">
      <style:paragraph-properties fo:margin-top="0.0374in" fo:margin-bottom="0.0374in" fo:text-align="center" style:justify-single-word="false"/>
      <style:text-properties style:use-window-font-color="true"/>
    </style:style>
    <style:style style:name="P81" style:family="paragraph" style:parent-style-name="Standard">
      <style:paragraph-properties fo:margin-top="0.0374in" fo:margin-bottom="0.0374in" fo:keep-with-next="always"/>
      <style:text-properties fo:font-size="10pt" fo:font-weight="bold" style:font-size-asian="10pt" style:font-weight-asian="bold" style:font-size-complex="10pt" style:font-weight-complex="bold"/>
    </style:style>
    <style:style style:name="P82" style:family="paragraph" style:parent-style-name="Standard">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83" style:family="paragraph" style:parent-style-name="Standard">
      <style:paragraph-properties fo:margin-top="0.0374in" fo:margin-bottom="0.0374in" fo:keep-with-next="always"/>
      <style:text-properties style:use-window-font-color="true"/>
    </style:style>
    <style:style style:name="P84" style:family="paragraph" style:parent-style-name="Standard">
      <style:paragraph-properties fo:margin-top="0.0374in" fo:margin-bottom="0.0374in" fo:text-align="center" style:justify-single-word="false" fo:keep-with-next="always"/>
      <style:text-properties style:use-window-font-color="true"/>
    </style:style>
    <style:style style:name="P85" style:family="paragraph" style:parent-style-name="Standard">
      <style:paragraph-properties fo:margin-top="0.1945in" fo:margin-bottom="0in"/>
    </style:style>
    <style:style style:name="P86" style:family="paragraph" style:parent-style-name="Standard">
      <style:paragraph-properties fo:margin-top="0.1945in" fo:margin-bottom="0in"/>
      <style:text-properties fo:font-size="10pt" style:font-size-asian="10pt" style:font-size-complex="10pt"/>
    </style:style>
    <style:style style:name="P87" style:family="paragraph" style:parent-style-name="Standard">
      <style:paragraph-properties fo:margin-top="0.1945in" fo:margin-bottom="0in"/>
      <style:text-properties fo:font-size="10pt" fo:font-weight="bold" style:font-size-asian="10pt" style:font-weight-asian="bold" style:font-size-complex="10pt" style:font-weight-complex="bold"/>
    </style:style>
    <style:style style:name="P88" style:family="paragraph" style:parent-style-name="Standard">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9" style:family="paragraph" style:parent-style-name="Standard">
      <style:paragraph-properties fo:margin-top="0.1945in" fo:margin-bottom="0in" fo:keep-together="always" fo:keep-with-next="always"/>
    </style:style>
    <style:style style:name="P90" style:family="paragraph" style:parent-style-name="Standard">
      <style:paragraph-properties fo:margin-left="0.5in" fo:margin-right="0in" fo:margin-top="0in" fo:margin-bottom="0.1945in" fo:text-indent="0in" style:auto-text-indent="false"/>
    </style:style>
    <style:style style:name="P91" style:family="paragraph" style:parent-style-name="Standard">
      <style:paragraph-properties fo:margin-left="0.5in" fo:margin-right="0in" fo:margin-top="0in" fo:margin-bottom="0.1945in" fo:text-indent="0in" style:auto-text-indent="false"/>
      <style:text-properties fo:font-size="10pt" style:font-size-asian="10pt" style:font-size-complex="10pt"/>
    </style:style>
    <style:style style:name="P92" style:family="paragraph" style:parent-style-name="Standard">
      <style:paragraph-properties fo:margin-left="0.5in" fo:margin-right="0in" fo:margin-top="0in" fo:margin-bottom="0.1665in" fo:text-indent="0in" style:auto-text-indent="false"/>
    </style:style>
    <style:style style:name="P93" style:family="paragraph" style:parent-style-name="Standard">
      <style:paragraph-properties fo:margin-left="0.5in" fo:margin-right="0in" fo:margin-top="0in" fo:margin-bottom="0.1665in" fo:text-indent="0in" style:auto-text-indent="false"/>
      <style:text-properties fo:font-size="10pt" style:font-size-asian="10pt" style:font-size-complex="10pt"/>
    </style:style>
    <style:style style:name="P94" style:family="paragraph" style:parent-style-name="Standard">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95" style:family="paragraph" style:parent-style-name="Standard">
      <style:paragraph-properties fo:margin-left="0.5in" fo:margin-right="0in" fo:margin-top="0.1665in" fo:margin-bottom="0.1665in" fo:text-indent="0in" style:auto-text-indent="false"/>
      <style:text-properties fo:font-size="10pt" style:font-size-asian="10pt" style:font-size-complex="10pt"/>
    </style:style>
    <style:style style:name="P96" style:family="paragraph" style:parent-style-name="Standard">
      <style:paragraph-properties fo:margin-left="0.5in" fo:margin-right="0in" fo:text-indent="0in" style:auto-text-indent="false"/>
    </style:style>
    <style:style style:name="P97" style:family="paragraph" style:parent-style-name="Standard">
      <style:paragraph-properties fo:margin-top="0.1945in" fo:margin-bottom="0.1945in"/>
      <style:text-properties fo:font-size="16pt" fo:font-weight="bold" style:font-size-asian="16pt" style:font-weight-asian="bold" style:font-size-complex="16pt" style:font-weight-complex="bold"/>
    </style:style>
    <style:style style:name="P98" style:family="paragraph" style:parent-style-name="Standard">
      <style:paragraph-properties fo:margin-top="0in" fo:margin-bottom="0.1665in"/>
    </style:style>
    <style:style style:name="P99" style:family="paragraph" style:parent-style-name="Standard">
      <style:paragraph-properties fo:margin-top="0in" fo:margin-bottom="0.1665in"/>
      <style:text-properties fo:font-size="10pt" style:font-size-asian="10pt" style:font-size-complex="10pt"/>
    </style:style>
    <style:style style:name="P100" style:family="paragraph" style:parent-style-name="Standard">
      <style:paragraph-properties fo:margin-top="0.1736in" fo:margin-bottom="0.1945in" fo:keep-together="always"/>
    </style:style>
    <style:style style:name="P101" style:family="paragraph" style:parent-style-name="Standard">
      <style:paragraph-properties fo:margin-top="0.1929in" fo:margin-bottom="0.1846in" fo:line-height="0.0008in" fo:padding="0in" fo:border-left="none" fo:border-right="none" fo:border-top="0.0138in solid #808080" fo:border-bottom="none"/>
      <style:text-properties style:use-window-font-color="true"/>
    </style:style>
    <style:style style:name="P102" style:family="paragraph" style:parent-style-name="Standard">
      <style:paragraph-properties fo:margin-top="0.0319in" fo:margin-bottom="0.0319in" fo:keep-with-next="always"/>
      <style:text-properties style:use-window-font-color="true"/>
    </style:style>
    <style:style style:name="P103" style:family="paragraph" style:parent-style-name="Standard">
      <style:paragraph-properties fo:margin-top="0.0319in" fo:margin-bottom="0.0319in" fo:text-align="center" style:justify-single-word="false" fo:keep-with-next="always"/>
      <style:text-properties style:use-window-font-color="true"/>
    </style:style>
    <style:style style:name="P104" style:family="paragraph" style:parent-style-name="Standard">
      <style:paragraph-properties fo:margin-top="0.0319in" fo:margin-bottom="0.0319in"/>
    </style:style>
    <style:style style:name="P105" style:family="paragraph" style:parent-style-name="Standard">
      <style:paragraph-properties fo:margin-top="0.0319in" fo:margin-bottom="0.0319in" fo:text-align="end" style:justify-single-word="false"/>
      <style:text-properties style:use-window-font-color="true"/>
    </style:style>
    <style:style style:name="P106" style:family="paragraph" style:parent-style-name="Standard">
      <style:paragraph-properties fo:margin-top="0.0319in" fo:margin-bottom="0.0319in" fo:text-align="center" style:justify-single-word="false"/>
      <style:text-properties style:use-window-font-color="true"/>
    </style:style>
    <style:style style:name="P107" style:family="paragraph" style:parent-style-name="Standard">
      <style:paragraph-properties fo:margin-top="0.0319in" fo:margin-bottom="0.0319in" fo:text-align="end" style:justify-single-word="false"/>
    </style:style>
    <style:style style:name="P108" style:family="paragraph" style:parent-style-name="Standard">
      <style:paragraph-properties fo:margin-top="0.0319in" fo:margin-bottom="0in"/>
    </style:style>
    <style:style style:name="P109" style:family="paragraph" style:parent-style-name="Standard">
      <style:paragraph-properties fo:margin-left="0in" fo:margin-right="0in" fo:margin-top="0.028in" fo:margin-bottom="0.0319in" fo:text-indent="0.4165in" style:auto-text-indent="false"/>
    </style:style>
    <style:style style:name="P110" style:family="paragraph" style:parent-style-name="Standard">
      <style:paragraph-properties fo:margin-left="0in" fo:margin-right="0in" fo:margin-top="0.028in" fo:margin-bottom="0.0319in" fo:text-indent="0.4165in" style:auto-text-indent="false"/>
      <style:text-properties fo:color="#000000" fo:font-size="10pt" style:font-size-asian="10pt" style:font-size-complex="10pt"/>
    </style:style>
    <style:style style:name="P111" style:family="paragraph" style:parent-style-name="Standard">
      <style:paragraph-properties fo:margin-top="0.2516in" fo:margin-bottom="0in" fo:line-height="0.0008in" fo:padding="0in" fo:border-left="none" fo:border-right="none" fo:border-top="0.0138in solid #808080" fo:border-bottom="none"/>
      <style:text-properties style:use-window-font-color="true"/>
    </style:style>
    <style:style style:name="P112" style:family="paragraph" style:parent-style-name="Standard">
      <style:paragraph-properties fo:margin-top="0.0102in" fo:margin-bottom="0.0102in" fo:text-align="center" style:justify-single-word="false" fo:keep-with-next="always"/>
    </style:style>
    <style:style style:name="P113" style:family="paragraph" style:parent-style-name="Standard">
      <style:paragraph-properties fo:margin-top="0.1736in" fo:margin-bottom="0in" fo:keep-together="always" fo:keep-with-next="always"/>
    </style:style>
    <style:style style:name="P114" style:family="paragraph" style:parent-style-name="Standard">
      <style:paragraph-properties fo:margin-top="0.0571in" fo:margin-bottom="0in" fo:line-height="0.0008in" fo:padding="0in" fo:border-left="none" fo:border-right="none" fo:border-top="0.0138in solid #808080" fo:border-bottom="none"/>
      <style:text-properties style:use-window-font-color="true"/>
    </style:style>
    <style:style style:name="P115" style:family="paragraph" style:parent-style-name="Standard">
      <style:paragraph-properties fo:margin-top="0.222in" fo:margin-bottom="0.0835in" fo:padding-left="0in" fo:padding-right="0in" fo:padding-top="0.028in" fo:padding-bottom="0in" fo:border-left="none" fo:border-right="none" fo:border-top="0.0008in solid #808080" fo:border-bottom="none"/>
    </style:style>
    <style:style style:name="P116" style:family="paragraph" style:parent-style-name="Detail_20_Heading">
      <style:paragraph-properties fo:padding="0.0236in" fo:border="0.0008in solid #666666"/>
      <style:text-properties fo:color="#000000"/>
    </style:style>
    <style:style style:name="P117" style:family="paragraph" style:parent-style-name="Detail_20_Heading">
      <style:paragraph-properties fo:margin-top="0.0807in" fo:margin-bottom="0.0193in" fo:padding="0.0236in" fo:border="0.0008in solid #666666"/>
      <style:text-properties fo:color="#000000"/>
    </style:style>
    <style:style style:name="P118" style:family="paragraph" style:parent-style-name="List_20_Heading">
      <style:text-properties fo:color="#000000" fo:font-size="10pt" style:font-size-asian="10pt" style:font-size-complex="10pt"/>
    </style:style>
    <style:style style:name="P119" style:family="paragraph" style:parent-style-name="Item_20_Heading">
      <style:text-properties fo:color="#000000"/>
    </style:style>
    <style:style style:name="P120" style:family="paragraph" style:parent-style-name="Item_20_Heading">
      <style:paragraph-properties fo:margin-top="0.1693in" fo:margin-bottom="0.161in"/>
      <style:text-properties fo:color="#000000"/>
    </style:style>
    <style:style style:name="P121" style:family="paragraph" style:parent-style-name="Standard" style:list-style-name="L3">
      <style:text-properties style:use-window-font-color="true" style:font-name="ArialMT" fo:font-size="10pt" fo:background-color="transparent" style:font-name-asian="ArialMT" style:font-size-asian="10pt" style:font-name-complex="ArialMT" style:font-size-complex="10pt"/>
    </style:style>
    <style:style style:name="P122" style:family="paragraph" style:parent-style-name="Standard" style:list-style-name="RTF_5f_Num_20_2">
      <style:paragraph-properties fo:margin-left="0in" fo:margin-right="0in" fo:text-indent="0in" style:auto-text-indent="false">
        <style:tab-stops/>
      </style:paragraph-properties>
    </style:style>
    <style:style style:name="P123" style:family="paragraph" style:parent-style-name="Standard" style:list-style-name="RTF_5f_Num_20_3">
      <style:paragraph-properties fo:margin-left="0in" fo:margin-right="0in" fo:text-indent="0in" style:auto-text-indent="false">
        <style:tab-stops/>
      </style:paragraph-properties>
    </style:style>
    <style:style style:name="P124" style:family="paragraph" style:parent-style-name="Standard" style:list-style-name="RTF_5f_Num_20_4">
      <style:paragraph-properties fo:margin-left="0in" fo:margin-right="0in" fo:text-indent="0in" style:auto-text-indent="false">
        <style:tab-stops/>
      </style:paragraph-properties>
    </style:style>
    <style:style style:name="P125" style:family="paragraph" style:parent-style-name="Standard" style:list-style-name="RTF_5f_Num_20_6">
      <style:paragraph-properties fo:margin-left="0in" fo:margin-right="0in" fo:text-indent="0in" style:auto-text-indent="false">
        <style:tab-stops/>
      </style:paragraph-properties>
    </style:style>
    <style:style style:name="P126" style:family="paragraph" style:parent-style-name="Standard" style:list-style-name="RTF_5f_Num_20_7">
      <style:paragraph-properties fo:margin-left="0in" fo:margin-right="0in" fo:text-indent="0in" style:auto-text-indent="false">
        <style:tab-stops/>
      </style:paragraph-properties>
    </style:style>
    <style:style style:name="P127" style:family="paragraph" style:parent-style-name="Standard" style:list-style-name="RTF_5f_Num_20_8">
      <style:paragraph-properties fo:margin-left="0in" fo:margin-right="0in" fo:text-indent="0in" style:auto-text-indent="false">
        <style:tab-stops/>
      </style:paragraph-properties>
    </style:style>
    <style:style style:name="P128" style:family="paragraph" style:parent-style-name="Standard" style:list-style-name="RTF_5f_Num_20_9">
      <style:paragraph-properties fo:margin-left="0in" fo:margin-right="0in" fo:text-indent="0in" style:auto-text-indent="false">
        <style:tab-stops/>
      </style:paragraph-properties>
    </style:style>
    <style:style style:name="P129" style:family="paragraph" style:parent-style-name="Standard" style:list-style-name="RTF_5f_Num_20_10">
      <style:paragraph-properties fo:margin-left="0in" fo:margin-right="0in" fo:text-indent="0in" style:auto-text-indent="false">
        <style:tab-stops/>
      </style:paragraph-properties>
    </style:style>
    <style:style style:name="P130" style:family="paragraph" style:parent-style-name="Standard" style:list-style-name="RTF_5f_Num_20_12">
      <style:paragraph-properties fo:margin-left="0in" fo:margin-right="0in" fo:text-indent="0in" style:auto-text-indent="false">
        <style:tab-stops/>
      </style:paragraph-properties>
    </style:style>
    <style:style style:name="P131" style:family="paragraph" style:parent-style-name="Standard" style:list-style-name="RTF_5f_Num_20_13">
      <style:paragraph-properties fo:margin-left="0in" fo:margin-right="0in" fo:text-indent="0in" style:auto-text-indent="false">
        <style:tab-stops/>
      </style:paragraph-properties>
    </style:style>
    <style:style style:name="P132" style:family="paragraph" style:parent-style-name="Standard" style:list-style-name="RTF_5f_Num_20_14">
      <style:paragraph-properties fo:margin-left="0in" fo:margin-right="0in" fo:text-indent="0in" style:auto-text-indent="false">
        <style:tab-stops/>
      </style:paragraph-properties>
    </style:style>
    <style:style style:name="P133" style:family="paragraph" style:parent-style-name="Standard" style:list-style-name="RTF_5f_Num_20_15">
      <style:paragraph-properties fo:margin-left="0in" fo:margin-right="0in" fo:text-indent="0in" style:auto-text-indent="false">
        <style:tab-stops/>
      </style:paragraph-properties>
    </style:style>
    <style:style style:name="P134" style:family="paragraph" style:parent-style-name="Standard" style:list-style-name="RTF_5f_Num_20_16">
      <style:paragraph-properties fo:margin-left="0in" fo:margin-right="0in" fo:text-indent="0in" style:auto-text-indent="false">
        <style:tab-stops/>
      </style:paragraph-properties>
    </style:style>
    <style:style style:name="P135" style:family="paragraph" style:parent-style-name="Standard" style:list-style-name="RTF_5f_Num_20_4">
      <style:paragraph-properties fo:margin-left="0in" fo:margin-right="0in" fo:text-indent="0in" style:auto-text-indent="false">
        <style:tab-stops/>
      </style:paragraph-properties>
      <style:text-properties style:use-window-font-color="true"/>
    </style:style>
    <style:style style:name="P136" style:family="paragraph" style:parent-style-name="Standard" style:list-style-name="RTF_5f_Num_20_7">
      <style:paragraph-properties fo:margin-left="0in" fo:margin-right="0in" fo:text-indent="0in" style:auto-text-indent="false">
        <style:tab-stops/>
      </style:paragraph-properties>
      <style:text-properties style:use-window-font-color="true"/>
    </style:style>
    <style:style style:name="P137" style:family="paragraph" style:parent-style-name="Standard" style:list-style-name="RTF_5f_Num_20_10">
      <style:paragraph-properties fo:margin-left="0in" fo:margin-right="0in" fo:text-indent="0in" style:auto-text-indent="false">
        <style:tab-stops/>
      </style:paragraph-properties>
      <style:text-properties style:use-window-font-color="true"/>
    </style:style>
    <style:style style:name="P138" style:family="paragraph" style:parent-style-name="Standard" style:list-style-name="RTF_5f_Num_20_5">
      <style:paragraph-properties fo:margin-left="0in" fo:margin-right="0in" fo:text-indent="0in" style:auto-text-indent="false">
        <style:tab-stops/>
      </style:paragraph-properties>
      <style:text-properties fo:color="#000000" fo:font-size="10pt" style:font-size-asian="10pt" style:font-size-complex="10pt"/>
    </style:style>
    <style:style style:name="P139" style:family="paragraph" style:parent-style-name="Standard" style:list-style-name="RTF_5f_Num_20_7">
      <style:paragraph-properties fo:margin-left="0in" fo:margin-right="0in" fo:text-indent="0in" style:auto-text-indent="false">
        <style:tab-stops/>
      </style:paragraph-properties>
      <style:text-properties fo:color="#000000" fo:font-size="10pt" style:font-size-asian="10pt" style:font-size-complex="10pt"/>
    </style:style>
    <style:style style:name="P140" style:family="paragraph" style:parent-style-name="Standard" style:list-style-name="RTF_5f_Num_20_10">
      <style:paragraph-properties fo:margin-left="0in" fo:margin-right="0in" fo:text-indent="0in" style:auto-text-indent="false">
        <style:tab-stops/>
      </style:paragraph-properties>
      <style:text-properties fo:color="#000000" fo:font-size="10pt" style:font-size-asian="10pt" style:font-size-complex="10pt"/>
    </style:style>
    <style:style style:name="P141" style:family="paragraph" style:parent-style-name="Standard" style:list-style-name="RTF_5f_Num_20_11">
      <style:paragraph-properties fo:margin-left="0in" fo:margin-right="0in" fo:text-indent="0in" style:auto-text-indent="false">
        <style:tab-stops/>
      </style:paragraph-properties>
      <style:text-properties fo:color="#000000" fo:font-size="10pt" style:font-size-asian="10pt" style:font-size-complex="10pt"/>
    </style:style>
    <style:style style:name="P142" style:family="paragraph" style:parent-style-name="Standard" style:list-style-name="RTF_5f_Num_20_12">
      <style:paragraph-properties fo:margin-left="0in" fo:margin-right="0in" fo:text-indent="0in" style:auto-text-indent="false">
        <style:tab-stops/>
      </style:paragraph-properties>
      <style:text-properties fo:color="#000000" fo:font-size="10pt" style:font-size-asian="10pt" style:font-size-complex="10pt"/>
    </style:style>
    <style:style style:name="P143" style:family="paragraph" style:parent-style-name="Standard" style:list-style-name="RTF_5f_Num_20_13">
      <style:paragraph-properties fo:margin-left="0in" fo:margin-right="0in" fo:text-indent="0in" style:auto-text-indent="false">
        <style:tab-stops/>
      </style:paragraph-properties>
      <style:text-properties fo:color="#000000" fo:font-size="10pt" style:font-size-asian="10pt" style:font-size-complex="10pt"/>
    </style:style>
    <style:style style:name="P144" style:family="paragraph" style:parent-style-name="Standard" style:list-style-name="RTF_5f_Num_20_15">
      <style:paragraph-properties fo:margin-left="0in" fo:margin-right="0in" fo:text-indent="0in" style:auto-text-indent="false">
        <style:tab-stops/>
      </style:paragraph-properties>
      <style:text-properties fo:color="#000000" fo:font-size="10pt" style:font-size-asian="10pt" style:font-size-complex="10pt"/>
    </style:style>
    <style:style style:name="P145" style:family="paragraph" style:parent-style-name="Standard" style:list-style-name="RTF_5f_Num_20_16">
      <style:paragraph-properties fo:margin-left="0in" fo:margin-right="0in" fo:text-indent="0in" style:auto-text-indent="false">
        <style:tab-stops/>
      </style:paragraph-properties>
      <style:text-properties fo:color="#000000" fo:font-size="10pt" style:font-size-asian="10pt" style:font-size-complex="10pt"/>
    </style:style>
    <style:style style:name="P146" style:family="paragraph" style:parent-style-name="Standard" style:list-style-name="RTF_5f_Num_20_2">
      <style:paragraph-properties fo:margin-left="0in" fo:margin-right="0in" fo:margin-top="0in" fo:margin-bottom="0.1665in" fo:text-indent="0in" style:auto-text-indent="false">
        <style:tab-stops/>
      </style:paragraph-properties>
    </style:style>
    <style:style style:name="P147" style:family="paragraph" style:parent-style-name="Standard" style:list-style-name="RTF_5f_Num_20_3">
      <style:paragraph-properties fo:margin-left="0in" fo:margin-right="0in" fo:margin-top="0in" fo:margin-bottom="0.1665in" fo:text-indent="0in" style:auto-text-indent="false">
        <style:tab-stops/>
      </style:paragraph-properties>
    </style:style>
    <style:style style:name="P148" style:family="paragraph" style:parent-style-name="Standard" style:list-style-name="RTF_5f_Num_20_4">
      <style:paragraph-properties fo:margin-left="0in" fo:margin-right="0in" fo:margin-top="0in" fo:margin-bottom="0.1665in" fo:text-indent="0in" style:auto-text-indent="false">
        <style:tab-stops/>
      </style:paragraph-properties>
    </style:style>
    <style:style style:name="P149" style:family="paragraph" style:parent-style-name="Standard" style:list-style-name="RTF_5f_Num_20_6">
      <style:paragraph-properties fo:margin-left="0in" fo:margin-right="0in" fo:margin-top="0in" fo:margin-bottom="0.1665in" fo:text-indent="0in" style:auto-text-indent="false">
        <style:tab-stops/>
      </style:paragraph-properties>
    </style:style>
    <style:style style:name="P150" style:family="paragraph" style:parent-style-name="Standard" style:list-style-name="RTF_5f_Num_20_13">
      <style:paragraph-properties fo:margin-left="0in" fo:margin-right="0in" fo:margin-top="0in" fo:margin-bottom="0.1665in" fo:text-indent="0in" style:auto-text-indent="false">
        <style:tab-stops/>
      </style:paragraph-properties>
    </style:style>
    <style:style style:name="P151" style:family="paragraph" style:parent-style-name="Standard" style:list-style-name="RTF_5f_Num_20_15">
      <style:paragraph-properties fo:margin-left="0in" fo:margin-right="0in" fo:margin-top="0in" fo:margin-bottom="0.1665in" fo:text-indent="0in" style:auto-text-indent="false">
        <style:tab-stops/>
      </style:paragraph-properties>
    </style:style>
    <style:style style:name="P152" style:family="paragraph" style:parent-style-name="Standard" style:list-style-name="RTF_5f_Num_20_5">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3" style:family="paragraph" style:parent-style-name="Standard" style:list-style-name="RTF_5f_Num_20_8">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4" style:family="paragraph" style:parent-style-name="Standard" style:list-style-name="RTF_5f_Num_20_10">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5" style:family="paragraph" style:parent-style-name="Standard" style:list-style-name="RTF_5f_Num_20_16">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156" style:family="paragraph" style:parent-style-name="Standard" style:list-style-name="RTF_5f_Num_20_9">
      <style:paragraph-properties fo:margin-left="0in" fo:margin-right="0in" fo:margin-top="0in" fo:margin-bottom="0.1665in" fo:text-indent="0in" style:auto-text-indent="false">
        <style:tab-stops/>
      </style:paragraph-properties>
      <style:text-properties style:use-window-font-color="true"/>
    </style:style>
    <style:style style:name="P157" style:family="paragraph" style:parent-style-name="Standard" style:list-style-name="RTF_5f_Num_20_7">
      <style:paragraph-properties fo:margin-left="0in" fo:margin-right="0in" fo:margin-top="0in" fo:margin-bottom="0.1945in" fo:text-indent="0in" style:auto-text-indent="false">
        <style:tab-stops/>
      </style:paragraph-properties>
    </style:style>
    <style:style style:name="P158" style:family="paragraph" style:parent-style-name="Standard" style:list-style-name="RTF_5f_Num_20_12">
      <style:paragraph-properties fo:margin-left="0in" fo:margin-right="0in" fo:margin-top="0in" fo:margin-bottom="0.1945in" fo:text-indent="0in" style:auto-text-indent="false">
        <style:tab-stops/>
      </style:paragraph-properties>
      <style:text-properties style:use-window-font-color="true"/>
    </style:style>
    <style:style style:name="P159" style:family="paragraph" style:parent-style-name="Standard" style:list-style-name="RTF_5f_Num_20_14">
      <style:paragraph-properties fo:margin-left="0in" fo:margin-right="0in" fo:margin-top="0in" fo:margin-bottom="0.1945in" fo:text-indent="0in" style:auto-text-indent="false">
        <style:tab-stops/>
      </style:paragraph-properties>
      <style:text-properties fo:color="#000000" fo:font-size="10pt" style:font-size-asian="10pt" style:font-size-complex="10pt"/>
    </style:style>
    <style:style style:name="P160" style:family="paragraph" style:parent-style-name="Standard">
      <style:paragraph-properties fo:margin-top="0.0102in" fo:margin-bottom="0.0102in" fo:text-align="center" style:justify-single-word="false" fo:keep-with-next="always"/>
      <style:text-properties fo:font-size="10pt" fo:font-weight="bold" style:font-size-asian="10pt" style:font-weight-asian="bold" style:font-size-complex="10pt" style:font-weight-complex="bold"/>
    </style:style>
    <style:style style:name="P161" style:family="paragraph" style:parent-style-name="Standard">
      <style:paragraph-properties fo:margin-top="0.0102in" fo:margin-bottom="0.0102in"/>
      <style:text-properties fo:font-size="10pt" style:font-size-asian="10pt" style:font-size-complex="10pt"/>
    </style:style>
    <style:style style:name="P162" style:family="paragraph" style:parent-style-name="Heading_20_1">
      <style:text-properties fo:color="#000000"/>
    </style:style>
    <style:style style:name="P163" style:family="paragraph" style:parent-style-name="Heading_20_1">
      <style:paragraph-properties fo:break-before="page"/>
    </style:style>
    <style:style style:name="P164" style:family="paragraph" style:parent-style-name="Heading_20_2">
      <style:text-properties fo:color="#000000" style:text-outline="false" style:text-line-through-style="none" style:font-name="Arial" fo:font-size="14pt" fo:letter-spacing="normal" fo:language="en" fo:country="GB" fo:font-style="normal" fo:text-shadow="none" style:text-underline-style="none" fo:font-weight="bold" style:letter-kerning="false" style:font-name-asian="Times New Roman" style:font-size-asian="14pt" style:font-style-asian="normal" style:font-weight-asian="bold" style:font-name-complex="Times New Roman" style:font-size-complex="14pt" style:language-complex="ar" style:country-complex="SA" style:font-weight-complex="bold" style:text-emphasize="none"/>
    </style:style>
    <style:style style:name="P165" style:family="paragraph" style:parent-style-name="Heading_20_2">
      <style:text-properties fo:language="en" fo:country="US" style:language-complex="ar" style:country-complex="SA"/>
    </style:style>
    <style:style style:name="P166" style:family="paragraph" style:parent-style-name="Heading_20_2">
      <style:paragraph-properties fo:text-align="start" style:justify-single-word="false"/>
    </style:style>
    <style:style style:name="P167" style:family="paragraph" style:parent-style-name="Heading_20_3">
      <style:text-properties fo:color="#000000" style:text-outline="false" style:text-line-through-style="none" style:font-name="Arial" fo:font-size="14pt" fo:letter-spacing="normal" fo:language="en" fo:country="GB" fo:font-style="normal" fo:text-shadow="none" style:text-underline-style="none" fo:font-weight="bold" style:letter-kerning="false" style:font-name-asian="Times New Roman" style:font-size-asian="14pt" style:font-style-asian="normal" style:font-weight-asian="bold" style:font-name-complex="Times New Roman" style:font-size-complex="14pt" style:language-complex="ar" style:country-complex="SA" style:font-weight-complex="bold" style:text-emphasize="none"/>
    </style:style>
    <style:style style:name="P168" style:family="paragraph" style:parent-style-name="Heading_20_3">
      <style:text-properties style:font-name="ArialMT" style:font-name-asian="ArialMT" style:font-name-complex="ArialMT"/>
    </style:style>
    <style:style style:name="P169" style:family="paragraph" style:parent-style-name="Heading_20_3">
      <style:text-properties style:font-name="ArialMT" fo:font-size="10pt" style:font-name-asian="ArialMT" style:font-size-asian="10pt" style:font-name-complex="ArialMT" style:font-size-complex="10pt"/>
    </style:style>
    <style:style style:name="P170" style:family="paragraph" style:parent-style-name="Heading_20_4">
      <style:text-properties fo:language="en" fo:country="US" style:font-name-asian="Times New Roman" style:font-name-complex="Times New Roman" style:language-complex="ar" style:country-complex="SA"/>
    </style:style>
    <style:style style:name="P171" style:family="paragraph" style:parent-style-name="Body" style:list-style-name="L4">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72" style:family="paragraph" style:parent-style-name="Body" style:list-style-name="L3"/>
    <style:style style:name="P173" style:family="paragraph" style:parent-style-name="Body" style:list-style-name="L4"/>
    <style:style style:name="P174" style:family="paragraph" style:parent-style-name="Body" style:list-style-name="L5"/>
    <style:style style:name="P175" style:family="paragraph" style:parent-style-name="Body">
      <style:paragraph-properties fo:text-align="start" style:justify-single-word="false"/>
    </style:style>
    <style:style style:name="P176"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177"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178"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179" style:family="paragraph" style:parent-style-name="Document_20_Title" style:master-page-name="Standard">
      <style:paragraph-properties fo:text-align="center" style:justify-single-word="false" style:page-number="auto"/>
    </style:style>
    <style:style style:name="P180" style:family="paragraph" style:parent-style-name="CellBody" style:list-style-name="L1"/>
    <style:style style:name="P181" style:family="paragraph" style:parent-style-name="CellBody" style:list-style-name="L2"/>
    <style:style style:name="P182" style:family="paragraph" style:parent-style-name="CellBody">
      <style:paragraph-properties style:snap-to-layout-grid="false"/>
      <style:text-properties fo:color="#000000"/>
    </style:style>
    <style:style style:name="P183" style:family="paragraph" style:parent-style-name="CellBody">
      <style:paragraph-properties style:snap-to-layout-grid="false"/>
      <style:text-properties fo:color="#000000" fo:font-style="italic" style:font-style-asian="italic"/>
    </style:style>
    <style:style style:name="P184" style:family="paragraph" style:parent-style-name="Overview_20_Heading" style:master-page-name="Standard">
      <style:paragraph-properties style:page-number="auto" fo:padding-left="0.039in" fo:padding-right="0.039in" fo:padding-top="0.0236in" fo:padding-bottom="0.0236in" fo:border="0.0008in solid #000000"/>
    </style:style>
    <style:style style:name="P185" style:family="paragraph" style:parent-style-name="Package_20_Heading" style:master-page-name="Convert_20_1">
      <style:paragraph-properties style:page-number="auto" fo:break-before="page" fo:padding-left="0.039in" fo:padding-right="0.039in" fo:padding-top="0.0236in" fo:padding-bottom="0.0236in" fo:border="0.0008in solid #000000"/>
      <style:text-properties fo:color="#000000"/>
    </style:style>
    <style:style style:name="P186" style:family="paragraph" style:parent-style-name="Class_20_Heading" style:master-page-name="Convert_20_2">
      <style:paragraph-properties style:page-number="auto" fo:break-before="page" fo:padding-left="0.039in" fo:padding-right="0.039in" fo:padding-top="0.0236in" fo:padding-bottom="0.0236in" fo:border="0.0008in solid #000000"/>
      <style:text-properties fo:color="#000000"/>
    </style:style>
    <style:style style:name="P187" style:family="paragraph" style:parent-style-name="Class_20_Heading" style:master-page-name="Convert_20_3">
      <style:paragraph-properties style:page-number="auto" fo:break-before="page" fo:padding-left="0.039in" fo:padding-right="0.039in" fo:padding-top="0.0236in" fo:padding-bottom="0.0236in" fo:border="0.0008in solid #000000"/>
      <style:text-properties fo:color="#000000"/>
    </style:style>
    <style:style style:name="P188" style:family="paragraph" style:parent-style-name="Class_20_Heading" style:master-page-name="Convert_20_4">
      <style:paragraph-properties style:page-number="auto" fo:break-before="page" fo:padding-left="0.039in" fo:padding-right="0.039in" fo:padding-top="0.0236in" fo:padding-bottom="0.0236in" fo:border="0.0008in solid #000000"/>
      <style:text-properties fo:color="#000000"/>
    </style:style>
    <style:style style:name="T1" style:family="text">
      <style:text-properties fo:color="#0000ff"/>
    </style:style>
    <style:style style:name="T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 style:family="text">
      <style:text-properties fo:color="#0000ff" fo:font-size="10pt" style:text-underline-style="solid" style:text-underline-width="auto" style:text-underline-color="font-color" style:font-size-asian="10pt" style:font-size-complex="10pt"/>
    </style:style>
    <style:style style:name="T4"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fo:color="#0000ff" style:text-underline-style="solid" style:text-underline-width="auto" style:text-underline-color="font-color"/>
    </style:style>
    <style:style style:name="T7" style:family="text">
      <style:text-properties fo:color="#0000ff" style:text-underline-style="solid" style:text-underline-width="auto" style:text-underline-color="font-color" fo:font-weight="bold" style:font-weight-asian="bold" style:font-weight-complex="bold"/>
    </style:style>
    <style:style style:name="T8"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9" style:family="text">
      <style:text-properties fo:color="#000000"/>
    </style:style>
    <style:style style:name="T10" style:family="text">
      <style:text-properties fo:color="#000000" style:font-name="Arial" fo:font-size="10pt" fo:language="en" fo:country="GB" style:font-name-asian="Times New Roman" style:font-size-asian="10pt" style:font-name-complex="Times New Roman" style:font-size-complex="10pt" style:language-complex="ar" style:country-complex="SA"/>
    </style:style>
    <style:style style:name="T1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Arial" fo:font-size="10pt" fo:letter-spacing="normal" fo:language="en" fo:country="GB" fo:font-style="normal" fo:text-shadow="none" style:text-underline-style="none" fo:font-weight="normal" style:letter-kerning="false" style:font-name-asian="Times New Roman" style:font-size-asian="10pt" style:font-style-asian="normal" style:font-weight-asian="normal" style:font-name-complex="Times New Roman" style:font-size-complex="10pt" style:language-complex="ar" style:country-complex="SA" style:text-emphasize="none"/>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language="en" fo:country="US" style:language-complex="ar" style:country-complex="SA"/>
    </style:style>
    <style:style style:name="T17" style:family="text">
      <style:text-properties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8" style:family="text">
      <style:text-properties fo:color="#ff0000"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19" style:family="text">
      <style:text-properties fo:font-size="14pt" fo:font-weight="normal" style:font-size-asian="14pt" style:font-weight-asian="normal"/>
    </style:style>
    <style:style style:name="T20" style:family="text">
      <style:text-properties style:font-name="Courier New"/>
    </style:style>
    <style:style style:name="T21" style:family="text">
      <style:text-properties style:font-name="ProductusOSGiBookc" style:font-name-asian="ProductusOSGiBookc" style:font-name-complex="ProductusOSGiBookc"/>
    </style:style>
    <style:style style:name="T22" style:family="text">
      <style:text-properties style:text-position="super 58%"/>
    </style:style>
    <style:style style:name="T23" style:family="text">
      <style:text-properties style:font-name="Proforma-Book" fo:font-size="9pt" style:font-name-asian="Proforma-Book" style:font-size-asian="9pt" style:font-name-complex="Proforma-Book" style:font-size-complex="9pt"/>
    </style:style>
    <style:style style:name="T24" style:family="text">
      <style:text-properties style:use-window-font-color="true" style:text-outline="false" style:text-line-through-style="none" style:font-name="Liberation Sans" fo:font-size="10pt" fo:letter-spacing="normal" fo:font-style="normal" fo:text-shadow="none" style:text-underline-style="none" fo:font-weight="normal" style:letter-kerning="false"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25" style:family="text">
      <style:text-properties style:use-window-font-color="true"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26" style:family="text">
      <style:text-properties style:use-window-font-color="true" style:text-outline="false" style:text-line-through-style="none" style:font-name="Segoe UI" fo:font-size="10pt" fo:letter-spacing="normal" fo:font-style="normal" fo:text-shadow="none" style:text-underline-style="none" fo:font-weight="normal" style:letter-kerning="false" style:font-name-asian="Segoe UI" style:font-size-asian="10pt" style:font-style-asian="normal" style:font-weight-asian="normal" style:font-name-complex="Segoe UI" style:font-size-complex="10pt" style:font-style-complex="normal" style:font-weight-complex="normal" style:text-emphasize="none" style:text-overline-style="none" style:text-overline-color="font-color"/>
    </style:style>
    <style:style style:name="T27" style:family="text">
      <style:text-properties style:use-window-font-color="true" fo:font-style="normal" style:font-style-asian="normal" style:font-style-complex="normal"/>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color="#808080" style:font-name="Verdana" fo:font-size="7pt" style:font-name-asian="Verdana" style:font-size-asian="7pt" style:font-name-complex="Verdana" style:font-size-complex="7pt"/>
    </style:style>
    <style:style style:name="T31" style:family="text">
      <style:text-properties fo:color="#ffffff"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text-emphasize="none"/>
    </style:style>
    <style:style style:name="T32" style:family="text">
      <style:text-properties fo:color="#ffffff"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33" style:family="text">
      <style:text-properties fo:font-style="normal" style:font-style-asian="normal" style:font-style-complex="normal"/>
    </style:style>
    <style:style style:name="T34" style:family="text">
      <style:text-properties style:text-outline="false" style:text-line-through-style="none" fo:letter-spacing="normal" fo:font-style="normal" fo:text-shadow="none" style:text-underline-style="none" fo:font-weight="normal" style:letter-kerning="false" style:font-style-asian="normal" style:font-weight-asian="normal" style:font-style-complex="normal" style:text-emphasize="none"/>
    </style:style>
    <style:style style:name="T35" style:family="text">
      <style:text-properties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text-emphasize="none"/>
    </style:style>
    <style:style style:name="T36" style:family="text">
      <style:text-properties style:text-outline="false" style:text-line-through-style="none" style:font-name="Segoe UI" fo:font-size="10pt" fo:letter-spacing="normal" fo:font-style="normal" fo:text-shadow="none" style:text-underline-style="none" fo:font-weight="normal" style:letter-kerning="false" style:font-size-asian="10pt" style:font-style-asian="normal" style:font-weight-asian="normal" style:font-size-complex="10pt" style:text-emphasize="none"/>
    </style:style>
    <style:style style:name="T37" style:family="text">
      <style:text-properties style:text-outline="false" style:text-line-through-style="none" style:font-name="SegoeUI" fo:letter-spacing="normal" fo:font-style="normal" fo:text-shadow="none" style:text-underline-style="none" fo:font-weight="normal" style:letter-kerning="false" style:font-name-asian="SegoeUI" style:font-style-asian="normal" style:font-weight-asian="normal" style:font-name-complex="SegoeUI" style:font-style-complex="normal" style:text-emphasize="none"/>
    </style:style>
    <style:style style:name="T38" style:family="text">
      <style:text-properties style:text-outline="false" style:text-line-through-style="none" style:font-name="Arial" fo:font-size="10pt" fo:letter-spacing="normal" fo:font-style="normal" fo:text-shadow="none" style:text-underline-style="none" fo:font-weight="normal" style:letter-kerning="false" style:font-size-asian="8.75pt" style:font-style-asian="normal" style:font-weight-asian="normal" style:font-size-complex="10pt" style:text-emphasize="none"/>
    </style:style>
    <style:style style:name="T39" style:family="text">
      <style:text-properties fo:color="#ff3333" style:font-name="SegoeUI" fo:font-size="10pt" style:font-name-asian="SegoeUI" style:font-size-asian="10pt" style:font-name-complex="SegoeUI" style:font-size-complex="10pt"/>
    </style:style>
    <style:style style:name="T40" style:family="text">
      <style:text-properties fo:font-weight="normal" style:font-weight-asian="normal" style:font-weight-complex="normal"/>
    </style:style>
    <style:style style:name="T41" style:family="text">
      <style:text-properties fo:font-size="10pt" style:font-size-asian="10pt" style:font-size-complex="10pt"/>
    </style:style>
    <style:style style:name="T42" style:family="text">
      <style:text-properties fo:font-size="10pt" fo:font-style="italic" style:font-size-asian="10pt" style:font-style-asian="italic" style:font-size-complex="10pt" style:font-style-complex="italic"/>
    </style:style>
    <style:style style:name="T43" style:family="text">
      <style:text-properties fo:font-size="10pt" fo:font-weight="bold" style:font-size-asian="10pt" style:font-weight-asian="bold" style:font-size-complex="10pt" style:font-weight-complex="bold"/>
    </style:style>
    <style:style style:name="T44" style:family="text">
      <style:text-properties fo:font-style="italic" style:font-style-asian="italic" style:font-style-complex="italic"/>
    </style:style>
    <style:style style:name="T45"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draw:frame draw:style-name="fr2" draw:name="graphics3" text:anchor-type="paragraph" svg:width="7in" svg:height="3.1075in" draw:z-index="0"><draw:image xlink:href="Pictures/1000020100000427000001D81E79F30D.png" xlink:type="simple" xlink:show="embed" xlink:actuate="onLoad"/></draw:frame></text:p>
      <text:p text:style-name="Document_20_Title"><text:user-defined style:data-style-name="N0" text:name="RFC Title">RFC 201 - Subsystems Update</text:user-defined></text:p>
      <text:p text:style-name="Document_20_Title"><text:span text:style-name="T19">Draft<text:line-break/><text:line-break/></text:span><text:span text:style-name="T19"><text:page-count style:num-format="1">44</text:page-count></text:span><text:span text:style-name="T19"> Pages</text:span></text:p>
      <text:p text:style-name="Document_20_Title"/>
      <text:p text:style-name="P24">Abstract</text:p>
      <text:p text:style-name="P25"/>
      <text:p text:style-name="P22">This RFC proposes various updates to the Subsystem Service Specification.</text:p>
      <text:h text:style-name="P163" text:outline-level="1" text:restart-numbering="true" text:start-value="-1">Document Information</text:h>
      <text:h text:style-name="P165" text:outline-level="2">License</text:h>
      <text:p text:style-name="P20">DISTRIBUTION AND FEEDBACK LICENSE, Version 2.0</text:p>
      <text:p text:style-name="P5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9"/>
      <text:p text:style-name="P5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9"/>
      <text:p text:style-name="P5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9">NEITHER THE OSGi ALLIANCE NOR ANY THIRD PARTY WILL BE LIABLE FOR ANY DIRECT, INDIRECT, SPECIAL, INCIDENTAL OR CONSEQUENTIAL DAMAGES ARISING OUT OF OR RELATING TO ANY USE OR DISTRIBUTION OF THE DISTRIBUTION. </text:p>
      <text:p text:style-name="P59"/>
      <text:p text:style-name="P5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9"/>
      <text:p text:style-name="P5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9"/>
      <text:p text:style-name="P5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0"/>
      <text:p text:style-name="P60">I HEREBY ACKNOWLEDGE AND AGREE TO THE TERMS AND CONDITIONS DELINEATED ABOVE.</text:p>
      <text:h text:style-name="P165"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5" text:outline-level="2">Feedback</text:h>
      <text:p text:style-name="Body"><text:span text:style-name="T16">This document can be downloaded from the OSGi Alliance design repository at </text:span><text:a xlink:type="simple" xlink:href="https://github.com/osgi/design"><text:span text:style-name="T16">https://github.com/osgi/design</text:span></text:a><text:span text:style-name="T16">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76">0 Document Information<text:tab/>2</text:p>
          <text:p text:style-name="P177">0.1 License<text:tab/>2</text:p>
          <text:p text:style-name="P177">0.2 Trademarks<text:tab/>3</text:p>
          <text:p text:style-name="P177">0.3 Feedback<text:tab/>3</text:p>
          <text:p text:style-name="P177">0.4 Table of Contents<text:tab/>3</text:p>
          <text:p text:style-name="P177">0.5 Terminology and Document Conventions<text:tab/>4</text:p>
          <text:p text:style-name="P177">0.6 Revision History<text:tab/>4</text:p>
          <text:p text:style-name="P176">1 Introduction<text:tab/>6</text:p>
          <text:p text:style-name="P176">2 Application Domain<text:tab/>7</text:p>
          <text:p text:style-name="P176">3 Problem Description<text:tab/>7</text:p>
          <text:p text:style-name="P177">3.1 Bug 2251 – Translation of Subsystem Headers<text:tab/>7</text:p>
          <text:p text:style-name="P177">3.2 Bug 2430 - Subsystems spec needs to account for Weaving Service <text:tab/>7</text:p>
          <text:p text:style-name="P177">3.3 Bug 2270 - Subsystems should allow a Deployment.MF to be provided separately<text:tab/>8</text:p>
          <text:p text:style-name="P177">3.4 Bug 2211 – Subsystem API to provide access to more information<text:tab/>8</text:p>
          <text:p text:style-name="P177">3.5 Bug 2081 - Determining service dependencies for application subsystems<text:tab/>8</text:p>
          <text:p text:style-name="P177">3.6 Bug 2537 - Preferred-Provider not always a cure for uses constraint violation.<text:tab/>8</text:p>
          <text:p text:style-name="P176">4 Requirements<text:tab/>9</text:p>
          <text:p text:style-name="P176">5 Technical Solution<text:tab/>9</text:p>
          <text:p text:style-name="P177">5.1 Translation of Subsystem Headers<text:tab/>9</text:p>
          <text:p text:style-name="P178">5.1.1 Subsystem-Localization Header<text:tab/>9</text:p>
          <text:p text:style-name="P178">5.1.2 Localization Properties<text:tab/>10</text:p>
          <text:p text:style-name="P178"><text:soft-page-break/>5.1.3 Locating localization entries<text:tab/>10</text:p>
          <text:p text:style-name="P178">5.1.4 Informational Subsystem Headers<text:tab/>10</text:p>
          <text:p text:style-name="P177">5.2 Weaving Hooks<text:tab/>11</text:p>
          <text:p text:style-name="P177">5.3 Allow Deployment Manifest to be Provided Separately<text:tab/>12</text:p>
          <text:p text:style-name="P177">5.4 Subsystem API to provide access to more information<text:tab/>12</text:p>
          <text:p text:style-name="P177">5.5 Application Subsystem Service Dependencies<text:tab/>12</text:p>
          <text:p text:style-name="P177">5.6 Bug 2517 - Preferred-Provider not always a cure for uses constraint violation.<text:tab/>12</text:p>
          <text:p text:style-name="P178">5.6.1 <text:s/>Nothing<text:tab/>13</text:p>
          <text:p text:style-name="P178">5.6.2 <text:s/>Content + Preferred Provider Repository<text:tab/>13</text:p>
          <text:p text:style-name="P178">5.6.3 <text:s/>Content + Preferred Provider + System Repository<text:tab/>13</text:p>
          <text:p text:style-name="P178">5.6.4 <text:s/>Content + Preferred Provider + System + Local Repository<text:tab/>13</text:p>
          <text:p text:style-name="P178">5.6.5 <text:s/>All Repositories<text:tab/>13</text:p>
          <text:p text:style-name="P176">6 Considered Alternatives<text:tab/>13</text:p>
          <text:p text:style-name="P177">6.1 Weaving Hooks and DynamicImport-Package<text:tab/>14</text:p>
          <text:p text:style-name="P177">6.2 Subsystem API to provide more access to information<text:tab/>14</text:p>
          <text:p text:style-name="P177">6.3 Bug 1916 – Define the TCCL for Scoped Subsystems<text:tab/>14</text:p>
          <text:p text:style-name="P177">6.4 TCCL Reliance (from Application Domain section)<text:tab/>14</text:p>
          <text:p text:style-name="P177">6.5 Subsystem Configuration<text:tab/>15</text:p>
          <text:p text:style-name="P178">6.5.1 Requirements<text:tab/>15</text:p>
          <text:p text:style-name="P178">6.5.2 Problem Description<text:tab/>15</text:p>
          <text:p text:style-name="P178">6.5.3 Technical Solution<text:tab/>15</text:p>
          <text:p text:style-name="P178">6.5.4 Delivering Configuration Data<text:tab/>16</text:p>
          <text:p text:style-name="P178">6.5.5 Configuration Admin Service Visibility<text:tab/>17</text:p>
          <text:p text:style-name="P177">6.6 Configuration Resources<text:tab/>17</text:p>
          <text:p text:style-name="P177">6.7 Manifest matching rules<text:tab/>17</text:p>
          <text:p text:style-name="P176">7 Security Considerations<text:tab/>18</text:p>
          <text:p text:style-name="P176">8 Javadoc<text:tab/>18</text:p>
          <text:p text:style-name="P176">9 Document Support<text:tab/>44</text:p>
          <text:p text:style-name="P177">9.1 References<text:tab/>44</text:p>
          <text:p text:style-name="P177">9.2 Author’s Address<text:tab/>44</text:p>
          <text:p text:style-name="P177">9.3 Acronyms and Abbreviations<text:tab/>44</text:p>
          <text:p text:style-name="P177">9.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0">Source code is shown in this typeface</text:span>.</text:p>
      <text:h text:style-name="Heading_20_2" text:outline-level="2">Revision History</text:h>
      <text:p text:style-name="P1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4">Initial</text:p>
          </table:table-cell>
          <table:table-cell table:style-name="Table1.A1" office:value-type="string">
            <text:p text:style-name="P33">9<text:span text:style-name="T22">th</text:span> April 2013</text:p>
          </table:table-cell>
          <table:table-cell table:style-name="Table1.C1" office:value-type="string">
            <text:p text:style-name="P33">Created </text:p>
            <text:p text:style-name="P32">Graham Charters, IBM (charters@uk.ibm.com)</text:p>
          </table:table-cell>
        </table:table-row>
        <table:table-row table:style-name="Table1.2">
          <table:table-cell table:style-name="Table1.A3" office:value-type="float" office:value="0.1">
            <text:p text:style-name="P34">0.1</text:p>
          </table:table-cell>
          <table:table-cell table:style-name="Table1.B3" office:value-type="string">
            <text:p text:style-name="P33">7<text:span text:style-name="T22">th</text:span> June 2013</text:p>
          </table:table-cell>
          <table:table-cell table:style-name="Table1.C3" office:value-type="string">
            <text:p text:style-name="P33">Updates to domain, problem desc, service dep calc, etc, based on last telecon review.</text:p>
            <text:p text:style-name="P33">Graham Charters, IBM (charters@uk.ibm.com)</text:p>
          </table:table-cell>
        </table:table-row>
        <table:table-row table:style-name="Table1.2">
          <table:table-cell table:style-name="Table1.B3" office:value-type="string">
            <text:p text:style-name="P34">0.2</text:p>
          </table:table-cell>
          <table:table-cell table:style-name="Table1.B3" office:value-type="string">
            <text:p text:style-name="P33">7th June 2013</text:p>
          </table:table-cell>
          <table:table-cell table:style-name="Table1.C3" office:value-type="string">
            <text:p text:style-name="P33">Added sections 5.5 – 5.7.</text:p>
            <text:p text:style-name="P33">John Ross, IBM (jwross@us.ibm.com)</text:p>
          </table:table-cell>
        </table:table-row>
        <table:table-row table:style-name="Table1.2">
          <table:table-cell table:style-name="Table1.B3" office:value-type="string">
            <text:p text:style-name="P34">0.3</text:p>
          </table:table-cell>
          <table:table-cell table:style-name="Table1.B3" office:value-type="string">
            <text:p text:style-name="P33">7<text:span text:style-name="T22">th</text:span> June 2013</text:p>
          </table:table-cell>
          <table:table-cell table:style-name="Table1.C3" office:value-type="string">
            <text:p text:style-name="P33">Added Configuration section</text:p>
            <text:p text:style-name="P33">Tom Watson, IBM (tjwatson@us.ibm.com)</text:p>
          </table:table-cell>
        </table:table-row>
        <table:table-row table:style-name="Table1.2">
          <table:table-cell table:style-name="Table1.B3" office:value-type="string">
            <text:p text:style-name="P34">0.4</text:p>
          </table:table-cell>
          <table:table-cell table:style-name="Table1.B3" office:value-type="string">
            <text:p text:style-name="P33">17th June 2013</text:p>
          </table:table-cell>
          <table:table-cell table:style-name="Table1.C3" office:value-type="string">
            <text:p text:style-name="P33">Accepted all changes as of the Jun 13 OSGi F2F.</text:p>
            <text:p text:style-name="P33">Updated sections 3.2 and 5.5 through 5.7 based on F2F feedback.</text:p>
            <text:p text:style-name="P33">John Ross, IBM (jwross@us.ibm.com)</text:p>
          </table:table-cell>
        </table:table-row>
        <table:table-row table:style-name="Table1.2">
          <table:table-cell table:style-name="Table1.B3" office:value-type="string">
            <text:p text:style-name="P34">0.5</text:p>
          </table:table-cell>
          <table:table-cell table:style-name="Table1.B3" office:value-type="string">
            <text:p text:style-name="P33">27th June 2013</text:p>
          </table:table-cell>
          <table:table-cell table:style-name="Table1.C3" office:value-type="string">
            <text:p text:style-name="P33">Accepted all changes reviewed on the 26th June 2013 EEG call.</text:p>
            <text:p text:style-name="P33">Added the text of the comment in 5.5 regarding outstanding issues with woven dynamic imports becoming part of the sharing policy into the document. Deleted the comment.</text:p>
            <text:p text:style-name="P33">Added the text of the comment in 5.5 regarding why DynamicImport-Package was not addressed to the Considered Alternatives chapter. Deleted the comment.</text:p>
            <text:p text:style-name="P33">Added the text of the comment in 5.7 regarding SubsystemDTO to the Considered Alternatives section. Deleted the comment.</text:p>
            <text:p text:style-name="P33">Added section 3.10 based on bug 2537.</text:p>
            <text:p text:style-name="P33">John Ross, IBM (jwross@us.ibm.com)</text:p>
          </table:table-cell>
        </table:table-row>
        <table:table-row table:style-name="Table1.2">
          <table:table-cell table:style-name="Table1.B3" office:value-type="string">
            <text:p text:style-name="P34">0.6</text:p>
          </table:table-cell>
          <table:table-cell table:style-name="Table1.B3" office:value-type="string">
            <text:p text:style-name="P33">29<text:span text:style-name="T22">t</text:span><text:span text:style-name="T22">h</text:span> October 2013</text:p>
          </table:table-cell>
          <table:table-cell table:style-name="Table1.C3" office:value-type="string">
            <text:p text:style-name="P33">Minor edits.</text:p>
            <text:p text:style-name="P33">Created javadoc and linked to RFC.</text:p>
            <text:p text:style-name="P33">Updated table of contents.</text:p>
            <text:p text:style-name="P33">John Ross, IBM (jwross@us.ibm.com)</text:p>
          </table:table-cell>
        </table:table-row>
        <table:table-row table:style-name="Table1.2">
          <table:table-cell table:style-name="Table1.B3" office:value-type="string">
            <text:p text:style-name="P34">0.7</text:p>
          </table:table-cell>
          <table:table-cell table:style-name="Table1.B3" office:value-type="string">
            <text:p text:style-name="P33">30<text:span text:style-name="T22">th</text:span> October 2013</text:p>
          </table:table-cell>
          <table:table-cell table:style-name="Table1.C3" office:value-type="string">
            <text:p text:style-name="P33">Add abstract.</text:p>
            <text:p text:style-name="P33">Add descriptions to information subsystem headers.</text:p>
            <text:p text:style-name="P33">Update javadoc with informational subsystem headers.</text:p>
            <text:p text:style-name="P33">John Ross, IBM (jwross@us.ibm.com)</text:p>
          </table:table-cell>
        </table:table-row>
        <text:soft-page-break/>
        <table:table-row table:style-name="Table1.2">
          <table:table-cell table:style-name="Table1.B3" office:value-type="string">
            <text:p text:style-name="P34">0.8</text:p>
          </table:table-cell>
          <table:table-cell table:style-name="Table1.B3" office:value-type="string">
            <text:p text:style-name="P33">5<text:span text:style-name="T22">th</text:span> November 2013</text:p>
          </table:table-cell>
          <table:table-cell table:style-name="Table1.C3" office:value-type="string">
            <text:p text:style-name="P33">Minor edits.</text:p>
            <text:p text:style-name="P33">Delete all information associated with handling the DynamicImport-Package header (requirement SSU025). Move to Considered Alternatives.</text:p>
            <text:p text:style-name="P33">Delete all information associated with the TCCL (requirement SSU030, sections 2.1, 3.3, and 5.3). Move to Considered Alternatives.</text:p>
            <text:p text:style-name="P33">Delete all information associated with Subsystem Configuration (requirements SSU070 and SSU075, sections 3.7, 5.8, and 5.9). Move to Considered Alternatives.</text:p>
            <text:p text:style-name="P33">Delete all information associated with Manifest Matching Rules (section 3.8). Move to Considered Alternatives.</text:p>
            <text:p text:style-name="P33">Delete comments associated with the previous topics. Move to Considered Alternatives.</text:p>
            <text:p text:style-name="P33">John Ross, IBM (jwross@us.ibm.com)</text:p>
          </table:table-cell>
        </table:table-row>
        <table:table-row table:style-name="Table1.2">
          <table:table-cell table:style-name="Table1.A3" office:value-type="float" office:value="0.9">
            <text:p text:style-name="P34">0.9</text:p>
          </table:table-cell>
          <table:table-cell table:style-name="Table1.B3" office:value-type="string">
            <text:p text:style-name="P33">14<text:span text:style-name="T22">th</text:span> November 2013</text:p>
          </table:table-cell>
          <table:table-cell table:style-name="Table1.C3" office:value-type="string">
            <text:p text:style-name="P33">Accept all changes discussed at November F2F.</text:p>
            <text:p text:style-name="P33">Reformatting and reorganization with no content changes (untracked).</text:p>
            <text:p text:style-name="P33">Update revision history.</text:p>
            <text:p text:style-name="P33">Remove section 3.6.</text:p>
            <text:p text:style-name="P33">Remove requirement SSU026.</text:p>
            <text:p text:style-name="P33">Add description of syntax requirements for informational headers to section 5.1.4.</text:p>
            <text:p text:style-name="P33">Add chosen solution for bug 2537 to section 5.6.</text:p>
            <text:p text:style-name="P33">Add security considerations.</text:p>
            <text:p text:style-name="P33">Add authors.</text:p>
            <text:p text:style-name="P33">John Ross, IBM (jwross@us.ibm.com)</text:p>
          </table:table-cell>
        </table:table-row>
        <table:table-row table:style-name="Table1.2">
          <table:table-cell table:style-name="Table1.A3" office:value-type="float" office:value="1">
            <text:p text:style-name="P34">1</text:p>
          </table:table-cell>
          <table:table-cell table:style-name="Table1.B3" office:value-type="string">
            <text:p text:style-name="P33">21<text:span text:style-name="T22">st</text:span> November 2013</text:p>
          </table:table-cell>
          <table:table-cell table:style-name="Table1.C3" office:value-type="string">
            <text:p text:style-name="P33">Accept all changes discussed on November 20 EEG call.</text:p>
            <text:p text:style-name="P33">Delete remaining template text.</text:p>
            <text:p text:style-name="P33">Fix typo in requirement SSU080.</text:p>
            <text:p text:style-name="P33">Remove Address and Voice rows from author tables.</text:p>
            <text:p text:style-name="P33">John Ross, IBM (jwross@us.ibm.com)</text:p>
          </table:table-cell>
        </table:table-row>
      </table:table>
      <text:h text:style-name="Heading_20_1" text:outline-level="1">Introduction</text:h>
      <text:p text:style-name="P14">The Subsystems specification defines how to describe and provision bundle collections into an OSGi framework. <text:s/>Subsystem types have different sharing policies enabling a variety of use cases (e.g. isolated applications running in an application server, or non-isolated features used to assemble a middleware product).</text:p>
      <text:p text:style-name="P14"><text:soft-page-break/>It was not possible to satisfy all requirements in the first version of the specification and as Subsystems has been used in the wild, new requirements have also come to light. <text:s/>This RFC addresses a prioritized set of requirements in the form of a minor update to the Subsystems specification.</text:p>
      <text:h text:style-name="P162" text:outline-level="1">Application Domain</text:h>
      <text:p text:style-name="P13"><text:span text:style-name="T33">The application domain for this RFC is the use of Subsystem 1.0. <text:s/>Further background can be found in </text:span><text:span text:style-name="T17">the</text:span><text:span text:style-name="T33"> application domain of the subsystem 1.0 RFC (RFC 152). <text:s/>Subsystem 1.0 was first standardized in OSGi Enterprise R5. <text:s/>A few requirements that were known at </text:span><text:span text:style-name="T17">the</text:span><text:span text:style-name="T33"> time were not addressed due to specification schedules, and since the release of R5, user experience has resulted in new requirements being raised. <text:s/>This RFC is intended to gather these requirements together into a 1.1 update to the Subsystem specification.</text:span></text:p>
      <text:h text:style-name="Heading_20_1" text:outline-level="1">Problem Description</text:h>
      <text:h text:style-name="Heading_20_2" text:outline-level="2">Bug 2251 – Translation of Subsystem Headers</text:h>
      <text:p text:style-name="P43"/>
      <text:p text:style-name="Body">Products that support Subsystem for applications or runtime features may have tools that display information about available or installed Subsystems, and so it should be possible to translate the human readable headers (e.g. Subsystem-Name, Subsystem-Description).</text:p>
      <text:p text:style-name="Body">In addition to translating the existing headers, we should consider adding more of the informational headers that are available to bundles, such as Bundle-License.</text:p>
      <text:h text:style-name="Heading_20_2" text:outline-level="2">Bug 2430 - Subsystems spec needs to account for Weaving Service </text:h>
      <text:p text:style-name="P43"/>
      <text:p text:style-name="Body">The Core R5 spec section 56, "Weaving Hook Service Specification" defines a whiteboard service by which weaving hooks can introduce new package dependencies into java byte code as it is loaded. Section 56.3 states, "These dynamically added dependencies are made visible through the Bundle Wiring API Specification on page 133 as new requirements." </text:p>
      <text:p text:style-name="Body">The Enterprise R5 spec section 134 introduces the "Subsystem Service Specification." Section 134 does not explicitly discuss how new requirements introduced by weaving hooks should be handled. Woven requirements are introduced at run time, often after a deployment has been precalculated. </text:p>
      <text:p text:style-name="Body">Overall, a design is required that handles dependencies introduced dynamically via weaving hooks. What we need out of this bug is a standard mechanism by which a Scoped Subsystem's resolver hooks can detect and permit dynamic requirements to be allowed into that subsystem. <text:s/></text:p>
      <text:p text:style-name="Body"><text:soft-page-break/>Section 134.6, "Determining dependencies" should explicitly address how dynamically introduced dependencies should be handled. </text:p>
      <text:p text:style-name="Body">Section 134.15.5 should state how a Scoped Subsystem's associated Region's sharing policy will permit packages matching dynamically introduced dependencies to be allowed into the Scoped Subsystem. </text:p>
      <text:p text:style-name="Body">Both sections 134.16.2.1 and 134.16.3.2 should be updated to account for dynamic (woven) requirements.</text:p>
      <text:p text:style-name="Body">See RFC 191 – Weaving Hook Enhancements - this was created as a pre-requisite for enabling weavers to enhance bundles inside scoped subsystems.</text:p>
      <text:h text:style-name="Heading_20_2" text:outline-level="2">Bug 2270 - Subsystems should allow a Deployment.MF to be provided separately</text:h>
      <text:p text:style-name="Body">As a Subsystem moves through the software life-cycle, from development, through QA testing and into production, it is often necessary to be able to lock down the deployment to ensure what goes into production is exactly what was tested. <text:s/>A deployment is locked down using a deployment manifest which must be included in the subsystem archive (.esa). However, a deployment is likely to be locked down after the initial subsystem archive has been created and so in some circumstances it is desirable to not have to crack open the archive file in order to put the deployment manifest in. <text:s/>Instead it should be possible to install a subsystem and provide its deployment manifest separately in the same installation step.</text:p>
      <text:h text:style-name="Heading_20_2" text:outline-level="2">Bug 2211 – Subsystem API to provide access to more information</text:h>
      <text:p text:style-name="Body">Subsystems 1.0 only provides very limited access to subsystem information through the API. <text:s/>At a minimum, we need to provide access to the deployment manifest as this is potentially generated by the Subsystem runtime and a management agent may need it to reason about a deployed subsystem.</text:p>
      <text:h text:style-name="P166" text:outline-level="2">Bug 2081 - Determining service dependencies for application subsystems</text:h>
      <text:p text:style-name="P12">Subsystems 1.0 requires scoped subsystem resolution to prefer services provided by the contents of the subsystem. <text:s/>It states that the services provided and required by bundles may be derived from DS or Blueprint, but does not provide a normative approach to declaring services that is portable and component model agnostic.</text:p>
      <text:p text:style-name="P12">Enterprise OSGi R5 defines the osgi.service namespace for declaring service capabilities and requirements. <text:s/>This mechanism could be standardized as a component model agnostic complement to the use of DS and Blueprint for determining service dependencies during subsystem provisioning.</text:p>
      <text:p text:style-name="P12">needs more spec clarification. Main thing is to use the osgi.service capability with an effective attribute other than <text:line-break/>'resolve'. How the capability/requirement is added to the bundle can be left to a tool or can be done directly by the developer. In DS/Blueprint cases this metadata can be inferred from the xml file, but how thats done is left up to a tool.</text:p>
      <text:h text:style-name="Heading_20_2" text:outline-level="2"><text:span text:style-name="T28">Bug 2537</text:span> -<text:bookmark text:name="summary_alias_container"/> Preferred-Provider not always a cure for uses constraint violation.</text:h>
      <text:p text:style-name="Body">The issue is highlighted by the following simplified scenario.</text:p>
      <text:p text:style-name="P41"><text:bookmark text:name="comment_text_01"/>- Root Subsystem</text:p>
      <text:p text:style-name="P41"/>
      <text:p text:style-name="P41"><text:s text:c="5"/>- Bundle A - Export-Package: foo,bar;uses:=foo</text:p>
      <text:p text:style-name="P41"/>
      <text:p text:style-name="P41"><text:s text:c="5"/>- Child Subsystem</text:p>
      <text:p text:style-name="P41"/>
      <text:p text:style-name="P41"><text:s text:c="10"/>- Bundle B - Export-Package: foo</text:p>
      <text:p text:style-name="P41"/>
      <text:p text:style-name="P42"><text:soft-page-break/><text:s text:c="10"/>- Bundle C - Import-Package: foo,bar</text:p>
      <text:p text:style-name="Body">Based on the current specification, a uses constraint violation will always result from this scenario, even if Bundle A is listed as a Preferred-Provider. Content resources are strictly favored (<text:span text:style-name="T11">i.e.</text:span> if a matching capability is found in the Content Repository, the search must stop, so the resolver is not given Bundle A as an option) <text:bookmark text:name="comment_text_02"/>so Bundle C will always get wired to Bundle B for package foo. Since the only provider of package bar is Bundle A, a uses constraint violation results.</text:p>
      <text:p text:style-name="Body"><text:bookmark text:name="comment_text_1"/>Note that the solution, if any, could not simply be to reverse the current Content followed by Preferred Provider repository lookup. If Preferred Provider came first, you'd encounter the same issue by switching the positions of Bundle A and Bundle B. The solution would need to include the capabilities from both the Content and Preferred Provider repositories in the list of capabilities returned to the resolver.</text:p>
      <text:h text:style-name="Heading_20_1" text:outline-level="1">Requirements</text:h>
      <text:p text:style-name="P14">SSU010 – The specification MUST make it possible to provide translations for all human readable Subsystem-Headers and package these inside a Subsystem archive file.</text:p>
      <text:p text:style-name="P14">SSU015 – The specification MUST define a standard set of informational headers similar to those available for bundles (e.g. Bundle-License).</text:p>
      <text:p text:style-name="P14">SSU020 – The specification MUST make it possible for a weaving hook to add new package imports to a scoped subsystem's sharing policy in order to allow resolution of any new package dependencies it has woven into a subsystem content bundle.</text:p>
      <text:p text:style-name="Body"/>
      <text:p text:style-name="P14">SSU040 – The specification MUST make it possible to install a subsystem through a subsystem archive and provide its deployment manifest separately, but as part of the same installation step.</text:p>
      <text:p text:style-name="P14">SSU050 – The specification MUST make it possible to retrieve a subsystem's deployment manifest through the subsystem API. <text:s/>The deployment manifest MAY contain additional information over and above what was provided during installation.</text:p>
      <text:p text:style-name="P14">SSU080 – The specification SHOULD make it possible to selectively access the services of an application subsystem from outside the application. </text:p>
      <text:h text:style-name="Heading_20_1" text:outline-level="1"><text:soft-page-break/>Technical Solution</text:h>
      <text:h text:style-name="Heading_20_2" text:outline-level="2">Translation of Subsystem Headers</text:h>
      <text:p text:style-name="Body">For consistency and ease of comprehension, the design for localizing subsystem manifest headers follows the approach used by bundles.</text:p>
      <text:h text:style-name="Heading_20_3" text:outline-level="3">Subsystem-Localization Header</text:h>
      <text:p text:style-name="Body">The subsystem localization header identifies the default base name of the localization properties files contained in the subsystem archive. The default value is OSGI-INF/l10n/subsystem. <text:s/>Translations are therefore, by default, <text:s/>OSGI-INF/l10n/subsystem_de.properties, <text:s/>OSGI-INF/l10n/subsystem_nl.properties, and so on. <text:s/>An example of the header that specifies the default is:</text:p>
      <text:p text:style-name="P46">Subsystem-Localization: <text:s/>OSGI-INF/l10n/subsystem</text:p>
      <text:p text:style-name="Body">The location is relative to the root of the subsystem archive.</text:p>
      <text:h text:style-name="Heading_20_3" text:outline-level="3">Localization Properties</text:h>
      <text:p text:style-name="Body">A localization entry contains key/value entries for localized information. All headers in a subsystem's manifest can be localized. However, the subsystems implementation must always use the non-localized versions of headers that have subsystem semantics.</text:p>
      <text:p text:style-name="Body">A localization key can be specified as the value of a subsystem's manifest header using the following syntax:</text:p>
      <text:p text:style-name="Preformatted_20_Text">header-value ::= ’%’text</text:p>
      <text:p text:style-name="P44">text ::= &lt; any value which is both a valid manifest header value and a valid property key name &gt;</text:p>
      <text:p text:style-name="Body">For example, consider the following subsystem manifest entries:</text:p>
      <text:p text:style-name="Preformatted_20_Text">Subsystem-Name: %acme subsystem</text:p>
      <text:p text:style-name="Preformatted_20_Text">Subsystem-Description: %acme description</text:p>
      <text:p text:style-name="Preformatted_20_Text">Subsystem-SymbolicName: acme.Subsystem</text:p>
      <text:p text:style-name="Preformatted_20_Text">Acme-Defined-Header: %acme special header</text:p>
      <text:p text:style-name="Body">User-defined headers can also be localized. Spaces in the localization keys are explicitly allowed.</text:p>
      <text:p text:style-name="Body">The previous example manifest entries could be localized by the following entries in the manifest localization entry OSGI-INF/l10n/subsystem.properties.</text:p>
      <text:p text:style-name="Preformatted_20_Text"># subsystem.properties</text:p>
      <text:p text:style-name="Preformatted_20_Text">acme\ subsystem=The ACME Subsystem</text:p>
      <text:p text:style-name="Preformatted_20_Text">acme\ description=The ACME Subsystem provides all of the ACME \ services</text:p>
      <text:p text:style-name="Preformatted_20_Text">acme\ special\ header=user-defined Acme Data</text:p>
      <text:p text:style-name="Body">The above manifest entries could also have French localizations in the manifest localization entry</text:p>
      <text:p text:style-name="Preformatted_20_Text">OSGI-INF/l10n/subsystem_fr_FR.properties.</text:p>
      <text:p text:style-name="Preformatted_20_Text"/>
      <text:h text:style-name="Heading_20_3" text:outline-level="3">Locating localization entries</text:h>
      <text:p text:style-name="Body">The Subsystems implementation must search for localization entries by appending suffixes to the localization base name according to a specified locale and finally appending the <text:span text:style-name="T21">.properties </text:span>suffix. If a translation is not found, the locale must be made more generic by first removing the variant, then the country and finally the language until <text:soft-page-break/>an entry is found that contains a valid translation. For example, looking up a translation for the locale <text:span text:style-name="T21">en_GB_welsh </text:span>will search in the following order:</text:p>
      <text:p text:style-name="Preformatted_20_Text">OSGI-INF/l10n/subsystem_en_GB_welsh.properties</text:p>
      <text:p text:style-name="Preformatted_20_Text">OSGI-INF/l10n/subsystem_en_GB.properties</text:p>
      <text:p text:style-name="Preformatted_20_Text">OSGI-INF/l10n/subsystem_en.properties</text:p>
      <text:p text:style-name="P45">OSGI-INF/l10n/subsystem.properties</text:p>
      <text:p text:style-name="P45"/>
      <text:h text:style-name="Heading_20_3" text:outline-level="3">Informational Subsystem Headers</text:h>
      <text:p text:style-name="Body">All of the following headers have bundle manifest analogs and will have the same syntax restrictions as described in section 3.2.1 of the OSGi Core Specification.</text:p>
      <text:h text:style-name="Heading_20_4" text:outline-level="4">Subsystem-Category</text:h>
      <text:p text:style-name="Body">Manifest header identifying the categories of the subsystem as a comma-delimited list.</text:p>
      <text:h text:style-name="Heading_20_4" text:outline-level="4">Subsystem-Copyright</text:h>
      <text:p text:style-name="Body">Manifest header identifying the subsystem's copyright information.</text:p>
      <text:h text:style-name="Heading_20_4" text:outline-level="4">Subsystem-DocURL</text:h>
      <text:p text:style-name="Body">Manifest header identifying the subsystem's documentation URL, from which further information about the subsystem may be obtained </text:p>
      <text:h text:style-name="Heading_20_4" text:outline-level="4">Subsystem-License</text:h>
      <text:p text:style-name="Body">Manifest header identifying the subsystem's license.</text:p>
      <text:h text:style-name="Heading_20_4" text:outline-level="4">Subsystem-Vendor</text:h>
      <text:p text:style-name="Body">Manifest header identifying the subsystem's vendor.</text:p>
      <text:h text:style-name="Heading_20_4" text:outline-level="4">Subsystem-ContactAddress</text:h>
      <text:p text:style-name="Body">Manifest header identifying the contact address where problems with the subsystem may be reported; for example, an email address.</text:p>
      <text:h text:style-name="Heading_20_4" text:outline-level="4">Subsystem-Icon</text:h>
      <text:p text:style-name="Body">Manifest header identifying the icon URL for the subsystem.</text:p>
      <text:h text:style-name="Heading_20_2" text:outline-level="2">Weaving Hooks</text:h>
      <text:p text:style-name="Body">This section describes the technical solution for handling dynamic imports added by weaving hooks.</text:p>
      <text:p text:style-name="Body">Dynamic package imports added by weaving hooks are observed by registering a WovenClassListener service and receiving notifications via WovenClassListener.modified(WovenClass). If the woven class is in the TRANSFORMED state [1], the bundle containing the woven class is obtained by calling WovenClass.getBundleWiring().getBundle(). The scoped subsystem, if any [2], containing the bundle as a constituent is retrieved. If necessary [3], the subsystem is resolved [4]. For each dynamic import, if necessary [5], the subsystem's sharing policy is updated [6].</text:p>
      <text:p text:style-name="Body">[1] The sharing policy must be updated while the woven class is in the TRANSFORMED state so that it takes effect before the bundle wiring is updated during the transition to DEFINED; otherwise, the class would fail to load.</text:p>
      <text:p text:style-name="Body"><text:soft-page-break/>[2] A bundle might be a constituent of multiple subsystems, but never more than one scoped subsystem. The rest are features, which have no sharing policies to update. It's possible the bundle will not be a constituent of a scoped subsystem.</text:p>
      <text:p text:style-name="Body">[3] It's possible for a classload request to occur on a bundle in an unresolved subsystem because the framework is free to resolve bundles whenever it desires. A resolved bundle can potentially receive a classload request. For example, a BundleEventListener registered with the system bundle context could receive the RESOLVED event and, for whatever reason, load a class. Also, a resolved bundle in an unresolved feature might get wired to another bundle.</text:p>
      <text:p text:style-name="Body">[4] The subsystem must be resolved in order to guarantee the dynamic imports will not effect the resolution and, therefore, potentially create a wiring inconsistent with the deployment manifest. </text:p>
      <text:p text:style-name="Body">[5] The sharing policy is only updated if the dynamic import cannot be <text:span text:style-name="T11">completely</text:span> satisfied from within the subsystem. Note that all dynamic imports with a wildcard must always be added to the sharing policy.</text:p>
      <text:p text:style-name="Body">[6] <text:span text:style-name="T24">We encounter the same issue here as in supporting the DIP header in terms of what happens when bundles are refreshed or a child subsystem is installed into an already resolved parent. It's possible that the runtime wiring will be inconsistent with the deployment manifest. We punt on specifying this under the assumptions that (1) weaving hooks are scant and (2) weaving hook providers really know what they're doing and will minimize or altogether avoid the use of wildcards in dynamic imports. We therefore consider any issues to be unlikely and rare.</text:span></text:p>
      <text:h text:style-name="Heading_20_2" text:outline-level="2">Allow Deployment Manifest to be Provided Separately</text:h>
      <text:p text:style-name="Body">A new method is added to the Subsystem interface with the following signature.</text:p>
      <text:p text:style-name="Body">public Subsystem install(String location, InputStream content, InputStream deploymentManifest);</text:p>
      <text:p text:style-name="Body">This method installs a subsystem using the provided deployment manifest instead of the one in the archive or the computed one. If the deployment manifest is null, the behavior is exactly the same as in the install(String, InputStream) method. Implementations must support input streams in the format described by section 134.2 of the Subsystem Service Specification. If the deployment manifest does not conform to the subsystem manifest (see 134.15.2), the installation fails and a SubsystemException is thrown. If the input stream throws an IOException, the installation fails and a SubsystemException is thrown with the IOException as the cause.</text:p>
      <text:h text:style-name="Heading_20_2" text:outline-level="2">Subsystem API to provide access to more information</text:h>
      <text:p text:style-name="Body">A new method is added to the Subsystem interface with the following signature.</text:p>
      <text:p text:style-name="Body">public Map&lt;String, String&gt; getDeploymentHeaders();</text:p>
      <text:p text:style-name="Body">The method follows the same rules as described for the getSubsystemHeaders(Locale) method except that no Locale is accepted since there are currently no translatable headers defined.</text:p>
      <text:h text:style-name="Heading_20_2" text:outline-level="2">Application Subsystem Service Dependencies</text:h>
      <text:p text:style-name="Body">Section 134.16.2.2 of the Subsystem 1.0 specification states the following regarding Service Imports:</text:p>
      <text:p text:style-name="Body">“<text:span text:style-name="T23">Application resolution is required to prefer services provided by content bundles over those provided outside the application. For this reason, the application Subsystem sharing policy only imports services required by the Subsystem's content bundles that are not also provided by the content bundles. There is no standard way to determine this, but a Subsystem runtime is permitted to use its own means to determine the services to import. Examples include resource metadata from a bundle repository, or analysis of bundle contents (e.g. Blueprint or Declarative Service configurations). A deployment manifest for an application Subsystem would list these service imports using the Subsystem- ImportService header.</text:span>”</text:p>
      <text:p text:style-name="Body">This specification provides a means of declaratively identifying the services a bundle provides using the Provide-Capability and Require-Capability headers with the osgi.service namespace (as described in Enterprise OSGi R5, section 135.4).</text:p>
      <text:p text:style-name="Body">An example of a bundle providing the service and declaring it using the Provide-Capability header is as follows:</text:p>
      <text:p text:style-name="P47"><text:soft-page-break/>Provide-Capability: osgi.service; <text:line-break/> objectClass=com.foo.MyService;<text:line-break/> a.service.prop=SomePropertyValue</text:p>
      <text:p text:style-name="Body">An example of a bundle requiring a service and declaring the requirement using the Require-Capability header is as follows:</text:p>
      <text:p text:style-name="P47">Require-Capability: osgi.serivce;<text:line-break/> filter:=”(&amp;(objectClass=com.foo.MyService)(a.service.prop=SomePropertyValue))”</text:p>
      <text:p text:style-name="Body">These headers can be hand-written, for example to declare programmatic use of an OSGi service, or can be generate by a tool, such as BND, based on declarative component model configuration, e.g. Declarative Services or Blueprint. <text:s/>A subsystem implementation must assume that if these headers are present in a bundle, they declare all the service dependencies of that bundle. <text:s/>The implementation must therefore not search the bundle for additional dependencies from other sources, such as contained Blueprint or DS XMLs.</text:p>
      <text:h text:style-name="Heading_20_2" text:outline-level="2"><text:span text:style-name="T28">Bug 2517 </text:span>-<text:bookmark text:name="summary_alias_container1"/> Preferred-Provider not always a cure for uses constraint violation.</text:h>
      <text:p text:style-name="Body">The following sections represent possible solutions to the issue.</text:p>
      <text:h text:style-name="Heading_20_3" text:outline-level="3"><text:s/>Nothing</text:h>
      <text:p text:style-name="Body">Do nothing. This is working as designed.</text:p>
      <text:h text:style-name="Heading_20_3" text:outline-level="3"><text:s/>Content + Preferred Provider Repository</text:h>
      <text:p text:style-name="Body"><text:bookmark text:name="comment_text_411"/>During the subsystem install process, while resolving the content of the subsystem (offline), change the steps outlined in section 134.6 - "Determining Dependences" to state that the search continues from step 1 "The Content Repository" to step 2 "The Preferred Repository" even if a capability is found in the content repository. <text:s/>The subsystem must prefer capabilities from the content repository, but should allow capabilities from the preferred repository if they can be used to solve an inconsistent class space (uses) issue.</text:p>
      <text:h text:style-name="Heading_20_3" text:outline-level="3"><text:s/>Content + Preferred Provider + System Repository</text:h>
      <text:p text:style-name="Body"><text:bookmark text:name="comment_text_42"/>While option 2 gives the developer an out to work around uses constraint issues when providers are available in the system repository, it still requires developer intervention to add a Preferred-Provider header. <text:s/>Also, preferred providers can only be used against providers that are contained in the parent subsystem (not any higher in the hierarchy). <text:s/>This may not always be possible since existing providers may pre-exist higher up in the hierarchy. An extension of option 2 is to also change step 2 "The Preferred Repository" to state that the search continues from step 2 "The Preferred Repository" to step 3 "The System Repository" if and only if no matching capabilities are found in the preferred repository. <text:s/>The subsystem must prefer capabilities from the content repository, but should allow capabilities from the system repository if they can be used to solve an inconsistent class space (uses) issue.</text:p>
      <text:h text:style-name="Heading_20_3" text:outline-level="3"><text:s/>Content + Preferred Provider + System + Local Repository</text:h>
      <text:p text:style-name="Body">Option 3 with an additional step. If option 3, step 3 is executed, proceed to step 4 “The Local Repository”, even if capabilities were found in the system repository.</text:p>
      <text:h text:style-name="Heading_20_3" text:outline-level="3"><text:s/>All Repositories</text:h>
      <text:p text:style-name="Body">Even more radical: Always continue on to the next step even when capabilities are found for all repositories. This is most likely a bad thing to do and has the potential to pull in the world from all registered Repository services unnecessarily during a resolve operation.</text:p>
      <text:p text:style-name="Body">Section 5.6.4 is the chosen solution. The Resolver Service Specification makes the following guarantee.</text:p>
      <text:p text:style-name="P23"><text:bookmark text:name="comment_text_9"/>"The Resolver will treat the order of the capabilities as preferences, the first element is more preferred than a later element. The Resolver cannot guarantee that the wiring obeys this preference since there can be other <text:soft-page-break/>constraints. However, a Resolver must use this preference order for simple cases and try to use it in more constrained situations."</text:p>
      <text:p text:style-name="Body"><text:bookmark text:name="comment_text_91"/>This is deemed sufficient for the purposes of subsystems. All matching capabilities from the Content, Preferred Provider, System, and Local repositories, and in that order, MUST be provided to the resolver when attempting to resolve a subsystem. An allowable implementation is to return all matching capabilities in the right order within the context of a single call to ResolveContext.findProviders. Furthermore, implementations MAY also return matching capabilities from Repository Services.</text:p>
      <text:h text:style-name="Heading_20_1" text:outline-level="1">Considered Alternatives</text:h>
      <text:p text:style-name="P17"/>
      <text:h text:style-name="Heading_20_2" text:outline-level="2">Weaving Hooks and DynamicImport-Package</text:h>
      <text:p text:style-name="Body">SSU025 – The specification MUST clarify the behaviour in the present of Dynamic-ImportPackage headers defined on content bundles inside scoped Subsystems.</text:p>
      <text:p text:style-name="P48">The DynamicImport-Package header will not be addressed by this RFC. For the below reasons, we should wait for a compelling need to arise before attempting to tackle it.</text:p>
      <text:p text:style-name="P7"/>
      <text:p text:style-name="P6">Although it is straightforward to specify well-defined behavior when installing and starting subsystems [1], complexity rapidly ensues when considering what happens when bundles are refreshed, or when children are installed into an already resolved parent subsystem, and how the runtime wiring faithfully represents the deployment manifest [2].</text:p>
      <text:p text:style-name="P7"/>
      <text:p text:style-name="P6">Another concern is that computing the DIP header for applications is not binary compatible [2]. Some sort of opt-in mechanism would need to be devised.</text:p>
      <text:p text:style-name="P7"/>
      <text:p text:style-name="P6">[1] The DIP header would have the same effect as dynamic package imports added by weaving hooks. That is, the imports would only take affect after the subsystem was resolved. This can be accomplished by specifying that the DIP header is only applied to the sharing policy just before entering the STARTING state.</text:p>
      <text:p text:style-name="P7"/>
      <text:p text:style-name="P7"><text:span text:style-name="T24">[2] </text:span><text:span text:style-name="T12"><text:s/>For example, a requirement of a content resource might get wired to an external resource when a local one was preferred.</text:span></text:p>
      <text:h text:style-name="Heading_20_2" text:outline-level="2">Subsystem API to provide more access to information</text:h>
      <text:p text:style-name="Body">In addition to the new getDeploymentHeaders() method, defining a SubsystemDTO was considered. It was decided to leave this for the future since nobody was currently asking for it.</text:p>
      <text:p text:style-name="Body">### <text:span text:style-name="T26">What about provisioning decision information? <text:s/>If we do this, we should tie it into some kind of DTO (dumps the internal info into a DTO).</text:span></text:p>
      <text:h text:style-name="Heading_20_2" text:outline-level="2">Bug 1916 – Define the TCCL for Scoped Subsystems</text:h>
      <text:p text:style-name="P14">SSU030 – The specification SHOULD make it possible to define a TCCL policy for proxied interactions between bundle inside a subsystem and for calls out of a subsystem.</text:p>
      <text:p text:style-name="P62"><text:soft-page-break/><text:span text:style-name="T34">### </text:span><text:span text:style-name="T37">Consider service loader design. This could be done just as a blueprint spec addition. Will depend on whether</text:span></text:p>
      <text:p text:style-name="P61"><text:span text:style-name="T39">we went the Virgo route for context bundles. Action: move to Blueprint 1.1?</text:span><text:span text:style-name="T31">move to Blueprint 1.1?</text:span></text:p>
      <text:p text:style-name="CellBody">Bug 1916 summaries the requirement for TCCL support in scoped Subsystems. <text:s/>Essentially, <text:bookmark text:name="comment_text_03"/>certain legacy libraries, such as Hibernate, depend on using the thread context class loader (TCCL) to load application types. </text:p>
      <text:p text:style-name="CellBody">Independently of the mechanism used to define the TCCL, the precise conditions which cause the TCCL to be set on a call out of the scoped application must also be specified. This may depend on whether a service is called or an exported type used directly.</text:p>
      <text:p text:style-name="P64">### David suggested there may be some useful info in the Service Loader spec for TCCL.</text:p>
      <text:p text:style-name="P63">### Solutions today rely on proxying by component models (e.g. Spring or Blueprint). They also vary in design.</text:p>
      <text:p text:style-name="P50">We could standardize something that allows the existing options/approaches. We could try to standardize</text:p>
      <text:p text:style-name="P51">something lower level that allows more aggressive proxying. Or we could punt, for now...</text:p>
      <text:h text:style-name="Heading_20_2" text:outline-level="2">TCCL Reliance (from Application Domain section)</text:h>
      <text:p text:style-name="Body">Libraries not originally designed for use in OSGi can often rely on the use of Thread Context Class Loaders. <text:s/>RFC 133 sought to provide a general solution to the problem and documented the Eclipse Buddy Classloading design. <text:s/>Unfortunately, no worthy solution was identified and so this effort stalled. <text:s/>Approaches based around the concept of isolated applications (precursors to Application Subsystems) have been employed in WebSphere Application Server and Eclipse Virgo. <text:s/>These do not try to be general solutions, but simply seek to provide a TCCL in a deterministic fashion within the context of a scoped application. <text:s/>At a high level, the two approaches are:</text:p>
      <text:list xml:id="list2511540831609821890" text:style-name="L1">
        <text:list-item text:start-value="1">
          <text:p text:style-name="P180">Synthetic Context Bundle: When calling out of a scoped application, Virgo sets the TCCL to be the class loader of a specially created bundle which imports all the packages exported by bundles in the scope in question.<text:line-break/><text:line-break/>All types which need to be available to the TCCL must therefore have their packages exported. This places a small restriction on the application: no two bundles in the scope may export the same package.<text:line-break/><text:line-break/>See this blog for another description: <text:a xlink:type="simple" xlink:href="http://underlap.blogspot.com/2011/02/thread-context-class-loading-in-virgo.html">http://underlap.blogspot.com/2011/02/thread-context-class-loading-in-virgo.html</text:a>.</text:p>
        </text:list-item>
      </text:list>
      <text:list xml:id="list113750341286430863" text:style-name="L2">
        <text:list-item>
          <text:p text:style-name="P181">Calling Bundle: WebSphere Application Server sets the TCCL to be the class loader of the calling bundle for all calls managed by Blueprint. All types which need to be available to the TCCL must either be defined by the calling bundle or must be exported by the bundle defining the type and imported by the calling bundle.<text:line-break/><text:line-break/>This approach aims to give the application developer control over the TCCL without imposing restrictions or overly compromising the <text:span text:style-name="T10">application</text:span> modularity.</text:p>
        </text:list-item>
      </text:list>
      <text:p text:style-name="CellBody"><text:span text:style-name="T31">It is </text:span><text:span text:style-name="T13">important to standardize the TCCL approach or approaches available in Subsystems as the lack of a standard <text:s/>affects portability. <text:s/>For example, an application that relies on the visibility provided by Eclipse Virgo may not have access to all the types it requires when deployed to WebSphere Application Server.</text:span></text:p>
      <text:h text:style-name="P164" text:outline-level="2">Subsystem Configuration</text:h>
      <text:h text:style-name="P167" text:outline-level="3">Requirements</text:h>
      <text:p text:style-name="P15">SSU070 – The specification SHOULD make it possible to configure the bundles of a subsystem via configuration admin (e.g. provide a standard form for the bundle locations inside a subsystem).</text:p>
      <text:p text:style-name="P49">SSU075 – The specification SHOULD make it possible to provide configuration resources as part of a subsystem</text:p>
      <text:p text:style-name="P52">archive where those resources are intended to configure bundles of the subsystem, or any bundles within the</text:p>
      <text:p text:style-name="P52">same region. The will require some means of selecting which configuration admin to use (e.g. one inside the</text:p>
      <text:p text:style-name="P53">subsystem region).</text:p>
      <text:h text:style-name="P168" text:outline-level="3"><text:soft-page-break/>Problem Description</text:h>
      <text:p text:style-name="Body">Configuration of subsystems via configuration admin had to be dropped from Subsystems 1.0 due to time constraints. <text:s/>Time permitting, this RFC should consider two things:</text:p>
      <text:list xml:id="list15031924220174349" text:style-name="L3">
        <text:list-item text:start-value="1">
          <text:p text:style-name="P172">How to identify targets of configuration within a subsystem such that configurations provided outside the subsystem can be delivered to the right target within a subsystem.</text:p>
        </text:list-item>
        <text:list-item>
          <text:p text:style-name="P121">How to provide configurations as resources in a subsystem archive. These configuration should only</text:p>
        </text:list-item>
      </text:list>
      <text:p text:style-name="P54">apply to targets within the subsystem that contributed them or any targets that are in the same containing</text:p>
      <text:p text:style-name="P55">region.</text:p>
      <text:h text:style-name="P169" text:outline-level="3">Technical Solution</text:h>
      <text:p text:style-name="Body">The Configuration Admin service is an important aspect of the deployment of an OSGi framework. <text:s/>The Subsystems 1.0 specification did not address how configuration data can be received by bundles which are deployed in a subsystem. <text:s/>The following are the important entities from Configuration Admin that need to be considered when dealing with configuring bundles deployed in a subsystem.</text:p>
      <text:list xml:id="list6869601153545045704" text:style-name="L4">
        <text:list-item>
          <text:p text:style-name="P173">Configuration Target - The target service that will receive the configuration information. For services, there are two types of targets: ManagedServiceFactory or ManagedService objects. <text:s/>Extenders may also define additional configuration targets. <text:s/>For example, Declarative Services specifies a way service components receive configuration data without requiring the registration of ManagedServiceFactory or ManagedService services.</text:p>
          <text:list>
            <text:list-item>
              <text:p text:style-name="P173">Subsystem Configuration Target – The scoped subsystem which contains the Configuration Target.</text:p>
            </text:list-item>
          </text:list>
        </text:list-item>
        <text:list-item>
          <text:p text:style-name="P173">Configuring Bundle – A bundle that modifies the configuration information through the Configuration Admin service. This bundle is either a management bundle or the bundle for which the configuration information is intended.</text:p>
          <text:list>
            <text:list-item>
              <text:p text:style-name="P173">For subsystems the configuring bundle may be deployed in Subsystem Configuration Target but this is not required. <text:s/>The configuring bundle may also live outside of the Subsystem Configuration Target. If configuration resources are included in a subsystem then the configuring bundle likely will be the subsystems implementation itself.</text:p>
            </text:list-item>
          </text:list>
        </text:list-item>
        <text:list-item>
          <text:p text:style-name="P173">Configuration Extenders – An Extender, such as Declarative Services, that is responsible for delivering configuration data to the entities they extend, such as service components.</text:p>
          <text:list>
            <text:list-item>
              <text:p text:style-name="P173">For subsystems special consideration is needed allow an extender to deliver configuration data. <text:s/>For example, the Declarative Service specification mandates that Configuration objects must be obtained from the Configuration Admin service using the Bundle Context of the bundle containing the component (<text:span text:style-name="T11">i.e. the Configuration Target). <text:s/>This implies that the ConfigurationAdmin service must be available within the context of the Subsystem Configuration Target.</text:span></text:p>
            </text:list-item>
          </text:list>
        </text:list-item>
        <text:list-item>
          <text:p text:style-name="P171">Targeted PID – Specially formatted PIDs that are interpreted by the Configuration Admin service. <text:s/>The target PID scopes the applicability of the PID to a limited set of target bundles.</text:p>
          <text:list>
            <text:list-item>
              <text:p text:style-name="P171">For subsystems a schema is needed to allow configurations to be targeted for specific bundles deployed in scoped subsystems. <text:s/>This important because scoped subsystems provide isolation to a group of bundles. <text:s/>Configurations intended for one Subsystem Configuration Target should not affect targets contained in other Subsystem Configuration Targets.</text:p>
            </text:list-item>
          </text:list>
        </text:list-item>
      </text:list>
      <text:h text:style-name="P170" text:outline-level="4">Subsystem Configuration Target</text:h>
      <text:p text:style-name="Body">A Configuration Target must not need to be aware of the Subsystem Configuration Target in which they are deployed. <text:s/>Configuration Targets must be able to receive configuration data in the same way regardless of the way they are deployed (in a subsystem or directly into a framwork). <text:s/>In order to allow configuring bundles to identify Subsystem Configuration Targets appropriately there needs to be a specified way of identifying which <text:soft-page-break/>Subsystem Configuration Target a bundle belongs to. <text:s/>To do this a bundle location schema is defined for bundles that are deployed by the subsystems implementation:</text:p>
      <text:p text:style-name="P28">subsystem-location '/!' symbolic-name @ 'version'</text:p>
      <text:p text:style-name="P8">Where subsystem-location is the subsystem location for the Subsystem Configuration Target, symbolic-name is</text:p>
      <text:p text:style-name="P53">the symbolic of the bundle and version is the version of the bundle. Except for the subsystem region context bundle, all bundles deployed by the subsystems implementation must use this bundle location schema when</text:p>
      <text:p text:style-name="P53">installing bundles which belong to a subsystem.</text:p>
      <text:h text:style-name="Heading_20_3" text:outline-level="3">Delivering Configuration Data</text:h>
      <text:p text:style-name="Body">Scoped subsystems provide isolation which allows for a bundle to be deployed multiple times within the same framework instance. <text:s/>This implies that the same Configuration Target may have multiple instances in the same framework instance. In order to deliver configuration data to Subsystem Configuration Targets appropriately a configuring bundle should use fully qualified targeted PIDs. <text:s/>This will ensure that the configuration data only gets delivered to the appropriate Configuration Target.</text:p>
      <text:p text:style-name="Body">For example, a configuration target is registered with the PID com.example.web.WebConf by a bundle with the symbolic-name com.acme.example and version 3.2.0 deployed to a scoped subsystem with the location ApplicationX. <text:s/>The following would be the fully qualified target pid to use:</text:p>
      <text:p text:style-name="P29">com.example.web.WebConf|com.acme.example|3.2.0|ApplicationX</text:p>
      <text:p text:style-name="P16">XXX - An alternative is to use the concept of Regions from the Configuration Admin service specification. <text:s/>This option requires the use of a security manager to provide isolation. <text:s/>Should we mandate that subsystems implementations grant the ConfigurationPermission[“?&lt;subsystem-location&gt;”, TARGET] permission to all bundles.</text:p>
      <text:h text:style-name="Heading_20_4" text:outline-level="4">Configuration Target Visibility</text:h>
      <text:p text:style-name="Body">In order for a Configuration Admin Service implementation to deliver configuration data to configuration targets it must have access to ManagedServiceFactory and ManagedService service registrations contained within a scoped subsystems. <text:s/>In most cases the Configuration Admin implementation will not be contained in <text:span text:style-name="T11">the Subsystem Configuration Target and will not have visibility to the necessary services.</text:span></text:p>
      <text:p text:style-name="P18">XXX – There are two ways I can think of to accomplish this:</text:p>
      <text:list xml:id="list7467533144191218579" text:style-name="L5">
        <text:list-item>
          <text:p text:style-name="P174">Have a configuration admin implementation that is subsystems aware. <text:s/>All this means is that is uses the system bundle context in order to discover all MSF and MS services no matter what scope they live in.</text:p>
        </text:list-item>
        <text:list-item>
          <text:p text:style-name="P174">Have <text:span text:style-name="T11">the</text:span> subsystems implementation somehow grant the configuration admin implementation bundle access to all MSF and MS service registrations.</text:p>
        </text:list-item>
      </text:list>
      <text:p text:style-name="Body">My preference is to use option 1 since it would not require any strange special holes to be poked through the subsystem sharing policy to expose specific services to specific bundles.</text:p>
      <text:h text:style-name="Heading_20_3" text:outline-level="3">Configuration Admin Service Visibility</text:h>
      <text:p text:style-name="Body">In some scenarios it is required that the configuration target has access to the Configuration Admin Service. <text:s/>For example, if a bundle manages its own configuration data. <text:s/>An extender is also able to use the Configuration Admin Service database to retrieve and deliver configuration data to the components it is extending. <text:s/>Declarative Services is one such example. <text:s/>The SCR must use the Configuration Target bundle's context in order to retrieve configuration data from the Configuration Admin service. <text:s/>This is to allow for proper security checks and also to allow for accurate matching of targeted PIDs.</text:p>
      <text:p text:style-name="Body"><text:span text:style-name="T25">In order for these scenarios to work the subsystems implementation must implicitly import the ConfigurationAdmin <text:s/>service into each scoped subsystem. <text:s/>The one exception is if the scoped subsystem is a composite subsystem which exports a Configuration Admin service</text:span><text:span text:style-name="T32"> </text:span><text:span text:style-name="T18">(XXX – not really sure on this one, perhaps we do not really need to special cases this, would it be bad to export and implicitly import the same service?)</text:span></text:p>
      <text:h text:style-name="Heading_20_2" text:outline-level="2"><text:soft-page-break/>Configuration Resources</text:h>
      <text:p text:style-name="P16">XXX – Left as a brain storming session for the F2F ;-)</text:p>
      <text:p text:style-name="P13">Need to allow for some configuration resources. <text:s/>Initial though is to have the resources themselves encode the configuration target in their file name:</text:p>
      <text:p text:style-name="P30">&lt;bundle-symbolic-name&gt;@&lt;bundle-version&gt;@&lt;PID&gt;.cfg</text:p>
      <text:p text:style-name="P67">The cfg file would be a simple properties file where the key is the configuration key and the value is the configuration key value. <text:s/>Perhaps it uses the syntax for capability attributes from the Provide-Capability header except we would have to substitute the ':' type separator with another char (maybe '@'). <text:s/>For example:</text:p>
      <text:p text:style-name="P26"><text:a xlink:type="simple" xlink:href="mailto:ports@List"><text:span text:style-name="T1">ports</text:span></text:a><text:a xlink:type="simple" xlink:href="mailto:ports@List"><text:span text:style-name="T1">@</text:span></text:a><text:a xlink:type="simple" xlink:href="mailto:ports@List"><text:span text:style-name="T1">List</text:span></text:a><text:span text:style-name="T9">&lt;Long&gt;=1,2,3</text:span></text:p>
      <text:p text:style-name="P27">server.name=Acme Server</text:p>
      <text:p text:style-name="P9">The subsystems implementation would read these cfg resources and populate the configuration admin database with the proper targeted PID configurations. May also need to specify a new resource type of osgi.subsystem.configuration that can have a proper osgi identity and live in a repository and be included in the Subsystem-Content header.</text:p>
      <text:h text:style-name="Heading_20_2" text:outline-level="2">Manifest matching rules</text:h>
      <text:p text:style-name="P10">It's unclear how to match a Deployment.MF to a subsystem in all cases. Although the Symbolic Name and Version are required for the Deployment.MF, they are not required for Subsystem.MF. How do we match them when not specified in the Subsystem.MF? <text:s/>One possibility would be to try to match against defaults and if they do not match, fail the deployment?</text:p>
      <text:p text:style-name="P11"><text:span text:style-name="T38">### </text:span><text:span text:style-name="T36">This could come down to a </text:span><text:span text:style-name="T35">spec clarification. <text:s/>What's the default symbolic name.</text:span></text:p>
      <text:h text:style-name="Heading_20_1" text:outline-level="1">Security Considerations</text:h>
      <text:p text:style-name="Body"><text:span text:style-name="T27">The new Subsystem.install(String location, InputStream content, InputStream deploymentManifest) method will inherit the same permission requirements from the other install methods, namely </text:span><text:bookmark text:name="comment_text_0"/>SubsystemPermission[installed subsystem,LIFECYCLE].</text:p>
      <text:p text:style-name="Body"><text:span text:style-name="T27">The new Subsystem.getDeploymentHeaders() method will require the </text:span><text:bookmark text:name="comment_text_04"/>SubsystemPermission[installed subsystem,METADATA] permission.</text:p>
      <text:h text:style-name="Heading_20_1" text:outline-level="1">Javadoc</text:h>
      <text:section text:style-name="Sect1" text:name="Section1" text:protected="true">
        <text:section-source xlink:href="../javadoc.rtf" text:filter-name="Rich Text Format"/>
        <text:p text:style-name="P184">OSGi Javadoc</text:p>
        <text:p text:style-name="P71">10/30/13 7:24 A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74"><text:span text:style-name="Summary_20_Heading_20_Font">Package Summary</text:span></text:p>
            </table:table-cell>
            <table:covered-table-cell/>
            <table:table-cell table:style-name="Table3.A1" office:value-type="string">
              <text:p text:style-name="P75"><text:span text:style-name="Page_20_Reference_20_Font"><text:span text:style-name="T29">Page</text:span></text:span></text:p>
            </table:table-cell>
          </table:table-row>
          <table:table-row table:style-name="Table3.1">
            <table:table-cell table:style-name="Table3.A2" office:value-type="string">
              <text:p text:style-name="P73"><text:a xlink:type="simple" xlink:href="#r3"><text:span text:style-name="T2">org.osgi.service.subsystem</text:span></text:a></text:p>
            </table:table-cell>
            <table:table-cell table:style-name="Table3.A2" office:value-type="string">
              <text:p text:style-name="P76">Subsystem Service Package Version 1.1.</text:p>
            </table:table-cell>
            <table:table-cell table:style-name="Table3.A2" office:value-type="string">
              <text:p text:style-name="P75"><text:span text:style-name="Page_20_Reference_20_Font"><text:bookmark-ref text:reference-format="page" text:ref-name="r3">20</text:bookmark-ref></text:span></text:p>
            </table:table-cell>
          </table:table-row>
        </table:table>
        <text:p text:style-name="P185"><text:bookmark text:name="r3"/>Package org.osgi.service.subsystem</text:p>
        <text:p text:style-name="P85"><text:span text:style-name="Code_20_Small">@org.osgi.annotation.versioning.Version(value="1.1")</text:span></text:p>
        <text:p text:style-name="P86">Subsystem Service Package Version 1.1.</text:p>
        <text:p text:style-name="P87">See:</text:p>
        <text:p text:style-name="P90"><text:a xlink:type="simple" xlink:href="#r2"><text:span text:style-name="T2">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81"><text:span text:style-name="Summary_20_Heading_20_Font1">Interface Summary</text:span></text:p>
            </table:table-cell>
            <table:covered-table-cell/>
            <table:table-cell table:style-name="Table5.A1" office:value-type="string">
              <text:p text:style-name="P82"><text:span text:style-name="Page_20_Reference_20_Font">Page</text:span></text:p>
            </table:table-cell>
          </table:table-row>
          <table:table-row table:style-name="Table5.1">
            <table:table-cell table:style-name="Table5.A2" office:value-type="string">
              <text:p text:style-name="P73"><text:a xlink:type="simple" xlink:href="#r22"><text:span text:style-name="T4">Subsystem</text:span></text:a></text:p>
            </table:table-cell>
            <table:table-cell table:style-name="Table5.A2" office:value-type="string">
              <text:p text:style-name="P77">A subsystem is a collection of resources constituting a logical, possibly isolated, unit of functionality.</text:p>
            </table:table-cell>
            <table:table-cell table:style-name="Table5.A2" office:value-type="string">
              <text:p text:style-name="P78"><text:span text:style-name="Page_20_Reference_20_Font"><text:span text:style-name="T40"><text:bookmark-ref text:reference-format="page" text:ref-name="r22">21</text:bookmark-ref></text:span></text:span></text:p>
            </table:table-cell>
          </table:table-row>
        </table:table>
        <text:p text:style-name="P56"/>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83"><text:span text:style-name="Summary_20_Heading_20_Font1"><text:span text:style-name="T9">Class Summary</text:span></text:span></text:p>
            </table:table-cell>
            <table:covered-table-cell/>
            <table:table-cell table:style-name="Table6.A1" office:value-type="string">
              <text:p text:style-name="P84"><text:span text:style-name="Page_20_Reference_20_Font"><text:span text:style-name="T14">Page</text:span></text:span></text:p>
            </table:table-cell>
          </table:table-row>
          <table:table-row table:style-name="Table6.1">
            <table:table-cell table:style-name="Table6.A2" office:value-type="string">
              <text:p text:style-name="P73"><text:a xlink:type="simple" xlink:href="#r70"><text:span text:style-name="T2">SubsystemConstants</text:span></text:a></text:p>
            </table:table-cell>
            <table:table-cell table:style-name="Table6.A2" office:value-type="string">
              <text:p text:style-name="P79">Defines the constants used by Subsystem service property, manifest header, attribute and directive keys.</text:p>
            </table:table-cell>
            <table:table-cell table:style-name="Table6.A2" office:value-type="string">
              <text:p text:style-name="P80"><text:span text:style-name="Page_20_Reference_20_Font"><text:span text:style-name="T9"><text:bookmark-ref text:reference-format="page" text:ref-name="r70">37</text:bookmark-ref></text:span></text:span></text:p>
            </table:table-cell>
          </table:table-row>
        </table:table>
        <text:p text:style-name="P56"/>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83"><text:span text:style-name="Summary_20_Heading_20_Font1"><text:span text:style-name="T9">Enum Summary</text:span></text:span></text:p>
            </table:table-cell>
            <table:covered-table-cell/>
            <table:table-cell table:style-name="Table7.A1" office:value-type="string">
              <text:p text:style-name="P84"><text:span text:style-name="Page_20_Reference_20_Font"><text:span text:style-name="T14">Page</text:span></text:span></text:p>
            </table:table-cell>
          </table:table-row>
          <table:table-row table:style-name="Table7.1">
            <table:table-cell table:style-name="Table7.A2" office:value-type="string">
              <text:p text:style-name="P73"><text:a xlink:type="simple" xlink:href="#r35"><text:span text:style-name="T2">Subsystem.State</text:span></text:a></text:p>
            </table:table-cell>
            <table:table-cell table:style-name="Table7.A2" office:value-type="string">
              <text:p text:style-name="P79">An enumeration of the possible states of a subsystem.</text:p>
            </table:table-cell>
            <table:table-cell table:style-name="Table7.A2" office:value-type="string">
              <text:p text:style-name="P80"><text:span text:style-name="Page_20_Reference_20_Font"><text:span text:style-name="T9"><text:bookmark-ref text:reference-format="page" text:ref-name="r35">33</text:bookmark-ref></text:span></text:span></text:p>
            </table:table-cell>
          </table:table-row>
        </table:table>
        <text:p text:style-name="P97"><text:bookmark text:name="r2"/>Package org.osgi.service.subsystem Description</text:p>
        <text:p text:style-name="P99">Subsystem Service Package Version 1.1.</text:p>
        <text:p text:style-name="P99">Bundles wishing to use this package must list the package in the Import-Package header of the bundle's manifest. This package has two types of users: the consumers that use the API in this package and the providers that implement the API in this package.</text:p>
        <text:p text:style-name="P99">Example import for consumers using the API in this package:</text:p>
        <text:p text:style-name="P98"><text:span text:style-name="Code1">Import-Package: org.osgi.service.subsystem; version="[1.1,2.0)"</text:span></text:p>
        <text:p text:style-name="P99">Example import for providers implementing the API in this package:</text:p>
        <text:p text:style-name="Standard"><text:span text:style-name="Code1">Import-Package: org.osgi.service.subsystem; version="[1.1,1.2)"</text:span></text:p>
        <text:p text:style-name="P186"><text:bookmark text:name="r22"/>Interface Subsystem</text:p>
        <text:p text:style-name="P37"><text:a xlink:type="simple" xlink:href="#r3"><text:span text:style-name="T5">org.osgi.service.subsystem</text:span></text:a></text:p>
        <text:p text:style-name="P88"/>
        <text:p text:style-name="P100"><text:span text:style-name="Code_20_Small1">@org.osgi.annotation.versioning.ProviderType<text:line-break/></text:span><text:span text:style-name="Code2">public interface </text:span><text:span text:style-name="Code2"><text:span text:style-name="T29">Subsystem</text:span></text:span></text:p>
        <text:p text:style-name="P99">A subsystem is a collection of resources constituting a logical, possibly isolated, unit of functionality.</text:p>
        <text:p text:style-name="P98"><text:span text:style-name="T41">A subsystem may be </text:span><text:span text:style-name="T42">scoped</text:span><text:span text:style-name="T41"> or </text:span><text:span text:style-name="T42">unscoped</text:span><text:span text:style-name="T41">. Scoped subsystems are isolated by implicit or explicit sharing policies. Unscoped subsystems are not isolated and, therefore, have no sharing policy. There are three standard </text:span><text:a xlink:type="simple" xlink:href="#r62"><text:span text:style-name="Code2"><text:span text:style-name="T6">types</text:span></text:span></text:a><text:span text:style-name="Default_20_Paragraph_20_Font"><text:span text:style-name="T41"> of subsystems.</text:span></text:span></text:p>
        <text:list xml:id="list6378655280499233892" text:style-name="RTF_5f_Num_20_2">
          <text:list-item>
            <text:p text:style-name="P122"><text:a xlink:type="simple" xlink:href="#r64"><text:span text:style-name="Code2"><text:span text:style-name="T6">Application</text:span></text:span></text:a><text:span text:style-name="Default_20_Paragraph_20_Font"><text:span text:style-name="T15"> - An implicitly scoped subsystem. Nothing is exported, and imports are computed based on any unsatisfied content requirements.</text:span></text:span></text:p>
          </text:list-item>
          <text:list-item>
            <text:p text:style-name="P122"><text:a xlink:type="simple" xlink:href="#r65"><text:span text:style-name="Code2"><text:span text:style-name="T6">Composite</text:span></text:span></text:a><text:span text:style-name="Default_20_Paragraph_20_Font"><text:span text:style-name="T15"> - An explicitly scoped subsystem. The sharing policy is defined by metadata within the subsystem archive.</text:span></text:span></text:p>
          </text:list-item>
          <text:list-item>
            <text:p text:style-name="P146"><text:a xlink:type="simple" xlink:href="#r66"><text:span text:style-name="Code2"><text:span text:style-name="T6">Feature</text:span></text:span></text:a><text:span text:style-name="Default_20_Paragraph_20_Font"><text:span text:style-name="T15"> - An unscoped subsystem.</text:span></text:span></text:p>
          </text:list-item>
        </text:list>
        <text:p text:style-name="P98"><text:span text:style-name="T41">Conceptually, a subsystem may be thought of as existing in an isolated region along with zero or more other subsystems. Each region has one and only one scoped subsystem, which dictates the sharing policy. The region may, however, have many unscoped subsystems. It is, therefore, possible to have shared constituents across multiple subsystems within a region. Associated with each region is a bundle whose context may be </text:span><text:a xlink:type="simple" xlink:href="#r4"><text:span text:style-name="Code2"><text:span text:style-name="T6">retrieved</text:span></text:span></text:a><text:span text:style-name="Default_20_Paragraph_20_Font"><text:span text:style-name="T41"> from any subsystem within that region. This context may be used to monitor activity occurring within the region.</text:span></text:span></text:p>
        <text:p text:style-name="P98"><text:span text:style-name="T41">A subsystem may have </text:span><text:a xlink:type="simple" xlink:href="#r5"><text:span text:style-name="Code2"><text:span text:style-name="T6">children</text:span></text:span></text:a><text:span text:style-name="Default_20_Paragraph_20_Font"><text:span text:style-name="T41"> and, unless it's the root subsystem, must have at least one </text:span></text:span><text:a xlink:type="simple" xlink:href="#r8"><text:span text:style-name="Code2"><text:span text:style-name="T6">parent</text:span></text:span></text:a><text:span text:style-name="Default_20_Paragraph_20_Font"><text:span text:style-name="T41">. Subsystems become children of the subsystem in which they are installed. Unscoped subsystems have more than one parent if they are installed in more than one subsystem within the same region. The subsystem graph may be thought of as an </text:span></text:span><text:a xlink:type="simple" xlink:href="http://en.wikipedia.org/wiki/Directed_acyclic_graph"><text:span text:style-name="Default_20_Paragraph_20_Font"><text:span text:style-name="T3">acyclic digraph</text:span></text:span></text:a><text:span text:style-name="Default_20_Paragraph_20_Font"><text:span text:style-name="T41"> with one and only one source vertex, which is the root subsystem. The edges have the child as the head and parent as the tail.</text:span></text:span></text:p>
        <text:p text:style-name="P99">A subsystem has several identifiers.</text:p>
        <text:list xml:id="list2689953020031663751" text:style-name="RTF_5f_Num_20_3">
          <text:list-item>
            <text:p text:style-name="P123"><text:a xlink:type="simple" xlink:href="#r7"><text:span text:style-name="Code2"><text:span text:style-name="T6">Location</text:span></text:span></text:a><text:span text:style-name="Default_20_Paragraph_20_Font"><text:span text:style-name="T15"> - An identifier specified by the client as part of installation. It is guaranteed to be unique within the same framework.</text:span></text:span></text:p>
          </text:list-item>
          <text:list-item>
            <text:p text:style-name="P123"><text:a xlink:type="simple" xlink:href="#r12"><text:span text:style-name="Code2"><text:span text:style-name="T6">ID</text:span></text:span></text:a><text:span text:style-name="Default_20_Paragraph_20_Font"><text:span text:style-name="T15"> - An identifier generated by the implementation as part of installation. It is guaranteed to be unique within the same framework.</text:span></text:span></text:p>
          </text:list-item>
          <text:list-item>
            <text:p text:style-name="P147"><text:a xlink:type="simple" xlink:href="#r13"><text:span text:style-name="Code2"><text:span text:style-name="T6">Symbolic Name</text:span></text:span></text:a><text:span text:style-name="Default_20_Paragraph_20_Font"><text:span text:style-name="T15">/</text:span></text:span><text:a xlink:type="simple" xlink:href="#r15"><text:span text:style-name="Code2"><text:span text:style-name="T6">Version</text:span></text:span></text:a><text:span text:style-name="Default_20_Paragraph_20_Font"><text:span text:style-name="T15"> - The combination of symbolic name and version is guaranteed to be unique within the same region. Although </text:span></text:span><text:a xlink:type="simple" xlink:href="#r14"><text:span text:style-name="Code2"><text:span text:style-name="T6">type</text:span></text:span></text:a><text:span text:style-name="Default_20_Paragraph_20_Font"><text:span text:style-name="T15"> is not formally part of the identity, two subsystems with the same symbolic names and versions but different types are not considered to be equal.</text:span></text:span></text:p>
          </text:list-item>
        </text:list>
        <text:p text:style-name="P98"><text:span text:style-name="T41">A subsystem has a well-defined </text:span><text:a xlink:type="simple" xlink:href="#r35"><text:span text:style-name="Code2"><text:span text:style-name="T6">life cycle</text:span></text:span></text:a><text:span text:style-name="Default_20_Paragraph_20_Font"><text:span text:style-name="T41">. Which stage a subsystem is in may be obtained from the subsystem's </text:span></text:span><text:a xlink:type="simple" xlink:href="#r11"><text:span text:style-name="Code2"><text:span text:style-name="T6">state</text:span></text:span></text:a><text:span text:style-name="Default_20_Paragraph_20_Font"><text:span text:style-name="T41"> and is dependent on which life cycle operation is currently active or was last invoked.</text:span></text:span></text:p>
        <text:p text:style-name="P98"><text:span text:style-name="T41">A subsystem archive is a ZIP file having an </text:span><text:span text:style-name="Code2">.esa</text:span><text:span text:style-name="Default_20_Paragraph_20_Font"><text:span text:style-name="T41"> extension and containing metadata describing the subsystem. The form of the metadata may be a subsystem or deployment manifest, as well as any content resource files. The manifests are optional and will be computed if not present. The subsystem manifest headers may be </text:span></text:span><text:a xlink:type="simple" xlink:href="#r6"><text:span text:style-name="Code2"><text:span text:style-name="T6">retrieved</text:span></text:span></text:a><text:span text:style-name="Default_20_Paragraph_20_Font"><text:span text:style-name="T41"> in raw or localized forms. There are five standard </text:span></text:span><text:span text:style-name="Code2">types</text:span><text:span text:style-name="Default_20_Paragraph_20_Font"><text:span text:style-name="T41"> of resources that may be included in a subsystem.</text:span></text:span></text:p>
        <text:list xml:id="list2954842356314186546" text:style-name="RTF_5f_Num_20_4">
          <text:list-item>
            <text:p text:style-name="P135"><text:span text:style-name="Code2"><text:span text:style-name="T9">Bundle</text:span></text:span><text:span text:style-name="Default_20_Paragraph_20_Font"><text:span text:style-name="T15"> - A bundle that is not a fragment.</text:span></text:span></text:p>
          </text:list-item>
          <text:list-item>
            <text:p text:style-name="P135"><text:span text:style-name="Code2"><text:span text:style-name="T9">Fragment</text:span></text:span><text:span text:style-name="Default_20_Paragraph_20_Font"><text:span text:style-name="T15"> - A fragment bundle.</text:span></text:span></text:p>
          </text:list-item>
          <text:list-item>
            <text:p text:style-name="P124"><text:a xlink:type="simple" xlink:href="#r64"><text:span text:style-name="Code2"><text:span text:style-name="T6">Application Subsystem</text:span></text:span></text:a><text:span text:style-name="Default_20_Paragraph_20_Font"><text:span text:style-name="T15"> - An application subsystem.</text:span></text:span></text:p>
          </text:list-item>
          <text:list-item>
            <text:p text:style-name="P124"><text:a xlink:type="simple" xlink:href="#r65"><text:span text:style-name="Code2"><text:span text:style-name="T6">Composite Subsystem</text:span></text:span></text:a><text:span text:style-name="Default_20_Paragraph_20_Font"><text:span text:style-name="T15"> - A composite subsystem.</text:span></text:span></text:p>
          </text:list-item>
          <text:list-item>
            <text:p text:style-name="P148"><text:a xlink:type="simple" xlink:href="#r66"><text:span text:style-name="Code2"><text:span text:style-name="T6">Feature Subsystem</text:span></text:span></text:a><text:span text:style-name="Default_20_Paragraph_20_Font"><text:span text:style-name="T15"> - A feature subsystem.</text:span></text:span></text:p>
          </text:list-item>
        </text:list>
        <text:p text:style-name="P98"><text:span text:style-name="T41">Resources contained by a subsystem are called </text:span><text:a xlink:type="simple" xlink:href="#r9"><text:span text:style-name="Code2"><text:span text:style-name="T6">constituents</text:span></text:span></text:a><text:span text:style-name="Default_20_Paragraph_20_Font"><text:span text:style-name="T41">. There are several ways a resource may become a constituent of a subsystem:</text:span></text:span></text:p>
        <text:list xml:id="list838958824713245064" text:style-name="RTF_5f_Num_20_5">
          <text:list-item>
            <text:p text:style-name="P138">A resource is listed as part of the subsystem's content.</text:p>
          </text:list-item>
          <text:list-item>
            <text:p text:style-name="P138">A subsystem resource is a child of the subsystem.</text:p>
          </text:list-item>
          <text:list-item>
            <text:p text:style-name="P138"><text:soft-page-break/>The subsystem has a provision policy of accept dependencies.</text:p>
          </text:list-item>
          <text:list-item>
            <text:p text:style-name="P138">A bundle resource is installed using the region bundle context.</text:p>
          </text:list-item>
          <text:list-item>
            <text:p text:style-name="P152">A bundle resource is installed using the bundle context of another resource contained by the subsystem.</text:p>
          </text:list-item>
        </text:list>
        <text:p text:style-name="P99">In addition to invoking one of the install methods, a subsystem instance may be obtained through the service registry. Each installed subsystem has a corresponding service registration. A subsystem service has the following properties.</text:p>
        <text:list xml:id="list8028017710719213392" text:style-name="RTF_5f_Num_20_6">
          <text:list-item>
            <text:p text:style-name="P125"><text:a xlink:type="simple" xlink:href="#r53"><text:span text:style-name="Code2"><text:span text:style-name="T6">ID</text:span></text:span></text:a><text:span text:style-name="Default_20_Paragraph_20_Font"><text:span text:style-name="T15"> - The ID of the subsystem.</text:span></text:span></text:p>
          </text:list-item>
          <text:list-item>
            <text:p text:style-name="P125"><text:a xlink:type="simple" xlink:href="#r60"><text:span text:style-name="Code2"><text:span text:style-name="T6">Symbolic Name</text:span></text:span></text:a><text:span text:style-name="Default_20_Paragraph_20_Font"><text:span text:style-name="T15"> - The symbolic name of the subsystem.</text:span></text:span></text:p>
          </text:list-item>
          <text:list-item>
            <text:p text:style-name="P125"><text:a xlink:type="simple" xlink:href="#r69"><text:span text:style-name="Code2"><text:span text:style-name="T6">Version</text:span></text:span></text:a><text:span text:style-name="Default_20_Paragraph_20_Font"><text:span text:style-name="T15"> - The version of the subsystem.</text:span></text:span></text:p>
          </text:list-item>
          <text:list-item>
            <text:p text:style-name="P125"><text:a xlink:type="simple" xlink:href="#r63"><text:span text:style-name="Code2"><text:span text:style-name="T6">Type</text:span></text:span></text:a><text:span text:style-name="Default_20_Paragraph_20_Font"><text:span text:style-name="T15"> - The type of the subsystem.</text:span></text:span></text:p>
          </text:list-item>
          <text:list-item>
            <text:p text:style-name="P149"><text:a xlink:type="simple" xlink:href="#r58"><text:span text:style-name="Code2"><text:span text:style-name="T6">State</text:span></text:span></text:a><text:span text:style-name="Default_20_Paragraph_20_Font"><text:span text:style-name="T15"> - The state of the subsystem.</text:span></text:span></text:p>
          </text:list-item>
        </text:list>
        <text:p text:style-name="P99">Because a subsystem must be used to install other subsystems, a root subsystem is provided as a starting point. The root subsystem may only be obtained as a service and has the following characteristics.</text:p>
        <text:list xml:id="list6074875275854421253" text:style-name="RTF_5f_Num_20_7">
          <text:list-item>
            <text:p text:style-name="P136"><text:span text:style-name="T15">The ID is </text:span><text:span text:style-name="Code2"><text:span text:style-name="T9">0</text:span></text:span><text:span text:style-name="Default_20_Paragraph_20_Font"><text:span text:style-name="T15">.</text:span></text:span></text:p>
          </text:list-item>
          <text:list-item>
            <text:p text:style-name="P126"><text:span text:style-name="T15">The symbolic name is </text:span><text:a xlink:type="simple" xlink:href="#r61"><text:span text:style-name="Code2"><text:span text:style-name="T6">org.osgi.service.subsystem.root</text:span></text:span></text:a><text:span text:style-name="Default_20_Paragraph_20_Font"><text:span text:style-name="T15">.</text:span></text:span></text:p>
          </text:list-item>
          <text:list-item>
            <text:p text:style-name="P139">The version matches this specification's version.</text:p>
          </text:list-item>
          <text:list-item>
            <text:p text:style-name="P139">It has no parents.</text:p>
          </text:list-item>
          <text:list-item>
            <text:p text:style-name="P139">All existing bundles, including the system and subsystem implementation bundles, are constituents.</text:p>
          </text:list-item>
          <text:list-item>
            <text:p text:style-name="P126"><text:span text:style-name="T15">The type is </text:span><text:a xlink:type="simple" xlink:href="#r64"><text:span text:style-name="Code2"><text:span text:style-name="T6">osgi.subsystem.application</text:span></text:span></text:a><text:span text:style-name="Default_20_Paragraph_20_Font"><text:span text:style-name="T15"> with no imports.</text:span></text:span></text:p>
          </text:list-item>
          <text:list-item>
            <text:p text:style-name="P157"><text:span text:style-name="T15">The provision policy is </text:span><text:a xlink:type="simple" xlink:href="#r41"><text:span text:style-name="Code2"><text:span text:style-name="T6">acceptDependencies</text:span></text:span></text:a><text:span text:style-name="Default_20_Paragraph_20_Font"><text:span text:style-name="T15">.</text:span></text:span></text:p>
          </text:list-item>
        </text:list>
        <text:p text:style-name="P38">ThreadSafe</text:p>
        <text:p text:style-name="P101"/>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2"><text:span text:style-name="Summary_20_Heading_20_Font2"><text:span text:style-name="T9">Nested Class Summary</text:span></text:span></text:p>
            </table:table-cell>
            <table:covered-table-cell/>
            <table:table-cell table:style-name="Table9.A1" office:value-type="string">
              <text:p text:style-name="P103"><text:span text:style-name="Page_20_Reference_20_Font"><text:span text:style-name="T14">Page</text:span></text:span></text:p>
            </table:table-cell>
          </table:table-row>
          <table:table-row table:style-name="Table9.1">
            <table:table-cell table:style-name="Table9.A2" office:value-type="string">
              <text:p text:style-name="P105"><text:span text:style-name="Code_20_Small1"><text:span text:style-name="T9">static enum</text:span></text:span></text:p>
            </table:table-cell>
            <table:table-cell table:style-name="Table9.A2" office:value-type="string">
              <text:p text:style-name="P108"><text:a xlink:type="simple" xlink:href="#r35"><text:span text:style-name="Code2"><text:span text:style-name="T7">Subsystem.State</text:span></text:span></text:a></text:p>
              <text:p text:style-name="P110">An enumeration of the possible states of a subsystem.</text:p>
            </table:table-cell>
            <table:table-cell table:style-name="Table9.C2" office:value-type="string">
              <text:p text:style-name="P106"><text:span text:style-name="Page_20_Reference_20_Font"><text:span text:style-name="T9"><text:bookmark-ref text:reference-format="page" text:ref-name="r35">33</text:bookmark-ref></text:span></text:span></text:p>
            </table:table-cell>
          </table:table-row>
        </table:table>
        <text:p text:style-name="P57"/>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102"><text:span text:style-name="Summary_20_Heading_20_Font2"><text:span text:style-name="T9">Method Summary</text:span></text:span></text:p>
            </table:table-cell>
            <table:covered-table-cell/>
            <table:table-cell table:style-name="Table10.A1" office:value-type="string">
              <text:p text:style-name="P103"><text:span text:style-name="Page_20_Reference_20_Font"><text:span text:style-name="T14">Page</text:span></text:span></text:p>
            </table:table-cell>
          </table:table-row>
          <table:table-row table:style-name="Table10.1">
            <table:table-cell table:style-name="Table10.A2" office:value-type="string">
              <text:p text:style-name="P105"><text:span text:style-name="Code_20_Small1"><text:span text:style-name="T9">org.osgi.framework.BundleContext</text:span></text:span></text:p>
            </table:table-cell>
            <table:table-cell table:style-name="Table10.A2" office:value-type="string">
              <text:p text:style-name="P108"><text:a xlink:type="simple" xlink:href="#r4"><text:span text:style-name="Code2"><text:span text:style-name="T7">getBundleContext</text:span></text:span></text:a><text:span text:style-name="Code2"><text:span text:style-name="T9">()</text:span></text:span></text:p>
              <text:p text:style-name="P110">Returns the bundle context of the region within which this subsystem resides.</text:p>
            </table:table-cell>
            <table:table-cell table:style-name="Table10.C2" office:value-type="string">
              <text:p text:style-name="P106"><text:span text:style-name="Page_20_Reference_20_Font"><text:span text:style-name="T9"><text:bookmark-ref text:reference-format="page" text:ref-name="r4">23</text:bookmark-ref></text:span></text:span></text:p>
            </table:table-cell>
          </table:table-row>
          <table:table-row table:style-name="Table10.1">
            <table:table-cell table:style-name="Table10.A3" office:value-type="string">
              <text:p text:style-name="P107"><text:span text:style-name="Code_20_Small1"><text:span text:style-name="T9">Collection&lt;</text:span></text:span><text:a xlink:type="simple" xlink:href="#r22"><text:span text:style-name="Code_20_Small1"><text:span text:style-name="T6">Subsystem</text:span></text:span></text:a><text:span text:style-name="Code_20_Small1"><text:span text:style-name="T9">&gt;</text:span></text:span></text:p>
            </table:table-cell>
            <table:table-cell table:style-name="Table10.A3" office:value-type="string">
              <text:p text:style-name="P108"><text:a xlink:type="simple" xlink:href="#r5"><text:span text:style-name="Code2"><text:span text:style-name="T7">getChildren</text:span></text:span></text:a><text:span text:style-name="Code2"><text:span text:style-name="T9">()</text:span></text:span></text:p>
              <text:p text:style-name="P110">Returns the child subsystems of this subsystem.</text:p>
            </table:table-cell>
            <table:table-cell table:style-name="Table10.C3" office:value-type="string">
              <text:p text:style-name="P106"><text:span text:style-name="Page_20_Reference_20_Font"><text:span text:style-name="T9"><text:bookmark-ref text:reference-format="page" text:ref-name="r5">23</text:bookmark-ref></text:span></text:span></text:p>
            </table:table-cell>
          </table:table-row>
          <table:table-row table:style-name="Table10.1">
            <table:table-cell table:style-name="Table10.A3" office:value-type="string">
              <text:p text:style-name="P105"><text:span text:style-name="Code_20_Small1"><text:span text:style-name="T9">Collection&lt;org.osgi.resource.Resource&gt;</text:span></text:span></text:p>
            </table:table-cell>
            <table:table-cell table:style-name="Table10.A3" office:value-type="string">
              <text:p text:style-name="P108"><text:a xlink:type="simple" xlink:href="#r9"><text:span text:style-name="Code2"><text:span text:style-name="T7">getConstituents</text:span></text:span></text:a><text:span text:style-name="Code2"><text:span text:style-name="T9">()</text:span></text:span></text:p>
              <text:p text:style-name="P110">Returns the constituent resources of this subsystem.</text:p>
            </table:table-cell>
            <table:table-cell table:style-name="Table10.C3" office:value-type="string">
              <text:p text:style-name="P106"><text:span text:style-name="Page_20_Reference_20_Font"><text:span text:style-name="T9"><text:bookmark-ref text:reference-format="page" text:ref-name="r9">25</text:bookmark-ref></text:span></text:span></text:p>
            </table:table-cell>
          </table:table-row>
          <table:table-row table:style-name="Table10.1">
            <table:table-cell table:style-name="Table10.A3" office:value-type="string">
              <text:p text:style-name="P105"><text:span text:style-name="Code_20_Small1"><text:span text:style-name="T9">Map&lt;String,String&gt;</text:span></text:span></text:p>
            </table:table-cell>
            <table:table-cell table:style-name="Table10.A3" office:value-type="string">
              <text:p text:style-name="P108"><text:a xlink:type="simple" xlink:href="#r10"><text:span text:style-name="Code2"><text:span text:style-name="T7">getDeploymentHeaders</text:span></text:span></text:a><text:span text:style-name="Code2"><text:span text:style-name="T9">()</text:span></text:span></text:p>
              <text:p text:style-name="P110">Returns the headers for this subsystem's deployment manifest.</text:p>
            </table:table-cell>
            <table:table-cell table:style-name="Table10.C3" office:value-type="string">
              <text:p text:style-name="P106"><text:span text:style-name="Page_20_Reference_20_Font"><text:span text:style-name="T9"><text:bookmark-ref text:reference-format="page" text:ref-name="r10">25</text:bookmark-ref></text:span></text:span></text:p>
            </table:table-cell>
          </table:table-row>
          <table:table-row table:style-name="Table10.1">
            <table:table-cell table:style-name="Table10.A3" office:value-type="string">
              <text:p text:style-name="P105"><text:span text:style-name="Code_20_Small1"><text:span text:style-name="T9">String</text:span></text:span></text:p>
            </table:table-cell>
            <table:table-cell table:style-name="Table10.A3" office:value-type="string">
              <text:p text:style-name="P108"><text:a xlink:type="simple" xlink:href="#r7"><text:span text:style-name="Code2"><text:span text:style-name="T7">getLocation</text:span></text:span></text:a><text:span text:style-name="Code2"><text:span text:style-name="T9">()</text:span></text:span></text:p>
              <text:p text:style-name="P110">Returns the location identifier of this subsystem.</text:p>
            </table:table-cell>
            <table:table-cell table:style-name="Table10.C3" office:value-type="string">
              <text:p text:style-name="P106"><text:span text:style-name="Page_20_Reference_20_Font"><text:span text:style-name="T9"><text:bookmark-ref text:reference-format="page" text:ref-name="r7">24</text:bookmark-ref></text:span></text:span></text:p>
            </table:table-cell>
          </table:table-row>
          <table:table-row table:style-name="Table10.1">
            <table:table-cell table:style-name="Table10.A3" office:value-type="string">
              <text:p text:style-name="P107"><text:span text:style-name="Code_20_Small1"><text:span text:style-name="T9">Collection&lt;</text:span></text:span><text:a xlink:type="simple" xlink:href="#r22"><text:span text:style-name="Code_20_Small1"><text:span text:style-name="T6">Subsystem</text:span></text:span></text:a><text:span text:style-name="Code_20_Small1"><text:span text:style-name="T9">&gt;</text:span></text:span></text:p>
            </table:table-cell>
            <table:table-cell table:style-name="Table10.A3" office:value-type="string">
              <text:p text:style-name="P108"><text:a xlink:type="simple" xlink:href="#r8"><text:span text:style-name="Code2"><text:span text:style-name="T7">getParents</text:span></text:span></text:a><text:span text:style-name="Code2"><text:span text:style-name="T9">()</text:span></text:span></text:p>
              <text:p text:style-name="P110">Returns the parent subsystems of this subsystem.</text:p>
            </table:table-cell>
            <table:table-cell table:style-name="Table10.C3" office:value-type="string">
              <text:p text:style-name="P106"><text:span text:style-name="Page_20_Reference_20_Font"><text:span text:style-name="T9"><text:bookmark-ref text:reference-format="page" text:ref-name="r8">24</text:bookmark-ref></text:span></text:span></text:p>
            </table:table-cell>
          </table:table-row>
          <table:table-row table:style-name="Table10.1">
            <table:table-cell table:style-name="Table10.A3" office:value-type="string">
              <text:p text:style-name="P107"><text:a xlink:type="simple" xlink:href="#r35"><text:span text:style-name="Code_20_Small1"><text:span text:style-name="T6">Subsystem.State</text:span></text:span></text:a></text:p>
            </table:table-cell>
            <table:table-cell table:style-name="Table10.A3" office:value-type="string">
              <text:p text:style-name="P108"><text:a xlink:type="simple" xlink:href="#r11"><text:span text:style-name="Code2"><text:span text:style-name="T7">getState</text:span></text:span></text:a><text:span text:style-name="Code2"><text:span text:style-name="T9">()</text:span></text:span></text:p>
              <text:p text:style-name="P110">Returns the current state of this subsystem.</text:p>
            </table:table-cell>
            <table:table-cell table:style-name="Table10.C3" office:value-type="string">
              <text:p text:style-name="P106"><text:span text:style-name="Page_20_Reference_20_Font"><text:span text:style-name="T9"><text:bookmark-ref text:reference-format="page" text:ref-name="r11">25</text:bookmark-ref></text:span></text:span></text:p>
            </table:table-cell>
          </table:table-row>
          <table:table-row table:style-name="Table10.1">
            <table:table-cell table:style-name="Table10.A3" office:value-type="string">
              <text:p text:style-name="P105"><text:span text:style-name="Code_20_Small1"><text:span text:style-name="T9">Map&lt;String,String&gt;</text:span></text:span></text:p>
            </table:table-cell>
            <table:table-cell table:style-name="Table10.A3" office:value-type="string">
              <text:p text:style-name="P108"><text:a xlink:type="simple" xlink:href="#r6"><text:span text:style-name="Code2"><text:span text:style-name="T7">getSubsystemHeaders</text:span></text:span></text:a><text:span text:style-name="Code2"><text:span text:style-name="T9">(Locale locale)</text:span></text:span></text:p>
              <text:p text:style-name="P110">Returns the headers for this subsystem's subsystem manifest.</text:p>
            </table:table-cell>
            <table:table-cell table:style-name="Table10.C3" office:value-type="string">
              <text:p text:style-name="P106"><text:span text:style-name="Page_20_Reference_20_Font"><text:span text:style-name="T9"><text:bookmark-ref text:reference-format="page" text:ref-name="r6">24</text:bookmark-ref></text:span></text:span></text:p>
            </table:table-cell>
          </table:table-row>
          <table:table-row table:style-name="Table10.1">
            <table:table-cell table:style-name="Table10.A3" office:value-type="string">
              <text:p text:style-name="P105"><text:span text:style-name="Code_20_Small1"><text:span text:style-name="T9">long</text:span></text:span></text:p>
            </table:table-cell>
            <table:table-cell table:style-name="Table10.A3" office:value-type="string">
              <text:p text:style-name="P108"><text:a xlink:type="simple" xlink:href="#r12"><text:span text:style-name="Code2"><text:span text:style-name="T7">getSubsystemId</text:span></text:span></text:a><text:span text:style-name="Code2"><text:span text:style-name="T9">()</text:span></text:span></text:p>
              <text:p text:style-name="P110">Returns the identifier of this subsystem.</text:p>
            </table:table-cell>
            <table:table-cell table:style-name="Table10.C3" office:value-type="string">
              <text:p text:style-name="P106"><text:span text:style-name="Page_20_Reference_20_Font"><text:span text:style-name="T9"><text:bookmark-ref text:reference-format="page" text:ref-name="r12">26</text:bookmark-ref></text:span></text:span></text:p>
            </table:table-cell>
          </table:table-row>
          <text:soft-page-break/>
          <table:table-row table:style-name="Table10.1">
            <table:table-cell table:style-name="Table10.A3" office:value-type="string">
              <text:p text:style-name="P105"><text:span text:style-name="Code_20_Small1"><text:span text:style-name="T9">String</text:span></text:span></text:p>
            </table:table-cell>
            <table:table-cell table:style-name="Table10.A3" office:value-type="string">
              <text:p text:style-name="P108"><text:a xlink:type="simple" xlink:href="#r13"><text:span text:style-name="Code2"><text:span text:style-name="T7">getSymbolicName</text:span></text:span></text:a><text:span text:style-name="Code2"><text:span text:style-name="T9">()</text:span></text:span></text:p>
              <text:p text:style-name="P110">Returns the symbolic name of this subsystem.</text:p>
            </table:table-cell>
            <table:table-cell table:style-name="Table10.C3" office:value-type="string">
              <text:p text:style-name="P106"><text:span text:style-name="Page_20_Reference_20_Font"><text:span text:style-name="T9"><text:bookmark-ref text:reference-format="page" text:ref-name="r13">26</text:bookmark-ref></text:span></text:span></text:p>
            </table:table-cell>
          </table:table-row>
          <table:table-row table:style-name="Table10.1">
            <table:table-cell table:style-name="Table10.A3" office:value-type="string">
              <text:p text:style-name="P105"><text:span text:style-name="Code_20_Small1"><text:span text:style-name="T9">String</text:span></text:span></text:p>
            </table:table-cell>
            <table:table-cell table:style-name="Table10.A3" office:value-type="string">
              <text:p text:style-name="P108"><text:a xlink:type="simple" xlink:href="#r14"><text:span text:style-name="Code2"><text:span text:style-name="T7">getType</text:span></text:span></text:a><text:span text:style-name="Code2"><text:span text:style-name="T9">()</text:span></text:span></text:p>
              <text:p text:style-name="P109"><text:span text:style-name="T15">Returns the </text:span><text:a xlink:type="simple" xlink:href="#r62"><text:span text:style-name="Code2"><text:span text:style-name="T6">type</text:span></text:span></text:a><text:span text:style-name="Default_20_Paragraph_20_Font"><text:span text:style-name="T15"> of this subsystem.</text:span></text:span></text:p>
            </table:table-cell>
            <table:table-cell table:style-name="Table10.C3" office:value-type="string">
              <text:p text:style-name="P106"><text:span text:style-name="Page_20_Reference_20_Font"><text:span text:style-name="T9"><text:bookmark-ref text:reference-format="page" text:ref-name="r14">26</text:bookmark-ref></text:span></text:span></text:p>
            </table:table-cell>
          </table:table-row>
          <table:table-row table:style-name="Table10.1">
            <table:table-cell table:style-name="Table10.A3" office:value-type="string">
              <text:p text:style-name="P105"><text:span text:style-name="Code_20_Small1"><text:span text:style-name="T9">org.osgi.framework.Version</text:span></text:span></text:p>
            </table:table-cell>
            <table:table-cell table:style-name="Table10.A3" office:value-type="string">
              <text:p text:style-name="P108"><text:a xlink:type="simple" xlink:href="#r15"><text:span text:style-name="Code2"><text:span text:style-name="T7">getVersion</text:span></text:span></text:a><text:span text:style-name="Code2"><text:span text:style-name="T9">()</text:span></text:span></text:p>
              <text:p text:style-name="P109"><text:span text:style-name="T15">Returns the </text:span><text:a xlink:type="simple" xlink:href="#r68"><text:span text:style-name="Code2"><text:span text:style-name="T6">version</text:span></text:span></text:a><text:span text:style-name="Default_20_Paragraph_20_Font"><text:span text:style-name="T15"> of this subsystem.</text:span></text:span></text:p>
            </table:table-cell>
            <table:table-cell table:style-name="Table10.C3" office:value-type="string">
              <text:p text:style-name="P106"><text:span text:style-name="Page_20_Reference_20_Font"><text:span text:style-name="T9"><text:bookmark-ref text:reference-format="page" text:ref-name="r15">26</text:bookmark-ref></text:span></text:span></text:p>
            </table:table-cell>
          </table:table-row>
          <table:table-row table:style-name="Table10.1">
            <table:table-cell table:style-name="Table10.A3" office:value-type="string">
              <text:p text:style-name="P107"><text:a xlink:type="simple" xlink:href="#r22"><text:span text:style-name="Code_20_Small1"><text:span text:style-name="T6">Subsystem</text:span></text:span></text:a></text:p>
            </table:table-cell>
            <table:table-cell table:style-name="Table10.A3" office:value-type="string">
              <text:p text:style-name="P108"><text:a xlink:type="simple" xlink:href="#r16"><text:span text:style-name="Code2"><text:span text:style-name="T7">install</text:span></text:span></text:a><text:span text:style-name="Code2"><text:span text:style-name="T9">(String location)</text:span></text:span></text:p>
              <text:p text:style-name="P110">Installs a subsystem from the specified location identifier.</text:p>
            </table:table-cell>
            <table:table-cell table:style-name="Table10.C3" office:value-type="string">
              <text:p text:style-name="P106"><text:span text:style-name="Page_20_Reference_20_Font"><text:span text:style-name="T9"><text:bookmark-ref text:reference-format="page" text:ref-name="r16">27</text:bookmark-ref></text:span></text:span></text:p>
            </table:table-cell>
          </table:table-row>
          <table:table-row table:style-name="Table10.1">
            <table:table-cell table:style-name="Table10.A3" office:value-type="string">
              <text:p text:style-name="P107"><text:a xlink:type="simple" xlink:href="#r22"><text:span text:style-name="Code_20_Small1"><text:span text:style-name="T6">Subsystem</text:span></text:span></text:a></text:p>
            </table:table-cell>
            <table:table-cell table:style-name="Table10.A3" office:value-type="string">
              <text:p text:style-name="P108"><text:a xlink:type="simple" xlink:href="#r17"><text:span text:style-name="Code2"><text:span text:style-name="T7">install</text:span></text:span></text:a><text:span text:style-name="Code2"><text:span text:style-name="T9">(String location, InputStream content)</text:span></text:span></text:p>
              <text:p text:style-name="P110">Installs a subsystem from the specified content.</text:p>
            </table:table-cell>
            <table:table-cell table:style-name="Table10.C3" office:value-type="string">
              <text:p text:style-name="P106"><text:span text:style-name="Page_20_Reference_20_Font"><text:span text:style-name="T9"><text:bookmark-ref text:reference-format="page" text:ref-name="r17">27</text:bookmark-ref></text:span></text:span></text:p>
            </table:table-cell>
          </table:table-row>
          <table:table-row table:style-name="Table10.1">
            <table:table-cell table:style-name="Table10.A3" office:value-type="string">
              <text:p text:style-name="P107"><text:a xlink:type="simple" xlink:href="#r22"><text:span text:style-name="Code_20_Small1"><text:span text:style-name="T6">Subsystem</text:span></text:span></text:a></text:p>
            </table:table-cell>
            <table:table-cell table:style-name="Table10.A3" office:value-type="string">
              <text:p text:style-name="P108"><text:a xlink:type="simple" xlink:href="#r18"><text:span text:style-name="Code2"><text:span text:style-name="T7">install</text:span></text:span></text:a><text:span text:style-name="Code2"><text:span text:style-name="T9">(String location, InputStream content, InputStream deploymentManifest)</text:span></text:span></text:p>
              <text:p text:style-name="P110">Installs a subsystem from the specified content according to the specified deployment manifest.</text:p>
            </table:table-cell>
            <table:table-cell table:style-name="Table10.C3" office:value-type="string">
              <text:p text:style-name="P106"><text:span text:style-name="Page_20_Reference_20_Font"><text:span text:style-name="T9"><text:bookmark-ref text:reference-format="page" text:ref-name="r18">29</text:bookmark-ref></text:span></text:span></text:p>
            </table:table-cell>
          </table:table-row>
          <table:table-row table:style-name="Table10.1">
            <table:table-cell table:style-name="Table10.A3" office:value-type="string">
              <text:p text:style-name="P105"><text:span text:style-name="Code_20_Small1"><text:span text:style-name="T9">void</text:span></text:span></text:p>
            </table:table-cell>
            <table:table-cell table:style-name="Table10.A3" office:value-type="string">
              <text:p text:style-name="P108"><text:a xlink:type="simple" xlink:href="#r19"><text:span text:style-name="Code2"><text:span text:style-name="T7">start</text:span></text:span></text:a><text:span text:style-name="Code2"><text:span text:style-name="T9">()</text:span></text:span></text:p>
              <text:p text:style-name="P110">Starts this subsystem.</text:p>
            </table:table-cell>
            <table:table-cell table:style-name="Table10.C3" office:value-type="string">
              <text:p text:style-name="P106"><text:span text:style-name="Page_20_Reference_20_Font"><text:span text:style-name="T9"><text:bookmark-ref text:reference-format="page" text:ref-name="r19">29</text:bookmark-ref></text:span></text:span></text:p>
            </table:table-cell>
          </table:table-row>
          <table:table-row table:style-name="Table10.1">
            <table:table-cell table:style-name="Table10.A3" office:value-type="string">
              <text:p text:style-name="P105"><text:span text:style-name="Code_20_Small1"><text:span text:style-name="T9">void</text:span></text:span></text:p>
            </table:table-cell>
            <table:table-cell table:style-name="Table10.A3" office:value-type="string">
              <text:p text:style-name="P108"><text:a xlink:type="simple" xlink:href="#r20"><text:span text:style-name="Code2"><text:span text:style-name="T7">stop</text:span></text:span></text:a><text:span text:style-name="Code2"><text:span text:style-name="T9">()</text:span></text:span></text:p>
              <text:p text:style-name="P110">Stops this subsystem.</text:p>
            </table:table-cell>
            <table:table-cell table:style-name="Table10.C3" office:value-type="string">
              <text:p text:style-name="P106"><text:span text:style-name="Page_20_Reference_20_Font"><text:span text:style-name="T9"><text:bookmark-ref text:reference-format="page" text:ref-name="r20">30</text:bookmark-ref></text:span></text:span></text:p>
            </table:table-cell>
          </table:table-row>
          <table:table-row table:style-name="Table10.1">
            <table:table-cell table:style-name="Table10.A3" office:value-type="string">
              <text:p text:style-name="P105"><text:span text:style-name="Code_20_Small1"><text:span text:style-name="T9">void</text:span></text:span></text:p>
            </table:table-cell>
            <table:table-cell table:style-name="Table10.A3" office:value-type="string">
              <text:p text:style-name="P108"><text:a xlink:type="simple" xlink:href="#r21"><text:span text:style-name="Code2"><text:span text:style-name="T7">uninstall</text:span></text:span></text:a><text:span text:style-name="Code2"><text:span text:style-name="T9">()</text:span></text:span></text:p>
              <text:p text:style-name="P110">Uninstalls this subsystem.</text:p>
            </table:table-cell>
            <table:table-cell table:style-name="Table10.C3" office:value-type="string">
              <text:p text:style-name="P106"><text:span text:style-name="Page_20_Reference_20_Font"><text:span text:style-name="T9"><text:bookmark-ref text:reference-format="page" text:ref-name="r21">31</text:bookmark-ref></text:span></text:span></text:p>
            </table:table-cell>
          </table:table-row>
        </table:table>
        <text:p text:style-name="P116">Method Detail</text:p>
        <text:p text:style-name="P120"><text:bookmark text:name="r4"/>getBundleContext</text:p>
        <text:p text:style-name="P72"><text:span text:style-name="Code2">org.osgi.framework.BundleContext </text:span><text:span text:style-name="Code2"><text:span text:style-name="T29">getBundleContext</text:span></text:span><text:span text:style-name="Code2">()</text:span></text:p>
        <text:p text:style-name="P93">Returns the bundle context of the region within which this subsystem resides.</text:p>
        <text:p text:style-name="P90"><text:span text:style-name="T41">The bundle context offers the same perspective of any resource contained by a subsystem within the region. It may be used, for example, to monitor events internal to the region as well as external events visible to the region. All subsystems within the same region have the same bundle context. If this subsystem is in a state where the bundle context would be invalid, </text:span><text:span text:style-name="Code2">null</text:span><text:span text:style-name="Default_20_Paragraph_20_Font"><text:span text:style-name="T41"> is returned.</text:span></text:span></text:p>
        <text:p text:style-name="P94">Returns:</text:p>
        <text:p text:style-name="P68"><text:span text:style-name="T41">The bundle context of the region within which this subsystem resides or </text:span><text:span text:style-name="Code2">null</text:span><text:span text:style-name="Default_20_Paragraph_20_Font"><text:span text:style-name="T41"> if this subsystem's state is in </text:span></text:span><text:a xlink:type="simple" xlink:href="#r25"><text:span text:style-name="Code2"><text:span text:style-name="T6">INSTALL_FAILED</text:span></text:span></text:a><text:span text:style-name="Default_20_Paragraph_20_Font"><text:span text:style-name="T41">, </text:span></text:span><text:a xlink:type="simple" xlink:href="#r32"><text:span text:style-name="Code2"><text:span text:style-name="T6">UNINSTALLED</text:span></text:span></text:a><text:span text:style-name="Default_20_Paragraph_20_Font"><text:span text:style-name="T41">.</text:span></text:span></text:p>
        <text:p text:style-name="P94">Throws:</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CONTEXT], and the runtime supports permissions.</text:span></text:span></text:p>
        <text:p text:style-name="P111"/>
        <text:p text:style-name="P119"><text:bookmark text:name="r5"/>getChildren</text:p>
        <text:p text:style-name="P72"><text:span text:style-name="Code2">Collection&lt;</text:span><text:a xlink:type="simple" xlink:href="#r22"><text:span text:style-name="Code2"><text:span text:style-name="T6">Subsystem</text:span></text:span></text:a><text:span text:style-name="Code2">&gt; </text:span><text:span text:style-name="Code2"><text:span text:style-name="T29">getChildren</text:span></text:span><text:span text:style-name="Code2">()</text:span></text:p>
        <text:p text:style-name="P91">Returns the child subsystems of this subsystem.</text:p>
        <text:p text:style-name="P94">Returns:</text:p>
        <text:p text:style-name="P69">The child subsystems of this subsystem. The returned collection is an unmodifiable snapshot of all subsystems that are installed in this subsystem. The collection will be empty if no subsystems are installed in this subsystem.</text:p>
        <text:p text:style-name="P94">Throws:</text:p>
        <text:p text:style-name="P68"><text:span text:style-name="Code2">IllegalStateException</text:span><text:span text:style-name="Default_20_Paragraph_20_Font"><text:span text:style-name="T41"> - If this subsystem's state is in </text:span></text:span><text:a xlink:type="simple" xlink:href="#r25"><text:span text:style-name="Code2"><text:span text:style-name="T6">INSTALL_FAILED</text:span></text:span></text:a><text:span text:style-name="Default_20_Paragraph_20_Font"><text:span text:style-name="T41">, </text:span></text:span><text:a xlink:type="simple" xlink:href="#r32"><text:span text:style-name="Code2"><text:span text:style-name="T6">UNINSTALLED</text:span></text:span></text:a><text:span text:style-name="Default_20_Paragraph_20_Font"><text:span text:style-name="T41">.</text:span></text:span></text:p>
        <text:p text:style-name="P111"><text:soft-page-break/></text:p>
        <text:p text:style-name="P119"><text:bookmark text:name="r6"/>getSubsystemHeaders</text:p>
        <text:p text:style-name="P72"><text:span text:style-name="Code2">Map&lt;String,String&gt; </text:span><text:span text:style-name="Code2"><text:span text:style-name="T29">getSubsystemHeaders</text:span></text:span><text:span text:style-name="Code2">(Locale locale)</text:span></text:p>
        <text:p text:style-name="P93">Returns the headers for this subsystem's subsystem manifest.</text:p>
        <text:p text:style-name="P92"><text:span text:style-name="T41">Each key in the map is a header name and the value of the key is the corresponding header value. Because header names are case-insensitive, the methods of the map must treat the keys in a case-insensitive manner. If the header name is not found, </text:span><text:span text:style-name="Code2">null</text:span><text:span text:style-name="Default_20_Paragraph_20_Font"><text:span text:style-name="T41"> is returned. Both original and derived headers will be included in the map.</text:span></text:span></text:p>
        <text:p text:style-name="P90"><text:span text:style-name="T41">This method must continue to return the headers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Parameters:</text:p>
        <text:p text:style-name="P68"><text:span text:style-name="Code2">locale</text:span><text:span text:style-name="Default_20_Paragraph_20_Font"><text:span text:style-name="T41"> - The locale for which translations are desired. The header values are translated according to the specified locale. If the specified locale is </text:span></text:span><text:span text:style-name="Code2">null</text:span><text:span text:style-name="Default_20_Paragraph_20_Font"><text:span text:style-name="T41"> or not supported, the raw values are returned. If the translation for a particular header is not found, the raw value is returned.</text:span></text:span></text:p>
        <text:p text:style-name="P94">Returns:</text:p>
        <text:p text:style-name="P69">The headers for this subsystem's subsystem manifest. The returned map is unmodifiable.</text:p>
        <text:p text:style-name="P94">Throws:</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METADATA], and the runtime supports permissions.</text:span></text:span></text:p>
        <text:p text:style-name="P111"/>
        <text:p text:style-name="P119"><text:bookmark text:name="r7"/>getLocation</text:p>
        <text:p text:style-name="P72"><text:span text:style-name="Code2">String </text:span><text:span text:style-name="Code2"><text:span text:style-name="T29">getLocation</text:span></text:span><text:span text:style-name="Code2">()</text:span></text:p>
        <text:p text:style-name="P93">Returns the location identifier of this subsystem.</text:p>
        <text:p text:style-name="P92"><text:span text:style-name="T41">The location identifier is the </text:span><text:span text:style-name="Code2">location</text:span><text:span text:style-name="Default_20_Paragraph_20_Font"><text:span text:style-name="T41"> that was passed to the </text:span></text:span><text:a xlink:type="simple" xlink:href="#r17"><text:span text:style-name="Code2"><text:span text:style-name="T6">install</text:span></text:span></text:a><text:span text:style-name="Default_20_Paragraph_20_Font"><text:span text:style-name="T41"> method of the </text:span></text:span><text:a xlink:type="simple" xlink:href="#r8"><text:span text:style-name="Code2"><text:span text:style-name="T6">parent</text:span></text:span></text:a><text:span text:style-name="Default_20_Paragraph_20_Font"><text:span text:style-name="T41"> subsystem. It is unique within the framework.</text:span></text:span></text:p>
        <text:p text:style-name="P90"><text:span text:style-name="T41">This method must continue to return this subsystem's headers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Returns:</text:p>
        <text:p text:style-name="P69">The location identifier of this subsystem.</text:p>
        <text:p text:style-name="P94">Throws:</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METADATA], and the runtime supports permissions.</text:span></text:span></text:p>
        <text:p text:style-name="P111"/>
        <text:p text:style-name="P119"><text:bookmark text:name="r8"/>getParents</text:p>
        <text:p text:style-name="P72"><text:span text:style-name="Code2">Collection&lt;</text:span><text:a xlink:type="simple" xlink:href="#r22"><text:span text:style-name="Code2"><text:span text:style-name="T6">Subsystem</text:span></text:span></text:a><text:span text:style-name="Code2">&gt; </text:span><text:span text:style-name="Code2"><text:span text:style-name="T29">getParents</text:span></text:span><text:span text:style-name="Code2">()</text:span></text:p>
        <text:p text:style-name="P91">Returns the parent subsystems of this subsystem.</text:p>
        <text:p text:style-name="P94">Returns:</text:p>
        <text:p text:style-name="P69">The parent subsystems of this subsystem. The returned collection is an unmodifiable snapshot of all subsystems in which this subsystem is installed. The collection will be empty for the root subsystem; otherwise, it must contain at least one parent. Scoped subsystems always have only one parent. Unscoped subsystems may have multiple parents.</text:p>
        <text:p text:style-name="P94"><text:soft-page-break/>Throws:</text:p>
        <text:p text:style-name="P68"><text:span text:style-name="Code2">IllegalStateException</text:span><text:span text:style-name="Default_20_Paragraph_20_Font"><text:span text:style-name="T41"> - If this subsystem's state is in </text:span></text:span><text:a xlink:type="simple" xlink:href="#r25"><text:span text:style-name="Code2"><text:span text:style-name="T6">INSTALL_FAILED</text:span></text:span></text:a><text:span text:style-name="Default_20_Paragraph_20_Font"><text:span text:style-name="T41">, </text:span></text:span><text:a xlink:type="simple" xlink:href="#r32"><text:span text:style-name="Code2"><text:span text:style-name="T6">UNINSTALLED</text:span></text:span></text:a><text:span text:style-name="Default_20_Paragraph_20_Font"><text:span text:style-name="T41">.</text:span></text:span></text:p>
        <text:p text:style-name="P111"/>
        <text:p text:style-name="P119"><text:bookmark text:name="r9"/>getConstituents</text:p>
        <text:p text:style-name="P72"><text:span text:style-name="Code2">Collection&lt;org.osgi.resource.Resource&gt; </text:span><text:span text:style-name="Code2"><text:span text:style-name="T29">getConstituents</text:span></text:span><text:span text:style-name="Code2">()</text:span></text:p>
        <text:p text:style-name="P91">Returns the constituent resources of this subsystem.</text:p>
        <text:p text:style-name="P94">Returns:</text:p>
        <text:p text:style-name="P69">The constituent resources of this subsystem. The returned collection is an unmodifiable snapshot of the constituent resources of this subsystem. If this subsystem has no constituents, the collection will be empty.</text:p>
        <text:p text:style-name="P94">Throws:</text:p>
        <text:p text:style-name="P68"><text:span text:style-name="Code2">IllegalStateException</text:span><text:span text:style-name="Default_20_Paragraph_20_Font"><text:span text:style-name="T41"> - If this subsystem's state is in </text:span></text:span><text:a xlink:type="simple" xlink:href="#r25"><text:span text:style-name="Code2"><text:span text:style-name="T6">INSTALL_FAILED</text:span></text:span></text:a><text:span text:style-name="Default_20_Paragraph_20_Font"><text:span text:style-name="T41">, </text:span></text:span><text:a xlink:type="simple" xlink:href="#r32"><text:span text:style-name="Code2"><text:span text:style-name="T6">UNINSTALLED</text:span></text:span></text:a><text:span text:style-name="Default_20_Paragraph_20_Font"><text:span text:style-name="T41">.</text:span></text:span></text:p>
        <text:p text:style-name="P111"/>
        <text:p text:style-name="P119"><text:bookmark text:name="r10"/>getDeploymentHeaders</text:p>
        <text:p text:style-name="P72"><text:span text:style-name="Code2">Map&lt;String,String&gt; </text:span><text:span text:style-name="Code2"><text:span text:style-name="T29">getDeploymentHeaders</text:span></text:span><text:span text:style-name="Code2">()</text:span></text:p>
        <text:p text:style-name="P93">Returns the headers for this subsystem's deployment manifest.</text:p>
        <text:p text:style-name="P92"><text:span text:style-name="T41">Each key in the map is a header name and the value of the key is the corresponding header value. Because header names are case-insensitive, the methods of the map must treat the keys in a case-insensitive manner. If the header name is not found, </text:span><text:span text:style-name="Code2">null</text:span><text:span text:style-name="Default_20_Paragraph_20_Font"><text:span text:style-name="T41"> is returned. Both original and derived headers will be included in the map.</text:span></text:span></text:p>
        <text:p text:style-name="P90"><text:span text:style-name="T41">This method must continue to return the headers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Returns:</text:p>
        <text:p text:style-name="P69">The headers for this subsystem's deployment manifest. The returned map is unmodifiable.</text:p>
        <text:p text:style-name="P94">Throws:</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METADATA], and the runtime supports permissions.</text:span></text:span></text:p>
        <text:p text:style-name="P94">Since:</text:p>
        <text:p text:style-name="P69">1.1</text:p>
        <text:p text:style-name="P111"/>
        <text:p text:style-name="P119"><text:bookmark text:name="r11"/>getState</text:p>
        <text:p text:style-name="P72"><text:a xlink:type="simple" xlink:href="#r35"><text:span text:style-name="Code2"><text:span text:style-name="T6">Subsystem.State</text:span></text:span></text:a><text:span text:style-name="Code2"> </text:span><text:span text:style-name="Code2"><text:span text:style-name="T29">getState</text:span></text:span><text:span text:style-name="Code2">()</text:span></text:p>
        <text:p text:style-name="P93">Returns the current state of this subsystem.</text:p>
        <text:p text:style-name="P90"><text:span text:style-name="T41">This method must continue to return this subsystem's state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Returns:</text:p>
        <text:p text:style-name="P69">The current state of this subsystem.</text:p>
        <text:p text:style-name="P111"/>
        <text:p text:style-name="P119"><text:bookmark text:name="r12"/><text:soft-page-break/>getSubsystemId</text:p>
        <text:p text:style-name="P72"><text:span text:style-name="Code2">long </text:span><text:span text:style-name="Code2"><text:span text:style-name="T29">getSubsystemId</text:span></text:span><text:span text:style-name="Code2">()</text:span></text:p>
        <text:p text:style-name="P93">Returns the identifier of this subsystem.</text:p>
        <text:p text:style-name="P93">The identifier is a monotonically increasing, non-negative integer automatically generated at installation time and guaranteed to be unique within the framework. The identifier of the root subsystem is zero.</text:p>
        <text:p text:style-name="P90"><text:span text:style-name="T41">This method must continue to return this subsystem's identifier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Returns:</text:p>
        <text:p text:style-name="P69">The identifier of this subsystem.</text:p>
        <text:p text:style-name="P111"/>
        <text:p text:style-name="P119"><text:bookmark text:name="r13"/>getSymbolicName</text:p>
        <text:p text:style-name="P72"><text:span text:style-name="Code2">String </text:span><text:span text:style-name="Code2"><text:span text:style-name="T29">getSymbolicName</text:span></text:span><text:span text:style-name="Code2">()</text:span></text:p>
        <text:p text:style-name="P93">Returns the symbolic name of this subsystem.</text:p>
        <text:p text:style-name="P93">The subsystem symbolic name conforms to the same grammar rules as the bundle symbolic name and is derived from one of the following, in order.</text:p>
        <text:list xml:id="list4699835656123739664" text:style-name="RTF_5f_Num_20_8">
          <text:list-item>
            <text:p text:style-name="P127"><text:span text:style-name="T15">The value of the </text:span><text:a xlink:type="simple" xlink:href="#r59"><text:span text:style-name="Code2"><text:span text:style-name="T6">Subsystem-SymbolicName</text:span></text:span></text:a><text:span text:style-name="Default_20_Paragraph_20_Font"><text:span text:style-name="T15"> header, if specified.</text:span></text:span></text:p>
          </text:list-item>
          <text:list-item>
            <text:p text:style-name="P127"><text:span text:style-name="T15">The subsystem URI if passed as the </text:span><text:span text:style-name="Code2"><text:span text:style-name="T9">location</text:span></text:span><text:span text:style-name="Default_20_Paragraph_20_Font"><text:span text:style-name="T15"> along with the </text:span></text:span><text:span text:style-name="Code2"><text:span text:style-name="T9">content</text:span></text:span><text:span text:style-name="Default_20_Paragraph_20_Font"><text:span text:style-name="T15"> to the </text:span></text:span><text:a xlink:type="simple" xlink:href="#r17"><text:span text:style-name="Code2"><text:span text:style-name="T6">install</text:span></text:span></text:a><text:span text:style-name="Default_20_Paragraph_20_Font"><text:span text:style-name="T15"> method.</text:span></text:span></text:p>
          </text:list-item>
          <text:list-item>
            <text:p text:style-name="P153">Optionally generated in an implementation specific way.</text:p>
          </text:list-item>
        </text:list>
        <text:p text:style-name="P92"><text:span text:style-name="T41">The combination of subsystem symbolic name and </text:span><text:a xlink:type="simple" xlink:href="#r15"><text:span text:style-name="Code2"><text:span text:style-name="T6">version</text:span></text:span></text:a><text:span text:style-name="Default_20_Paragraph_20_Font"><text:span text:style-name="T41"> is unique within a region. The symbolic name of the root subsystem is </text:span></text:span><text:a xlink:type="simple" xlink:href="#r61"><text:span text:style-name="Code2"><text:span text:style-name="T6">org.osgi.service.subsystem.root</text:span></text:span></text:a><text:span text:style-name="Default_20_Paragraph_20_Font"><text:span text:style-name="T41">.</text:span></text:span></text:p>
        <text:p text:style-name="P90"><text:span text:style-name="T41">This method must continue to return this subsystem's symbolic name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Returns:</text:p>
        <text:p text:style-name="P69">The symbolic name of this subsystem.</text:p>
        <text:p text:style-name="P111"/>
        <text:p text:style-name="P119"><text:bookmark text:name="r14"/>getType</text:p>
        <text:p text:style-name="P72"><text:span text:style-name="Code2">String </text:span><text:span text:style-name="Code2"><text:span text:style-name="T29">getType</text:span></text:span><text:span text:style-name="Code2">()</text:span></text:p>
        <text:p text:style-name="P92"><text:span text:style-name="T41">Returns the </text:span><text:a xlink:type="simple" xlink:href="#r62"><text:span text:style-name="Code2"><text:span text:style-name="T6">type</text:span></text:span></text:a><text:span text:style-name="Default_20_Paragraph_20_Font"><text:span text:style-name="T41"> of this subsystem.</text:span></text:span></text:p>
        <text:p text:style-name="P90"><text:span text:style-name="T41">This method must continue to return this subsystem's type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Returns:</text:p>
        <text:p text:style-name="P69">The type of this subsystem.</text:p>
        <text:p text:style-name="P111"/>
        <text:p text:style-name="P119"><text:bookmark text:name="r15"/>getVersion</text:p>
        <text:p text:style-name="P72"><text:span text:style-name="Code2">org.osgi.framework.Version </text:span><text:span text:style-name="Code2"><text:span text:style-name="T29">getVersion</text:span></text:span><text:span text:style-name="Code2">()</text:span></text:p>
        <text:p text:style-name="P92"><text:span text:style-name="T41">Returns the </text:span><text:a xlink:type="simple" xlink:href="#r68"><text:span text:style-name="Code2"><text:span text:style-name="T6">version</text:span></text:span></text:a><text:span text:style-name="Default_20_Paragraph_20_Font"><text:span text:style-name="T41"> of this subsystem.</text:span></text:span></text:p>
        <text:p text:style-name="P93"><text:soft-page-break/>The subsystem version conforms to the same grammar rules as the bundle version and is derived from one of the following, in order.</text:p>
        <text:list xml:id="list3570346584585241436" text:style-name="RTF_5f_Num_20_9">
          <text:list-item>
            <text:p text:style-name="P128"><text:span text:style-name="T15">The value of the </text:span><text:a xlink:type="simple" xlink:href="#r68"><text:span text:style-name="Code2"><text:span text:style-name="T6">Subsystem-Version</text:span></text:span></text:a><text:span text:style-name="Default_20_Paragraph_20_Font"><text:span text:style-name="T15"> header, if specified.</text:span></text:span></text:p>
          </text:list-item>
          <text:list-item>
            <text:p text:style-name="P128"><text:span text:style-name="T15">The subsystem URI if passed as the </text:span><text:span text:style-name="Code2"><text:span text:style-name="T9">location</text:span></text:span><text:span text:style-name="Default_20_Paragraph_20_Font"><text:span text:style-name="T15"> along with the </text:span></text:span><text:span text:style-name="Code2"><text:span text:style-name="T9">content</text:span></text:span><text:span text:style-name="Default_20_Paragraph_20_Font"><text:span text:style-name="T15"> to the </text:span></text:span><text:a xlink:type="simple" xlink:href="#r17"><text:span text:style-name="Code2"><text:span text:style-name="T6">install</text:span></text:span></text:a><text:span text:style-name="Default_20_Paragraph_20_Font"><text:span text:style-name="T15"> method.</text:span></text:span></text:p>
          </text:list-item>
          <text:list-item>
            <text:p text:style-name="P156"><text:span text:style-name="T15">Defaults to </text:span><text:span text:style-name="Code2"><text:span text:style-name="T9">0.0.0</text:span></text:span><text:span text:style-name="Default_20_Paragraph_20_Font"><text:span text:style-name="T15">.</text:span></text:span></text:p>
          </text:list-item>
        </text:list>
        <text:p text:style-name="P92"><text:span text:style-name="T41">The combination of subsystem </text:span><text:a xlink:type="simple" xlink:href="#r13"><text:span text:style-name="Code2"><text:span text:style-name="T6">symbolic name</text:span></text:span></text:a><text:span text:style-name="Default_20_Paragraph_20_Font"><text:span text:style-name="T41"> and version is unique within a region. The version of the root subsystem matches this specification's version.</text:span></text:span></text:p>
        <text:p text:style-name="P90"><text:span text:style-name="T41">This method must continue to return this subsystem's version while this subsystem is in the </text:span><text:a xlink:type="simple" xlink:href="#r25"><text:span text:style-name="Code2"><text:span text:style-name="T6">INSTALL_FAILED</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states.</text:span></text:span></text:p>
        <text:p text:style-name="P94">Returns:</text:p>
        <text:p text:style-name="P69">The version of this subsystem.</text:p>
        <text:p text:style-name="P111"/>
        <text:p text:style-name="P119"><text:bookmark text:name="r16"/>install</text:p>
        <text:p text:style-name="P72"><text:a xlink:type="simple" xlink:href="#r22"><text:span text:style-name="Code2"><text:span text:style-name="T6">Subsystem</text:span></text:span></text:a><text:span text:style-name="Code2"> </text:span><text:span text:style-name="Code2"><text:span text:style-name="T29">install</text:span></text:span><text:span text:style-name="Code2">(String location)</text:span></text:p>
        <text:p text:style-name="P93">Installs a subsystem from the specified location identifier.</text:p>
        <text:p text:style-name="P90"><text:span text:style-name="T41">This method performs the same function as calling </text:span><text:a xlink:type="simple" xlink:href="#r17"><text:span text:style-name="Code2"><text:span text:style-name="T6">install(String, InputStream)</text:span></text:span></text:a><text:span text:style-name="Default_20_Paragraph_20_Font"><text:span text:style-name="T41"> with the specified location identifier and </text:span></text:span><text:span text:style-name="Code2">null</text:span><text:span text:style-name="Default_20_Paragraph_20_Font"><text:span text:style-name="T41"> as the content.</text:span></text:span></text:p>
        <text:p text:style-name="P94">Parameters:</text:p>
        <text:p text:style-name="P68"><text:span text:style-name="Code2">location</text:span><text:span text:style-name="Default_20_Paragraph_20_Font"><text:span text:style-name="T41"> - The location identifier of the subsystem to install.</text:span></text:span></text:p>
        <text:p text:style-name="P94">Returns:</text:p>
        <text:p text:style-name="P69">The installed subsystem.</text:p>
        <text:p text:style-name="P94">Throws:</text:p>
        <text:p text:style-name="P68"><text:span text:style-name="Code2">IllegalStateException</text:span><text:span text:style-name="Default_20_Paragraph_20_Font"><text:span text:style-name="T41"> - If this subsystem's state is in </text:span></text:span><text:a xlink:type="simple" xlink:href="#r23"><text:span text:style-name="Code2"><text:span text:style-name="T6">INSTALLING</text:span></text:span></text:a><text:span text:style-name="Default_20_Paragraph_20_Font"><text:span text:style-name="T41">, </text:span></text:span><text:a xlink:type="simple" xlink:href="#r25"><text:span text:style-name="Code2"><text:span text:style-name="T6">INSTALL_FAILED</text:span></text:span></text:a><text:span text:style-name="Default_20_Paragraph_20_Font"><text:span text:style-name="T41">, </text:span></text:span><text:a xlink:type="simple" xlink:href="#r31"><text:span text:style-name="Code2"><text:span text:style-name="T6">UNINSTALLING</text:span></text:span></text:a><text:span text:style-name="Default_20_Paragraph_20_Font"><text:span text:style-name="T41">, </text:span></text:span><text:a xlink:type="simple" xlink:href="#r32"><text:span text:style-name="Code2"><text:span text:style-name="T6">UNINSTALLED</text:span></text:span></text:a><text:span text:style-name="Default_20_Paragraph_20_Font"><text:span text:style-name="T41">.</text:span></text:span></text:p>
        <text:p text:style-name="P68"><text:span text:style-name="Code2">SubsystemException</text:span><text:span text:style-name="Default_20_Paragraph_20_Font"><text:span text:style-name="T41"> - If the installation failed.</text:span></text:span></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installed subsystem,LIFECYCLE], and the runtime supports permissions.</text:span></text:span></text:p>
        <text:p text:style-name="P94">See Also:</text:p>
        <text:p text:style-name="P68"><text:a xlink:type="simple" xlink:href="#r17"><text:span text:style-name="Code2"><text:span text:style-name="T6">install(String, InputStream)</text:span></text:span></text:a></text:p>
        <text:p text:style-name="P111"/>
        <text:p text:style-name="P119"><text:bookmark text:name="r17"/>install</text:p>
        <text:p text:style-name="P72"><text:a xlink:type="simple" xlink:href="#r22"><text:span text:style-name="Code2"><text:span text:style-name="T6">Subsystem</text:span></text:span></text:a><text:span text:style-name="Code2"> </text:span><text:span text:style-name="Code2"><text:span text:style-name="T29">install</text:span></text:span><text:span text:style-name="Code2">(String location,<text:line-break/>                  InputStream content)</text:span></text:p>
        <text:p text:style-name="P93">Installs a subsystem from the specified content.</text:p>
        <text:p text:style-name="P92"><text:span text:style-name="T41">The specified location will be used as an identifier of the subsystem. Every installed subsystem is uniquely identified by its location, which is typically in the form of a URI. If the specified location conforms to the </text:span><text:span text:style-name="Code2">subsystem-uri</text:span><text:span text:style-name="Default_20_Paragraph_20_Font"><text:span text:style-name="T41"> grammar, the required symbolic name and optional version information will be used as default values.</text:span></text:span></text:p>
        <text:p text:style-name="P92"><text:span text:style-name="T41">If the specified content is </text:span><text:span text:style-name="Code2">null</text:span><text:span text:style-name="Default_20_Paragraph_20_Font"><text:span text:style-name="T41">, a new input stream must be created from which to read the subsystem by interpreting, in an implementation dependent manner, the specified location.</text:span></text:span></text:p>
        <text:p text:style-name="P93">A subsystem installation must be persistent. That is, an installed subsystem must remain installed across Framework and VM restarts.</text:p>
        <text:p text:style-name="P93"><text:soft-page-break/>All references to changing the state of this subsystem include both changing the state of the subsystem object as well as the state property of the subsystem service registration.</text:p>
        <text:p text:style-name="P93">The following steps are required to install a subsystem.</text:p>
        <text:list xml:id="list3797878662691722134" text:style-name="RTF_5f_Num_20_10">
          <text:list-item>
            <text:p text:style-name="P140">If an installed subsystem with the specified location identifier already exists, return the installed subsystem.</text:p>
          </text:list-item>
          <text:list-item>
            <text:p text:style-name="P140">Read the specified content in order to determine the symbolic name, version, and type of the installing subsystem. If an error occurs while reading the content, an installation failure results.</text:p>
          </text:list-item>
          <text:list-item>
            <text:p text:style-name="P140">If an installed subsystem with the same symbolic name and version already exists within this subsystem's region, complete the installation with one of the following.</text:p>
          </text:list-item>
        </text:list>
        <text:list xml:id="list8634079316847479443" text:style-name="RTF_5f_Num_20_11">
          <text:list-item>
            <text:p text:style-name="P141">If the installing and installed subsystems' types are not equal, an installation failure results.</text:p>
          </text:list-item>
          <text:list-item>
            <text:p text:style-name="P141">If the installing and installed subsystems' types are equal, and the installed subsystem is already a child of this subsystem, return the installed subsystem.</text:p>
          </text:list-item>
          <text:list-item>
            <text:p text:style-name="P141">If the installing and installed subsystems' types are equal, and the installed subsystem is not already a child of this subsystem, add the installed subsystem as a child of this subsystem, increment the installed subsystem's reference count by one, and return the installed subsystem.</text:p>
          </text:list-item>
        </text:list>
        <text:list xml:id="list34523732" text:continue-list="list3797878662691722134" text:style-name="RTF_5f_Num_20_10">
          <text:list-item>
            <text:p text:style-name="P140">Create a new subsystem based on the specified location and content.</text:p>
          </text:list-item>
          <text:list-item>
            <text:p text:style-name="P140">If the subsystem is scoped, install and start a new region context bundle.</text:p>
          </text:list-item>
          <text:list-item>
            <text:p text:style-name="P129"><text:span text:style-name="T15">Change the state to </text:span><text:a xlink:type="simple" xlink:href="#r23"><text:span text:style-name="Code2"><text:span text:style-name="T6">INSTALLING</text:span></text:span></text:a><text:span text:style-name="Default_20_Paragraph_20_Font"><text:span text:style-name="T15"> and register a new subsystem service.</text:span></text:span></text:p>
          </text:list-item>
          <text:list-item>
            <text:p text:style-name="P140">Discover the subsystem's content resources. If any mandatory resource is missing, an installation failure results.</text:p>
          </text:list-item>
          <text:list-item>
            <text:p text:style-name="P140">Discover the dependencies required by the content resources. If any mandatory dependency is missing, an installation failure results.</text:p>
          </text:list-item>
          <text:list-item>
            <text:p text:style-name="P137"><text:span text:style-name="T15">Using a framework </text:span><text:span text:style-name="Code2"><text:span text:style-name="T9">ResolverHook</text:span></text:span><text:span text:style-name="Default_20_Paragraph_20_Font"><text:span text:style-name="T15">, disable runtime resolution for the resources.</text:span></text:span></text:p>
          </text:list-item>
          <text:list-item>
            <text:p text:style-name="P140">For each resource, increment the reference count by one. If the reference count is one, install the resource. If an error occurs while installing a resource, an install failure results with that error as the cause.</text:p>
          </text:list-item>
          <text:list-item>
            <text:p text:style-name="P140">If the subsystem is scoped, enable the import sharing policy.</text:p>
          </text:list-item>
          <text:list-item>
            <text:p text:style-name="P140">Enable runtime resolution for the resources.</text:p>
          </text:list-item>
          <text:list-item>
            <text:p text:style-name="P129"><text:span text:style-name="T15">Change the state of the subsystem to </text:span><text:a xlink:type="simple" xlink:href="#r24"><text:span text:style-name="Code2"><text:span text:style-name="T6">INSTALLED</text:span></text:span></text:a><text:span text:style-name="Default_20_Paragraph_20_Font"><text:span text:style-name="T15">.</text:span></text:span></text:p>
          </text:list-item>
          <text:list-item>
            <text:p text:style-name="P154">Return the new subsystem.</text:p>
          </text:list-item>
        </text:list>
        <text:p text:style-name="P92"><text:span text:style-name="T41">Implementations should be sensitive to the potential for long running operations and periodically check the current thread for interruption. An interrupted thread should result in a </text:span><text:span text:style-name="Code2">org.osgi.service.subsystem.SubsystemException</text:span><text:span text:style-name="Default_20_Paragraph_20_Font"><text:span text:style-name="T41"> with an InterruptedException as the cause and be treated as an installation failure.</text:span></text:span></text:p>
        <text:p text:style-name="P93">All installation failure flows include the following, in order.</text:p>
        <text:list xml:id="list9198890963025384181" text:style-name="RTF_5f_Num_20_12">
          <text:list-item>
            <text:p text:style-name="P130"><text:span text:style-name="T15">Change the state to </text:span><text:a xlink:type="simple" xlink:href="#r25"><text:span text:style-name="Code2"><text:span text:style-name="T6">INSTALL_FAILED</text:span></text:span></text:a><text:span text:style-name="Default_20_Paragraph_20_Font"><text:span text:style-name="T15">.</text:span></text:span></text:p>
          </text:list-item>
          <text:list-item>
            <text:p text:style-name="P130"><text:span text:style-name="T15">Change the state to </text:span><text:a xlink:type="simple" xlink:href="#r31"><text:span text:style-name="Code2"><text:span text:style-name="T6">UNINSTALLING</text:span></text:span></text:a><text:span text:style-name="Default_20_Paragraph_20_Font"><text:span text:style-name="T15">.</text:span></text:span></text:p>
          </text:list-item>
          <text:list-item>
            <text:p text:style-name="P142">All content and dependencies which may have been installed by the installing process must be uninstalled.</text:p>
          </text:list-item>
          <text:list-item>
            <text:p text:style-name="P130"><text:span text:style-name="T15">Change the state to </text:span><text:a xlink:type="simple" xlink:href="#r32"><text:span text:style-name="Code2"><text:span text:style-name="T6">UNINSTALLED</text:span></text:span></text:a><text:span text:style-name="Default_20_Paragraph_20_Font"><text:span text:style-name="T15">.</text:span></text:span></text:p>
          </text:list-item>
          <text:list-item>
            <text:p text:style-name="P142">Unregister the subsystem service.</text:p>
          </text:list-item>
          <text:list-item>
            <text:p text:style-name="P142">If the subsystem is a scoped subsystem then, uninstall the region context bundle.</text:p>
          </text:list-item>
          <text:list-item>
            <text:p text:style-name="P158"><text:span text:style-name="T15">Throw a </text:span><text:span text:style-name="Code2"><text:span text:style-name="T9">org.osgi.service.subsystem.SubsystemException</text:span></text:span><text:span text:style-name="Default_20_Paragraph_20_Font"><text:span text:style-name="T15"> with the cause of the installation failure.</text:span></text:span></text:p>
          </text:list-item>
        </text:list>
        <text:p text:style-name="P94">Parameters:</text:p>
        <text:p text:style-name="P68"><text:span text:style-name="Code2">location</text:span><text:span text:style-name="Default_20_Paragraph_20_Font"><text:span text:style-name="T41"> - The location identifier of the subsystem to be installed.</text:span></text:span></text:p>
        <text:p text:style-name="P68"><text:span text:style-name="Code2">content</text:span><text:span text:style-name="Default_20_Paragraph_20_Font"><text:span text:style-name="T41"> - The input stream from which this subsystem will be read or </text:span></text:span><text:span text:style-name="Code2">null</text:span><text:span text:style-name="Default_20_Paragraph_20_Font"><text:span text:style-name="T41"> to indicate the input stream must be created from the specified location identifier. The input stream will always be closed when this method completes, even if an exception is thrown.</text:span></text:span></text:p>
        <text:p text:style-name="P94">Returns:</text:p>
        <text:p text:style-name="P69">The installed subsystem.</text:p>
        <text:p text:style-name="P94">Throws:</text:p>
        <text:p text:style-name="P68"><text:span text:style-name="Code2">IllegalStateException</text:span><text:span text:style-name="Default_20_Paragraph_20_Font"><text:span text:style-name="T41"> - If this subsystem's state is in </text:span></text:span><text:a xlink:type="simple" xlink:href="#r23"><text:span text:style-name="Code2"><text:span text:style-name="T6">INSTALLING</text:span></text:span></text:a><text:span text:style-name="Default_20_Paragraph_20_Font"><text:span text:style-name="T41">, </text:span></text:span><text:a xlink:type="simple" xlink:href="#r25"><text:span text:style-name="Code2"><text:span text:style-name="T6">INSTALL_FAILED</text:span></text:span></text:a><text:span text:style-name="Default_20_Paragraph_20_Font"><text:span text:style-name="T41">, </text:span></text:span><text:a xlink:type="simple" xlink:href="#r31"><text:span text:style-name="Code2"><text:span text:style-name="T6">UNINSTALLING</text:span></text:span></text:a><text:span text:style-name="Default_20_Paragraph_20_Font"><text:span text:style-name="T41">, </text:span></text:span><text:a xlink:type="simple" xlink:href="#r32"><text:span text:style-name="Code2"><text:span text:style-name="T6">UNINSTALLED</text:span></text:span></text:a><text:span text:style-name="Default_20_Paragraph_20_Font"><text:span text:style-name="T41">.</text:span></text:span></text:p>
        <text:p text:style-name="P68"><text:soft-page-break/><text:span text:style-name="Code2">SubsystemException</text:span><text:span text:style-name="Default_20_Paragraph_20_Font"><text:span text:style-name="T41"> - If the installation failed.</text:span></text:span></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installed subsystem,LIFECYCLE], and the runtime supports permissions.</text:span></text:span></text:p>
        <text:p text:style-name="P111"/>
        <text:p text:style-name="P119"><text:bookmark text:name="r18"/>install</text:p>
        <text:p text:style-name="P72"><text:a xlink:type="simple" xlink:href="#r22"><text:span text:style-name="Code2"><text:span text:style-name="T6">Subsystem</text:span></text:span></text:a><text:span text:style-name="Code2"> </text:span><text:span text:style-name="Code2"><text:span text:style-name="T29">install</text:span></text:span><text:span text:style-name="Code2">(String location,<text:line-break/>                  InputStream content,<text:line-break/>                  InputStream deploymentManifest)</text:span></text:p>
        <text:p text:style-name="P93">Installs a subsystem from the specified content according to the specified deployment manifest.</text:p>
        <text:p text:style-name="P90"><text:span text:style-name="T41">This method installs a subsystem using the provided deployment manifest instead of the one in the archive, if any, or a computed one. If the deployment manifest is </text:span><text:span text:style-name="Code2">null</text:span><text:span text:style-name="Default_20_Paragraph_20_Font"><text:span text:style-name="T41">, the behavior is exactly the same as in the </text:span></text:span><text:a xlink:type="simple" xlink:href="#r17"><text:span text:style-name="Code2"><text:span text:style-name="T6">install(String, InputStream)</text:span></text:span></text:a><text:span text:style-name="Default_20_Paragraph_20_Font"><text:span text:style-name="T41"> method. Implementations must support deployment manifest input streams in the format described by section 134.2 of the Subsystem Service Specification. If the deployment manifest does not conform to the subsystem manifest (see 134.15.2), the installation fails.</text:span></text:span></text:p>
        <text:p text:style-name="P94">Parameters:</text:p>
        <text:p text:style-name="P68"><text:span text:style-name="Code2">location</text:span><text:span text:style-name="Default_20_Paragraph_20_Font"><text:span text:style-name="T41"> - The location identifier of the subsystem to be installed.</text:span></text:span></text:p>
        <text:p text:style-name="P68"><text:span text:style-name="Code2">content</text:span><text:span text:style-name="Default_20_Paragraph_20_Font"><text:span text:style-name="T41"> - The input stream from which this subsystem will be read or </text:span></text:span><text:span text:style-name="Code2">null</text:span><text:span text:style-name="Default_20_Paragraph_20_Font"><text:span text:style-name="T41"> to indicate the input stream must be created from the specified location identifier. The input stream will always be closed when this method completes, even if an exception is thrown.</text:span></text:span></text:p>
        <text:p text:style-name="P68"><text:span text:style-name="Code2">deploymentManifest</text:span><text:span text:style-name="Default_20_Paragraph_20_Font"><text:span text:style-name="T41"> - The deployment manifest to use in lieu of the one in the archive, if any, or a computed one.</text:span></text:span></text:p>
        <text:p text:style-name="P94">Returns:</text:p>
        <text:p text:style-name="P69">The installed subsystem.</text:p>
        <text:p text:style-name="P94">Throws:</text:p>
        <text:p text:style-name="P68"><text:span text:style-name="Code2">IllegalStateException</text:span><text:span text:style-name="Default_20_Paragraph_20_Font"><text:span text:style-name="T41"> - If this subsystem's state is in </text:span></text:span><text:a xlink:type="simple" xlink:href="#r23"><text:span text:style-name="Code2"><text:span text:style-name="T6">INSTALLING</text:span></text:span></text:a><text:span text:style-name="Default_20_Paragraph_20_Font"><text:span text:style-name="T41">, </text:span></text:span><text:a xlink:type="simple" xlink:href="#r25"><text:span text:style-name="Code2"><text:span text:style-name="T6">INSTALL_FAILED</text:span></text:span></text:a><text:span text:style-name="Default_20_Paragraph_20_Font"><text:span text:style-name="T41">, </text:span></text:span><text:a xlink:type="simple" xlink:href="#r31"><text:span text:style-name="Code2"><text:span text:style-name="T6">UNINSTALLING</text:span></text:span></text:a><text:span text:style-name="Default_20_Paragraph_20_Font"><text:span text:style-name="T41">, </text:span></text:span><text:a xlink:type="simple" xlink:href="#r32"><text:span text:style-name="Code2"><text:span text:style-name="T6">UNINSTALLED</text:span></text:span></text:a><text:span text:style-name="Default_20_Paragraph_20_Font"><text:span text:style-name="T41">.</text:span></text:span></text:p>
        <text:p text:style-name="P68"><text:span text:style-name="Code2">SubsystemException</text:span><text:span text:style-name="Default_20_Paragraph_20_Font"><text:span text:style-name="T41"> - If the installation failed.</text:span></text:span></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installed subsystem,LIFECYCLE], and the runtime supports permissions.</text:span></text:span></text:p>
        <text:p text:style-name="P94">Since:</text:p>
        <text:p text:style-name="P69">1.1</text:p>
        <text:p text:style-name="P111"/>
        <text:p text:style-name="P119"><text:bookmark text:name="r19"/>start</text:p>
        <text:p text:style-name="P72"><text:span text:style-name="Code2">void </text:span><text:span text:style-name="Code2"><text:span text:style-name="T29">start</text:span></text:span><text:span text:style-name="Code2">()</text:span></text:p>
        <text:p text:style-name="P93">Starts this subsystem.</text:p>
        <text:p text:style-name="P92"><text:span text:style-name="T41">The following table shows which actions are associated with each state. An action of </text:span><text:span text:style-name="Code2">Wait</text:span><text:span text:style-name="Default_20_Paragraph_20_Font"><text:span text:style-name="T4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arted. An action of </text:span></text:span><text:span text:style-name="Code2">Return</text:span><text:span text:style-name="Default_20_Paragraph_20_Font"><text:span text:style-name="T41"> means this method returns immediately without taking any other action.</text:span></text:span></text:p>
        <table:table table:name="Table11" table:style-name="Table11">
          <table:table-column table:style-name="Table11.A"/>
          <table:table-column table:style-name="Table11.B"/>
          <table:table-row table:style-name="Table11.1">
            <table:table-cell table:style-name="Table11.A1" office:value-type="string">
              <text:p text:style-name="P112"><text:span text:style-name="Default_20_Paragraph_20_Font"><text:span text:style-name="T43">State</text:span></text:span></text:p>
            </table:table-cell>
            <table:table-cell table:style-name="Table11.A1" office:value-type="string">
              <text:p text:style-name="P160">Action</text:p>
            </table:table-cell>
          </table:table-row>
          <table:table-row table:style-name="Table11.1">
            <table:table-cell table:style-name="Table11.A1" office:value-type="string">
              <text:p text:style-name="P161">INSTALLING</text:p>
            </table:table-cell>
            <table:table-cell table:style-name="Table11.A1" office:value-type="string">
              <text:p text:style-name="P161">Wait</text:p>
            </table:table-cell>
          </table:table-row>
          <table:table-row table:style-name="Table11.1">
            <table:table-cell table:style-name="Table11.A1" office:value-type="string">
              <text:p text:style-name="P161">INSTALLED</text:p>
            </table:table-cell>
            <table:table-cell table:style-name="Table11.A1" office:value-type="string">
              <text:p text:style-name="P161">Resolve, Start</text:p>
            </table:table-cell>
          </table:table-row>
          <table:table-row table:style-name="Table11.1">
            <table:table-cell table:style-name="Table11.A1" office:value-type="string">
              <text:p text:style-name="P161">INSTALL_FAILED</text:p>
            </table:table-cell>
            <table:table-cell table:style-name="Table11.A1" office:value-type="string">
              <text:p text:style-name="P161">IllegalStateException</text:p>
            </table:table-cell>
          </table:table-row>
          <table:table-row table:style-name="Table11.1">
            <table:table-cell table:style-name="Table11.A1" office:value-type="string">
              <text:p text:style-name="P161">RESOLVING</text:p>
            </table:table-cell>
            <table:table-cell table:style-name="Table11.A1" office:value-type="string">
              <text:p text:style-name="P161">Wait</text:p>
            </table:table-cell>
          </table:table-row>
          <table:table-row table:style-name="Table11.1">
            <table:table-cell table:style-name="Table11.A1" office:value-type="string">
              <text:p text:style-name="P161">RESOLVED</text:p>
            </table:table-cell>
            <table:table-cell table:style-name="Table11.A1" office:value-type="string">
              <text:p text:style-name="P161">Start</text:p>
            </table:table-cell>
          </table:table-row>
          <table:table-row table:style-name="Table11.1">
            <table:table-cell table:style-name="Table11.A1" office:value-type="string">
              <text:p text:style-name="P161">STARTING</text:p>
            </table:table-cell>
            <table:table-cell table:style-name="Table11.A1" office:value-type="string">
              <text:p text:style-name="P161">Wait</text:p>
            </table:table-cell>
          </table:table-row>
          <text:soft-page-break/>
          <table:table-row table:style-name="Table11.1">
            <table:table-cell table:style-name="Table11.A1" office:value-type="string">
              <text:p text:style-name="P161">ACTIVE</text:p>
            </table:table-cell>
            <table:table-cell table:style-name="Table11.A1" office:value-type="string">
              <text:p text:style-name="P161">Return</text:p>
            </table:table-cell>
          </table:table-row>
          <table:table-row table:style-name="Table11.1">
            <table:table-cell table:style-name="Table11.A1" office:value-type="string">
              <text:p text:style-name="P161">STOPPING</text:p>
            </table:table-cell>
            <table:table-cell table:style-name="Table11.A1" office:value-type="string">
              <text:p text:style-name="P161">Wait</text:p>
            </table:table-cell>
          </table:table-row>
          <table:table-row table:style-name="Table11.1">
            <table:table-cell table:style-name="Table11.A1" office:value-type="string">
              <text:p text:style-name="P161">UNINSTALLING</text:p>
            </table:table-cell>
            <table:table-cell table:style-name="Table11.A1" office:value-type="string">
              <text:p text:style-name="P161">IllegalStateException</text:p>
            </table:table-cell>
          </table:table-row>
          <table:table-row table:style-name="Table11.1">
            <table:table-cell table:style-name="Table11.A1" office:value-type="string">
              <text:p text:style-name="P161">UNINSTALLED</text:p>
            </table:table-cell>
            <table:table-cell table:style-name="Table11.A1" office:value-type="string">
              <text:p text:style-name="P161">IllegalStateException</text:p>
            </table:table-cell>
          </table:table-row>
        </table:table>
        <text:p text:style-name="P95">All references to changing the state of this subsystem include both changing the state of the subsystem object as well as the state property of the subsystem service registration.</text:p>
        <text:p text:style-name="P93">A subsystem must be persistently started. That is, a started subsystem must be restarted across Framework and VM restarts, even if a start failure occurs.</text:p>
        <text:p text:style-name="P93">The following steps are required to start this subsystem.</text:p>
        <text:list xml:id="list4087078419766811752" text:style-name="RTF_5f_Num_20_13">
          <text:list-item>
            <text:p text:style-name="P143">Set the subsystem <text:span text:style-name="T44">autostart setting</text:span> to <text:span text:style-name="T44">started</text:span>.</text:p>
          </text:list-item>
          <text:list-item>
            <text:p text:style-name="P131"><text:span text:style-name="T15">If this subsystem is in the </text:span><text:a xlink:type="simple" xlink:href="#r27"><text:span text:style-name="Code2"><text:span text:style-name="T6">RESOLVED</text:span></text:span></text:a><text:span text:style-name="Default_20_Paragraph_20_Font"><text:span text:style-name="T15"> state, proceed to step 7.</text:span></text:span></text:p>
          </text:list-item>
          <text:list-item>
            <text:p text:style-name="P131"><text:span text:style-name="T15">Change the state to </text:span><text:a xlink:type="simple" xlink:href="#r26"><text:span text:style-name="Code2"><text:span text:style-name="T6">RESOLVING</text:span></text:span></text:a><text:span text:style-name="Default_20_Paragraph_20_Font"><text:span text:style-name="T15">.</text:span></text:span></text:p>
          </text:list-item>
          <text:list-item>
            <text:p text:style-name="P131"><text:span text:style-name="T15">Resolve the content resources. A resolution failure results in a start failure with a state of </text:span><text:a xlink:type="simple" xlink:href="#r24"><text:span text:style-name="Code2"><text:span text:style-name="T6">INSTALLED</text:span></text:span></text:a><text:span text:style-name="Default_20_Paragraph_20_Font"><text:span text:style-name="T15">.</text:span></text:span></text:p>
          </text:list-item>
          <text:list-item>
            <text:p text:style-name="P131"><text:span text:style-name="T15">Change the state to </text:span><text:a xlink:type="simple" xlink:href="#r27"><text:span text:style-name="Code2"><text:span text:style-name="T6">RESOLVED</text:span></text:span></text:a><text:span text:style-name="Default_20_Paragraph_20_Font"><text:span text:style-name="T15">.</text:span></text:span></text:p>
          </text:list-item>
          <text:list-item>
            <text:p text:style-name="P143">If this subsystem is scoped, enable the export sharing policy.</text:p>
          </text:list-item>
          <text:list-item>
            <text:p text:style-name="P131"><text:span text:style-name="T15">Change the state to </text:span><text:a xlink:type="simple" xlink:href="#r28"><text:span text:style-name="Code2"><text:span text:style-name="T6">STARTING</text:span></text:span></text:a><text:span text:style-name="Default_20_Paragraph_20_Font"><text:span text:style-name="T15">.</text:span></text:span></text:p>
          </text:list-item>
          <text:list-item>
            <text:p text:style-name="P131"><text:span text:style-name="T15">For each eligible resource, increment the active use count by one. If the active use count is one, start the resource. All dependencies must be started before any content resource, and content resources must be started according to the specified </text:span><text:a xlink:type="simple" xlink:href="#r44"><text:span text:style-name="Code2"><text:span text:style-name="T6">start order</text:span></text:span></text:a><text:span text:style-name="Default_20_Paragraph_20_Font"><text:span text:style-name="T15">. If an error occurs while starting a resource, a start failure results with that error as the cause.</text:span></text:span></text:p>
          </text:list-item>
          <text:list-item>
            <text:p text:style-name="P150"><text:span text:style-name="T15">Change the state to </text:span><text:a xlink:type="simple" xlink:href="#r29"><text:span text:style-name="Code2"><text:span text:style-name="T6">ACTIVE</text:span></text:span></text:a><text:span text:style-name="Default_20_Paragraph_20_Font"><text:span text:style-name="T15">.</text:span></text:span></text:p>
          </text:list-item>
        </text:list>
        <text:p text:style-name="P92"><text:span text:style-name="T41">Implementations should be sensitive to the potential for long running operations and periodically check the current thread for interruption. An interrupted thread should be treated as a start failure with an </text:span><text:span text:style-name="Code2">InterruptedException</text:span><text:span text:style-name="Default_20_Paragraph_20_Font"><text:span text:style-name="T41"> as the cause.</text:span></text:span></text:p>
        <text:p text:style-name="P93">All start failure flows include the following, in order.</text:p>
        <text:list xml:id="list3949626869691799709" text:style-name="RTF_5f_Num_20_14">
          <text:list-item>
            <text:p text:style-name="P132"><text:span text:style-name="T15">If the subsystem state is </text:span><text:a xlink:type="simple" xlink:href="#r28"><text:span text:style-name="Code2"><text:span text:style-name="T6">STARTING</text:span></text:span></text:a><text:span text:style-name="Default_20_Paragraph_20_Font"><text:span text:style-name="T15"> then change the state to </text:span></text:span><text:a xlink:type="simple" xlink:href="#r30"><text:span text:style-name="Code2"><text:span text:style-name="T6">STOPPING</text:span></text:span></text:a><text:span text:style-name="Default_20_Paragraph_20_Font"><text:span text:style-name="T15"> and stop all resources that were started as part of this operation.</text:span></text:span></text:p>
          </text:list-item>
          <text:list-item>
            <text:p text:style-name="P132"><text:span text:style-name="T15">Change the state to either </text:span><text:a xlink:type="simple" xlink:href="#r24"><text:span text:style-name="Code2"><text:span text:style-name="T6">INSTALLED</text:span></text:span></text:a><text:span text:style-name="Default_20_Paragraph_20_Font"><text:span text:style-name="T15"> or </text:span></text:span><text:a xlink:type="simple" xlink:href="#r27"><text:span text:style-name="Code2"><text:span text:style-name="T6">RESOLVED</text:span></text:span></text:a><text:span text:style-name="Default_20_Paragraph_20_Font"><text:span text:style-name="T15">.</text:span></text:span></text:p>
          </text:list-item>
          <text:list-item>
            <text:p text:style-name="P159">Throw a SubsystemException with the specified cause.</text:p>
          </text:list-item>
        </text:list>
        <text:p text:style-name="P94">Throws:</text:p>
        <text:p text:style-name="P68"><text:span text:style-name="Code2">SubsystemException</text:span><text:span text:style-name="Default_20_Paragraph_20_Font"><text:span text:style-name="T41"> - If this subsystem fails to start.</text:span></text:span></text:p>
        <text:p text:style-name="P68"><text:span text:style-name="Code2">IllegalStateException</text:span><text:span text:style-name="Default_20_Paragraph_20_Font"><text:span text:style-name="T41"> - If this subsystem's state is in </text:span></text:span><text:a xlink:type="simple" xlink:href="#r25"><text:span text:style-name="Code2"><text:span text:style-name="T6">INSTALL_FAILED</text:span></text:span></text:a><text:span text:style-name="Default_20_Paragraph_20_Font"><text:span text:style-name="T41">, </text:span></text:span><text:a xlink:type="simple" xlink:href="#r31"><text:span text:style-name="Code2"><text:span text:style-name="T6">UNINSTALLING</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 or if the state of at least one of this subsystem's parents is not in </text:span></text:span><text:a xlink:type="simple" xlink:href="#r28"><text:span text:style-name="Code2"><text:span text:style-name="T6">STARTING</text:span></text:span></text:a><text:span text:style-name="Default_20_Paragraph_20_Font"><text:span text:style-name="T41">, </text:span></text:span><text:a xlink:type="simple" xlink:href="#r29"><text:span text:style-name="Code2"><text:span text:style-name="T6">ACTIVE</text:span></text:span></text:a><text:span text:style-name="Default_20_Paragraph_20_Font"><text:span text:style-name="T41">.</text:span></text:span></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EXECUTE], and the runtime supports permissions.</text:span></text:span></text:p>
        <text:p text:style-name="P111"/>
        <text:p text:style-name="P119"><text:bookmark text:name="r20"/>stop</text:p>
        <text:p text:style-name="P72"><text:span text:style-name="Code2">void </text:span><text:span text:style-name="Code2"><text:span text:style-name="T29">stop</text:span></text:span><text:span text:style-name="Code2">()</text:span></text:p>
        <text:p text:style-name="P93">Stops this subsystem.</text:p>
        <text:p text:style-name="P92"><text:span text:style-name="T41">The following table shows which actions are associated with each state. An action of </text:span><text:span text:style-name="Code2">Wait</text:span><text:span text:style-name="Default_20_Paragraph_20_Font"><text:span text:style-name="T4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stopped. An action of </text:span></text:span><text:span text:style-name="Code2">Return</text:span><text:span text:style-name="Default_20_Paragraph_20_Font"><text:span text:style-name="T41"> means this method returns immediately without taking any other action.</text:span></text:span></text:p>
        <table:table table:name="Table12" table:style-name="Table12">
          <table:table-column table:style-name="Table12.A" table:number-columns-repeated="3"/>
          <text:soft-page-break/>
          <table:table-row table:style-name="Table12.1">
            <table:table-cell table:style-name="Table12.A1" office:value-type="string">
              <text:p text:style-name="P112"><text:span text:style-name="Default_20_Paragraph_20_Font"><text:span text:style-name="T43">State</text:span></text:span></text:p>
            </table:table-cell>
            <table:table-cell table:style-name="Table12.A1" office:value-type="string">
              <text:p text:style-name="P160">Action</text:p>
            </table:table-cell>
            <table:table-cell table:style-name="Table12.C1" office:value-type="string">
              <text:p text:style-name="P39"><text:s/></text:p>
            </table:table-cell>
          </table:table-row>
          <table:table-row table:style-name="Table12.1">
            <table:table-cell table:style-name="Table12.A1" office:value-type="string">
              <text:p text:style-name="P161">INSTALLING</text:p>
            </table:table-cell>
            <table:table-cell table:style-name="Table12.A1" office:value-type="string">
              <text:p text:style-name="P161">Wait</text:p>
            </table:table-cell>
            <table:table-cell table:style-name="Table12.C1" office:value-type="string">
              <text:p text:style-name="P58"><text:s/></text:p>
            </table:table-cell>
          </table:table-row>
          <table:table-row table:style-name="Table12.1">
            <table:table-cell table:style-name="Table12.A1" office:value-type="string">
              <text:p text:style-name="P161">INSTALLED</text:p>
            </table:table-cell>
            <table:table-cell table:style-name="Table12.A1" office:value-type="string">
              <text:p text:style-name="P161">Return</text:p>
            </table:table-cell>
            <table:table-cell table:style-name="Table12.A1" office:value-type="string">
              <text:p text:style-name="P58"><text:s/></text:p>
            </table:table-cell>
          </table:table-row>
          <table:table-row table:style-name="Table12.1">
            <table:table-cell table:style-name="Table12.A1" office:value-type="string">
              <text:p text:style-name="P161">INSTALL_FAILED</text:p>
            </table:table-cell>
            <table:table-cell table:style-name="Table12.A1" office:value-type="string">
              <text:p text:style-name="P161">IllegalStateException</text:p>
            </table:table-cell>
            <table:table-cell table:style-name="Table12.A1" office:value-type="string">
              <text:p text:style-name="P58"><text:s/></text:p>
            </table:table-cell>
          </table:table-row>
          <table:table-row table:style-name="Table12.1">
            <table:table-cell table:style-name="Table12.A1" office:value-type="string">
              <text:p text:style-name="P161">RESOLVING</text:p>
            </table:table-cell>
            <table:table-cell table:style-name="Table12.A1" office:value-type="string">
              <text:p text:style-name="P161">Wait</text:p>
            </table:table-cell>
            <table:table-cell table:style-name="Table12.A1" office:value-type="string">
              <text:p text:style-name="P58"><text:s/></text:p>
            </table:table-cell>
          </table:table-row>
          <table:table-row table:style-name="Table12.1">
            <table:table-cell table:style-name="Table12.A1" office:value-type="string">
              <text:p text:style-name="P161">RESOLVED</text:p>
            </table:table-cell>
            <table:table-cell table:style-name="Table12.A1" office:value-type="string">
              <text:p text:style-name="P161">Return</text:p>
            </table:table-cell>
            <table:table-cell table:style-name="Table12.A1" office:value-type="string">
              <text:p text:style-name="P58"><text:s/></text:p>
            </table:table-cell>
          </table:table-row>
          <table:table-row table:style-name="Table12.1">
            <table:table-cell table:style-name="Table12.A1" office:value-type="string">
              <text:p text:style-name="P161">STARTING</text:p>
            </table:table-cell>
            <table:table-cell table:style-name="Table12.A1" office:value-type="string">
              <text:p text:style-name="P161">Wait</text:p>
            </table:table-cell>
            <table:table-cell table:style-name="Table12.A1" office:value-type="string">
              <text:p text:style-name="P58"><text:s/></text:p>
            </table:table-cell>
          </table:table-row>
          <table:table-row table:style-name="Table12.1">
            <table:table-cell table:style-name="Table12.A1" office:value-type="string">
              <text:p text:style-name="P161">ACTIVE</text:p>
            </table:table-cell>
            <table:table-cell table:style-name="Table12.A1" office:value-type="string">
              <text:p text:style-name="P161">Stop</text:p>
            </table:table-cell>
            <table:table-cell table:style-name="Table12.A1" office:value-type="string">
              <text:p text:style-name="P58"><text:s/></text:p>
            </table:table-cell>
          </table:table-row>
          <table:table-row table:style-name="Table12.1">
            <table:table-cell table:style-name="Table12.A1" office:value-type="string">
              <text:p text:style-name="P161">STOPPING</text:p>
            </table:table-cell>
            <table:table-cell table:style-name="Table12.A1" office:value-type="string">
              <text:p text:style-name="P161">Wait</text:p>
            </table:table-cell>
            <table:table-cell table:style-name="Table12.A1" office:value-type="string">
              <text:p text:style-name="P58"><text:s/></text:p>
            </table:table-cell>
          </table:table-row>
          <table:table-row table:style-name="Table12.1">
            <table:table-cell table:style-name="Table12.A1" office:value-type="string">
              <text:p text:style-name="P161">UNINSTALLING</text:p>
            </table:table-cell>
            <table:table-cell table:style-name="Table12.A1" office:value-type="string">
              <text:p text:style-name="P161">IllegalStateException</text:p>
            </table:table-cell>
            <table:table-cell table:style-name="Table12.A1" office:value-type="string">
              <text:p text:style-name="P58"><text:s/></text:p>
            </table:table-cell>
          </table:table-row>
          <table:table-row table:style-name="Table12.1">
            <table:table-cell table:style-name="Table12.A1" office:value-type="string">
              <text:p text:style-name="P161">UNINSTALLED</text:p>
            </table:table-cell>
            <table:table-cell table:style-name="Table12.A1" office:value-type="string">
              <text:p text:style-name="P161">IllegalStateException</text:p>
            </table:table-cell>
            <table:table-cell table:style-name="Table12.A1" office:value-type="string">
              <text:p text:style-name="P58"><text:s/></text:p>
            </table:table-cell>
          </table:table-row>
        </table:table>
        <text:p text:style-name="P95">A subsystem must be persistently stopped. That is, a stopped subsystem must remain stopped across Framework and VM restarts.</text:p>
        <text:p text:style-name="P93">All references to changing the state of this subsystem include both changing the state of the subsystem object as well as the state property of the subsystem service registration.</text:p>
        <text:p text:style-name="P93">The following steps are required to stop this subsystem.</text:p>
        <text:list xml:id="list4594630783237018419" text:style-name="RTF_5f_Num_20_15">
          <text:list-item>
            <text:p text:style-name="P144">Set the subsystem <text:span text:style-name="T44">autostart setting</text:span> to <text:span text:style-name="T44">stopped</text:span>.</text:p>
          </text:list-item>
          <text:list-item>
            <text:p text:style-name="P133"><text:span text:style-name="T15">Change the state to </text:span><text:a xlink:type="simple" xlink:href="#r30"><text:span text:style-name="Code2"><text:span text:style-name="T6">STOPPING</text:span></text:span></text:a><text:span text:style-name="Default_20_Paragraph_20_Font"><text:span text:style-name="T15">.</text:span></text:span></text:p>
          </text:list-item>
          <text:list-item>
            <text:p text:style-name="P133"><text:span text:style-name="T15">For each eligible resource, decrement the active use count by one. If the active use count is zero, stop the resource. All content resources must be stopped before any dependencies, and content resources must be stopped in reverse </text:span><text:a xlink:type="simple" xlink:href="#r44"><text:span text:style-name="Code2"><text:span text:style-name="T6">start order</text:span></text:span></text:a><text:span text:style-name="Default_20_Paragraph_20_Font"><text:span text:style-name="T15">.</text:span></text:span></text:p>
          </text:list-item>
          <text:list-item>
            <text:p text:style-name="P151"><text:span text:style-name="T15">Change the state to </text:span><text:a xlink:type="simple" xlink:href="#r27"><text:span text:style-name="Code2"><text:span text:style-name="T6">RESOLVED</text:span></text:span></text:a><text:span text:style-name="Default_20_Paragraph_20_Font"><text:span text:style-name="T15">.</text:span></text:span></text:p>
          </text:list-item>
        </text:list>
        <text:p text:style-name="P92"><text:span text:style-name="T41">With regard to error handling, once this subsystem has transitioned to the </text:span><text:a xlink:type="simple" xlink:href="#r30"><text:span text:style-name="Code2"><text:span text:style-name="T6">STOPPING</text:span></text:span></text:a><text:span text:style-name="Default_20_Paragraph_20_Font"><text:span text:style-name="T41"> state, every part of each step above must be attempted. Errors subsequent to the first should be logged. Once the stop process has completed, a SubsystemException must be thrown with the initial error as the specified cause.</text:span></text:span></text:p>
        <text:p text:style-name="P90"><text:span text:style-name="T41">Implementations should be sensitive to the potential for long running operations and periodically check the current thread for interruption, in which case a SubsystemException with an InterruptedException as the cause should be thrown. If an interruption occurs while waiting, this method should terminate immediately. Once the transition to the </text:span><text:a xlink:type="simple" xlink:href="#r30"><text:span text:style-name="Code2"><text:span text:style-name="T6">STOPPING</text:span></text:span></text:a><text:span text:style-name="Default_20_Paragraph_20_Font"><text:span text:style-name="T41"> state has occurred, however, this method must not terminate due to an interruption until the stop process has completed.</text:span></text:span></text:p>
        <text:p text:style-name="P94">Throws:</text:p>
        <text:p text:style-name="P68"><text:span text:style-name="Code2">SubsystemException</text:span><text:span text:style-name="Default_20_Paragraph_20_Font"><text:span text:style-name="T41"> - If this subsystem fails to stop cleanly.</text:span></text:span></text:p>
        <text:p text:style-name="P68"><text:span text:style-name="Code2">IllegalStateException</text:span><text:span text:style-name="Default_20_Paragraph_20_Font"><text:span text:style-name="T41"> - If this subsystem's state is in </text:span></text:span><text:a xlink:type="simple" xlink:href="#r25"><text:span text:style-name="Code2"><text:span text:style-name="T6">INSTALL_FAILED</text:span></text:span></text:a><text:span text:style-name="Default_20_Paragraph_20_Font"><text:span text:style-name="T41">, </text:span></text:span><text:a xlink:type="simple" xlink:href="#r31"><text:span text:style-name="Code2"><text:span text:style-name="T6">UNINSTALLING</text:span></text:span></text:a><text:span text:style-name="Default_20_Paragraph_20_Font"><text:span text:style-name="T41">, or </text:span></text:span><text:a xlink:type="simple" xlink:href="#r32"><text:span text:style-name="Code2"><text:span text:style-name="T6">UNINSTALLED</text:span></text:span></text:a><text:span text:style-name="Default_20_Paragraph_20_Font"><text:span text:style-name="T41">.</text:span></text:span></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EXECUTE], and the runtime supports permissions.</text:span></text:span></text:p>
        <text:p text:style-name="P111"/>
        <text:p text:style-name="P119"><text:bookmark text:name="r21"/>uninstall</text:p>
        <text:p text:style-name="P72"><text:span text:style-name="Code2">void </text:span><text:span text:style-name="Code2"><text:span text:style-name="T29">uninstall</text:span></text:span><text:span text:style-name="Code2">()</text:span></text:p>
        <text:p text:style-name="P93">Uninstalls this subsystem.</text:p>
        <text:p text:style-name="P92"><text:span text:style-name="T41">The following table shows which actions are associated with each state. An action of </text:span><text:span text:style-name="Code2">Wait</text:span><text:span text:style-name="Default_20_Paragraph_20_Font"><text:span text:style-name="T41"> means this method will block until a state transition occurs, upon which the new state will be evaluated in order to determine how to proceed. If a state transition does not occur in a reasonable time while waiting then no action is taken and a SubsystemException is thrown to indicate the subsystem was unable to be uninstalled. An action of </text:span></text:span><text:span text:style-name="Code2">Return</text:span><text:span text:style-name="Default_20_Paragraph_20_Font"><text:span text:style-name="T41"> means this method returns immediately without taking any other action.</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112"><text:span text:style-name="Default_20_Paragraph_20_Font"><text:span text:style-name="T43">State</text:span></text:span></text:p>
            </table:table-cell>
            <table:table-cell table:style-name="Table13.A1" office:value-type="string">
              <text:p text:style-name="P160">Action</text:p>
            </table:table-cell>
          </table:table-row>
          <table:table-row table:style-name="Table13.1">
            <table:table-cell table:style-name="Table13.A1" office:value-type="string">
              <text:p text:style-name="P161">INSTALLING</text:p>
            </table:table-cell>
            <table:table-cell table:style-name="Table13.A1" office:value-type="string">
              <text:p text:style-name="P161">Wait</text:p>
            </table:table-cell>
          </table:table-row>
          <table:table-row table:style-name="Table13.1">
            <table:table-cell table:style-name="Table13.A1" office:value-type="string">
              <text:p text:style-name="P161">INSTALLED</text:p>
            </table:table-cell>
            <table:table-cell table:style-name="Table13.A1" office:value-type="string">
              <text:p text:style-name="P161">Uninstall</text:p>
            </table:table-cell>
          </table:table-row>
          <table:table-row table:style-name="Table13.1">
            <table:table-cell table:style-name="Table13.A1" office:value-type="string">
              <text:p text:style-name="P161">INSTALL_FAILED</text:p>
            </table:table-cell>
            <table:table-cell table:style-name="Table13.A1" office:value-type="string">
              <text:p text:style-name="P161">Wait</text:p>
            </table:table-cell>
          </table:table-row>
          <table:table-row table:style-name="Table13.1">
            <table:table-cell table:style-name="Table13.A1" office:value-type="string">
              <text:p text:style-name="P161">RESOLVING</text:p>
            </table:table-cell>
            <table:table-cell table:style-name="Table13.A1" office:value-type="string">
              <text:p text:style-name="P161">Wait</text:p>
            </table:table-cell>
          </table:table-row>
          <table:table-row table:style-name="Table13.1">
            <table:table-cell table:style-name="Table13.A1" office:value-type="string">
              <text:p text:style-name="P161">RESOLVED</text:p>
            </table:table-cell>
            <table:table-cell table:style-name="Table13.A1" office:value-type="string">
              <text:p text:style-name="P161">Uninstall</text:p>
            </table:table-cell>
          </table:table-row>
          <table:table-row table:style-name="Table13.1">
            <table:table-cell table:style-name="Table13.A1" office:value-type="string">
              <text:p text:style-name="P161">STARTING</text:p>
            </table:table-cell>
            <table:table-cell table:style-name="Table13.A1" office:value-type="string">
              <text:p text:style-name="P161">Wait</text:p>
            </table:table-cell>
          </table:table-row>
          <table:table-row table:style-name="Table13.1">
            <table:table-cell table:style-name="Table13.A1" office:value-type="string">
              <text:p text:style-name="P161">ACTIVE</text:p>
            </table:table-cell>
            <table:table-cell table:style-name="Table13.A1" office:value-type="string">
              <text:p text:style-name="P161">Stop, Uninstall</text:p>
            </table:table-cell>
          </table:table-row>
          <table:table-row table:style-name="Table13.1">
            <table:table-cell table:style-name="Table13.A1" office:value-type="string">
              <text:p text:style-name="P161">STOPPING</text:p>
            </table:table-cell>
            <table:table-cell table:style-name="Table13.A1" office:value-type="string">
              <text:p text:style-name="P161">Wait</text:p>
            </table:table-cell>
          </table:table-row>
          <table:table-row table:style-name="Table13.1">
            <table:table-cell table:style-name="Table13.A1" office:value-type="string">
              <text:p text:style-name="P161">UNINSTALLING</text:p>
            </table:table-cell>
            <table:table-cell table:style-name="Table13.A1" office:value-type="string">
              <text:p text:style-name="P161">Wait</text:p>
            </table:table-cell>
          </table:table-row>
          <table:table-row table:style-name="Table13.1">
            <table:table-cell table:style-name="Table13.A1" office:value-type="string">
              <text:p text:style-name="P161">UNINSTALLED</text:p>
            </table:table-cell>
            <table:table-cell table:style-name="Table13.A1" office:value-type="string">
              <text:p text:style-name="P161">Return</text:p>
            </table:table-cell>
          </table:table-row>
        </table:table>
        <text:p text:style-name="P95">All references to changing the state of this subsystem include both changing the state of the subsystem object as well as the state property of the subsystem service registration.</text:p>
        <text:p text:style-name="P93">The following steps are required to uninstall this subsystem after being stopped if necessary.</text:p>
        <text:list xml:id="list4388371400114387767" text:style-name="RTF_5f_Num_20_16">
          <text:list-item>
            <text:p text:style-name="P134"><text:span text:style-name="T15">Change the state to </text:span><text:a xlink:type="simple" xlink:href="#r24"><text:span text:style-name="Code2"><text:span text:style-name="T6">INSTALLED</text:span></text:span></text:a><text:span text:style-name="Default_20_Paragraph_20_Font"><text:span text:style-name="T15">.</text:span></text:span></text:p>
          </text:list-item>
          <text:list-item>
            <text:p text:style-name="P134"><text:span text:style-name="T15">Change the state to </text:span><text:a xlink:type="simple" xlink:href="#r31"><text:span text:style-name="Code2"><text:span text:style-name="T6">UNINSTALLING</text:span></text:span></text:a><text:span text:style-name="Default_20_Paragraph_20_Font"><text:span text:style-name="T15">.</text:span></text:span></text:p>
          </text:list-item>
          <text:list-item>
            <text:p text:style-name="P145">For each referenced resource, decrement the reference count by one. If the reference count is zero, uninstall the resource. All content resources must be uninstalled before any dependencies.</text:p>
          </text:list-item>
          <text:list-item>
            <text:p text:style-name="P134"><text:span text:style-name="T15">Change the state to </text:span><text:a xlink:type="simple" xlink:href="#r32"><text:span text:style-name="Code2"><text:span text:style-name="T6">UNINSTALLED</text:span></text:span></text:a><text:span text:style-name="Default_20_Paragraph_20_Font"><text:span text:style-name="T15">.</text:span></text:span></text:p>
          </text:list-item>
          <text:list-item>
            <text:p text:style-name="P145">Unregister the subsystem service.</text:p>
          </text:list-item>
          <text:list-item>
            <text:p text:style-name="P155">If the subsystem is scoped, uninstall the region context bundle.</text:p>
          </text:list-item>
        </text:list>
        <text:p text:style-name="P92"><text:span text:style-name="T41">With regard to error handling, once this subsystem has transitioned to the </text:span><text:a xlink:type="simple" xlink:href="#r31"><text:span text:style-name="Code2"><text:span text:style-name="T6">UNINSTALLING</text:span></text:span></text:a><text:span text:style-name="Default_20_Paragraph_20_Font"><text:span text:style-name="T41"> state, every part of each step above must be attempted. Errors subsequent to the first should be logged. Once the uninstall process has completed, a </text:span></text:span><text:span text:style-name="Code2">SubsystemException</text:span><text:span text:style-name="Default_20_Paragraph_20_Font"><text:span text:style-name="T41"> must be thrown with the specified cause.</text:span></text:span></text:p>
        <text:p text:style-name="P90"><text:span text:style-name="T41">Implementations should be sensitive to the potential for long running operations and periodically check the current thread for interruption, in which case a </text:span><text:span text:style-name="Code2">SubsystemException</text:span><text:span text:style-name="Default_20_Paragraph_20_Font"><text:span text:style-name="T41"> with an </text:span></text:span><text:span text:style-name="Code2">InterruptedException</text:span><text:span text:style-name="Default_20_Paragraph_20_Font"><text:span text:style-name="T41"> as the cause should be thrown. If an interruption occurs while waiting, this method should terminate immediately. Once the transition to the </text:span></text:span><text:a xlink:type="simple" xlink:href="#r31"><text:span text:style-name="Code2"><text:span text:style-name="T6">UNINSTALLING</text:span></text:span></text:a><text:span text:style-name="Default_20_Paragraph_20_Font"><text:span text:style-name="T41"> state has occurred, however, this method must not terminate due to an interruption until the uninstall process has completed.</text:span></text:span></text:p>
        <text:p text:style-name="P94">Throws:</text:p>
        <text:p text:style-name="P68"><text:span text:style-name="Code2">SubsystemException</text:span><text:span text:style-name="Default_20_Paragraph_20_Font"><text:span text:style-name="T41"> - If this subsystem fails to uninstall cleanly.</text:span></text:span></text:p>
        <text:p text:style-name="P68"><text:span text:style-name="Code2">SecurityException</text:span><text:span text:style-name="Default_20_Paragraph_20_Font"><text:span text:style-name="T41"> - If the caller does not have the appropriate </text:span></text:span><text:span text:style-name="Code2">org.osgi.service.subsystem.SubsystemPermission</text:span><text:span text:style-name="Default_20_Paragraph_20_Font"><text:span text:style-name="T41">[this,LIFECYCLE], and the runtime supports permissions.</text:span></text:span></text:p>
        <text:p text:style-name="P187"><text:bookmark text:name="r35"/>Enum Subsystem.State</text:p>
        <text:p text:style-name="P37"><text:a xlink:type="simple" xlink:href="#r3"><text:span text:style-name="T5">org.osgi.service.subsystem</text:span></text:a></text:p>
        <text:p text:style-name="P89"><text:span text:style-name="Code2">java.lang.Object</text:span></text:p>
        <text:p text:style-name="P40"><text:span text:style-name="Code2">  </text:span><text:span text:style-name="Code2"><draw:frame draw:style-name="fr3" draw:name="graphics5" text:anchor-type="as-char" svg:width="0.1563in" svg:height="0.1457in" draw:z-index="20"><draw:image xlink:href="Pictures/100002000000000F0000000EA95FCF9A.png" xlink:type="simple" xlink:show="embed" xlink:actuate="onLoad"/></draw:frame></text:span><text:span text:style-name="Code2">java.lang.Enum&lt;</text:span><text:a xlink:type="simple" xlink:href="#r35"><text:span text:style-name="Code2"><text:span text:style-name="T6">Subsystem.State</text:span></text:span></text:a><text:span text:style-name="Code2">&gt;</text:span></text:p>
        <text:p text:style-name="P65"><text:span text:style-name="Code2">      </text:span><text:span text:style-name="Code2"><draw:frame draw:style-name="fr3" draw:name="graphics2" text:anchor-type="as-char" svg:width="0.1563in" svg:height="0.1457in" draw:z-index="21"><draw:image xlink:href="Pictures/100002000000000F0000000EA95FCF9A.png" xlink:type="simple" xlink:show="embed" xlink:actuate="onLoad"/></draw:frame></text:span><text:span text:style-name="Code2"><text:span text:style-name="T29">org.osgi.service.subsystem.Subsystem.State</text:span></text:span></text:p>
        <text:p text:style-name="P118">All Implemented Interfaces:</text:p>
        <text:p text:style-name="P96"><text:span text:style-name="T41">Comparable&lt;</text:span><text:a xlink:type="simple" xlink:href="#r35"><text:span text:style-name="T3">Subsystem.State</text:span></text:a><text:span text:style-name="Default_20_Paragraph_20_Font"><text:span text:style-name="T41">&gt;, Serializable</text:span></text:span></text:p>
        <text:p text:style-name="P118">Enclosing class:</text:p>
        <text:p text:style-name="P96"><text:a xlink:type="simple" xlink:href="#r22"><text:span text:style-name="T3">Subsystem</text:span></text:a></text:p>
        <text:p text:style-name="P88"/>
        <text:p text:style-name="P113"><text:span text:style-name="Code2">public static enum </text:span><text:span text:style-name="Code2"><text:span text:style-name="T29">Subsystem.State</text:span></text:span></text:p>
        <text:p text:style-name="P72"><text:span text:style-name="Code2">extends Enum&lt;</text:span><text:a xlink:type="simple" xlink:href="#r35"><text:span text:style-name="Code2"><text:span text:style-name="T6">Subsystem.State</text:span></text:span></text:a><text:span text:style-name="Code2">&gt;</text:span></text:p>
        <text:p text:style-name="P99">An enumeration of the possible states of a subsystem.</text:p>
        <text:p text:style-name="P66">These states are a reflection of what constituent resources are permitted to do and not an aggregation of constituent resource states.</text:p>
        <text:p text:style-name="P101"/>
        <table:table table:name="Table15" table:style-name="Table15">
          <table:table-column table:style-name="Table15.A"/>
          <table:table-column table:style-name="Table15.B"/>
          <table:table-row table:style-name="Table15.1">
            <table:table-cell table:style-name="Table15.A1" office:value-type="string">
              <text:p text:style-name="P102"><text:span text:style-name="Summary_20_Heading_20_Font2"><text:span text:style-name="T9">Enum Constant Summary</text:span></text:span></text:p>
            </table:table-cell>
            <table:table-cell table:style-name="Table15.A1" office:value-type="string">
              <text:p text:style-name="P103"><text:span text:style-name="Page_20_Reference_20_Font"><text:span text:style-name="T14">Page</text:span></text:span></text:p>
            </table:table-cell>
          </table:table-row>
          <table:table-row table:style-name="Table15.1">
            <table:table-cell table:style-name="Table15.A2" office:value-type="string">
              <text:p text:style-name="P108"><text:a xlink:type="simple" xlink:href="#r29"><text:span text:style-name="Code2"><text:span text:style-name="T7">ACTIVE</text:span></text:span></text:a></text:p>
              <text:p text:style-name="P110">The subsystem is now running.</text:p>
            </table:table-cell>
            <table:table-cell table:style-name="Table15.B2" office:value-type="string">
              <text:p text:style-name="P106"><text:span text:style-name="Page_20_Reference_20_Font"><text:span text:style-name="T9"><text:bookmark-ref text:reference-format="page" text:ref-name="r29">35</text:bookmark-ref></text:span></text:span></text:p>
            </table:table-cell>
          </table:table-row>
          <table:table-row table:style-name="Table15.1">
            <table:table-cell table:style-name="Table15.A3" office:value-type="string">
              <text:p text:style-name="P108"><text:a xlink:type="simple" xlink:href="#r25"><text:span text:style-name="Code2"><text:span text:style-name="T7">INSTALL_FAILED</text:span></text:span></text:a></text:p>
              <text:p text:style-name="P110">The subsystem failed to install.</text:p>
            </table:table-cell>
            <table:table-cell table:style-name="Table15.B3" office:value-type="string">
              <text:p text:style-name="P106"><text:span text:style-name="Page_20_Reference_20_Font"><text:span text:style-name="T9"><text:bookmark-ref text:reference-format="page" text:ref-name="r25">34</text:bookmark-ref></text:span></text:span></text:p>
            </table:table-cell>
          </table:table-row>
          <table:table-row table:style-name="Table15.1">
            <table:table-cell table:style-name="Table15.A3" office:value-type="string">
              <text:p text:style-name="P108"><text:a xlink:type="simple" xlink:href="#r24"><text:span text:style-name="Code2"><text:span text:style-name="T7">INSTALLED</text:span></text:span></text:a></text:p>
              <text:p text:style-name="P110">The subsystem is installed but not yet resolved.</text:p>
            </table:table-cell>
            <table:table-cell table:style-name="Table15.B3" office:value-type="string">
              <text:p text:style-name="P106"><text:span text:style-name="Page_20_Reference_20_Font"><text:span text:style-name="T9"><text:bookmark-ref text:reference-format="page" text:ref-name="r24">34</text:bookmark-ref></text:span></text:span></text:p>
            </table:table-cell>
          </table:table-row>
          <table:table-row table:style-name="Table15.1">
            <table:table-cell table:style-name="Table15.A3" office:value-type="string">
              <text:p text:style-name="P108"><text:a xlink:type="simple" xlink:href="#r23"><text:span text:style-name="Code2"><text:span text:style-name="T7">INSTALLING</text:span></text:span></text:a></text:p>
              <text:p text:style-name="P110">The subsystem is in the process of installing.</text:p>
            </table:table-cell>
            <table:table-cell table:style-name="Table15.B3" office:value-type="string">
              <text:p text:style-name="P106"><text:span text:style-name="Page_20_Reference_20_Font"><text:span text:style-name="T9"><text:bookmark-ref text:reference-format="page" text:ref-name="r23">34</text:bookmark-ref></text:span></text:span></text:p>
            </table:table-cell>
          </table:table-row>
          <table:table-row table:style-name="Table15.1">
            <table:table-cell table:style-name="Table15.A3" office:value-type="string">
              <text:p text:style-name="P108"><text:a xlink:type="simple" xlink:href="#r27"><text:span text:style-name="Code2"><text:span text:style-name="T7">RESOLVED</text:span></text:span></text:a></text:p>
              <text:p text:style-name="P110">The subsystem is resolved and able to be started.</text:p>
            </table:table-cell>
            <table:table-cell table:style-name="Table15.B3" office:value-type="string">
              <text:p text:style-name="P106"><text:span text:style-name="Page_20_Reference_20_Font"><text:span text:style-name="T9"><text:bookmark-ref text:reference-format="page" text:ref-name="r27">34</text:bookmark-ref></text:span></text:span></text:p>
            </table:table-cell>
          </table:table-row>
          <table:table-row table:style-name="Table15.1">
            <table:table-cell table:style-name="Table15.A3" office:value-type="string">
              <text:p text:style-name="P108"><text:a xlink:type="simple" xlink:href="#r26"><text:span text:style-name="Code2"><text:span text:style-name="T7">RESOLVING</text:span></text:span></text:a></text:p>
              <text:p text:style-name="P110">The subsystem is in the process of resolving.</text:p>
            </table:table-cell>
            <table:table-cell table:style-name="Table15.B3" office:value-type="string">
              <text:p text:style-name="P106"><text:span text:style-name="Page_20_Reference_20_Font"><text:span text:style-name="T9"><text:bookmark-ref text:reference-format="page" text:ref-name="r26">34</text:bookmark-ref></text:span></text:span></text:p>
            </table:table-cell>
          </table:table-row>
          <table:table-row table:style-name="Table15.1">
            <table:table-cell table:style-name="Table15.A3" office:value-type="string">
              <text:p text:style-name="P108"><text:a xlink:type="simple" xlink:href="#r28"><text:span text:style-name="Code2"><text:span text:style-name="T7">STARTING</text:span></text:span></text:a></text:p>
              <text:p text:style-name="P110">The subsystem is in the process of starting.</text:p>
            </table:table-cell>
            <table:table-cell table:style-name="Table15.B3" office:value-type="string">
              <text:p text:style-name="P106"><text:span text:style-name="Page_20_Reference_20_Font"><text:span text:style-name="T9"><text:bookmark-ref text:reference-format="page" text:ref-name="r28">35</text:bookmark-ref></text:span></text:span></text:p>
            </table:table-cell>
          </table:table-row>
          <table:table-row table:style-name="Table15.1">
            <table:table-cell table:style-name="Table15.A3" office:value-type="string">
              <text:p text:style-name="P108"><text:a xlink:type="simple" xlink:href="#r30"><text:span text:style-name="Code2"><text:span text:style-name="T7">STOPPING</text:span></text:span></text:a></text:p>
              <text:p text:style-name="P110">The subsystem is in the process of stopping.</text:p>
            </table:table-cell>
            <table:table-cell table:style-name="Table15.B3" office:value-type="string">
              <text:p text:style-name="P106"><text:span text:style-name="Page_20_Reference_20_Font"><text:span text:style-name="T9"><text:bookmark-ref text:reference-format="page" text:ref-name="r30">35</text:bookmark-ref></text:span></text:span></text:p>
            </table:table-cell>
          </table:table-row>
          <table:table-row table:style-name="Table15.1">
            <table:table-cell table:style-name="Table15.A3" office:value-type="string">
              <text:p text:style-name="P108"><text:a xlink:type="simple" xlink:href="#r32"><text:span text:style-name="Code2"><text:span text:style-name="T7">UNINSTALLED</text:span></text:span></text:a></text:p>
              <text:p text:style-name="P110">The subsystem is uninstalled and may not be used.</text:p>
            </table:table-cell>
            <table:table-cell table:style-name="Table15.B3" office:value-type="string">
              <text:p text:style-name="P106"><text:span text:style-name="Page_20_Reference_20_Font"><text:span text:style-name="T9"><text:bookmark-ref text:reference-format="page" text:ref-name="r32">35</text:bookmark-ref></text:span></text:span></text:p>
            </table:table-cell>
          </table:table-row>
          <table:table-row table:style-name="Table15.1">
            <table:table-cell table:style-name="Table15.A3" office:value-type="string">
              <text:p text:style-name="P108"><text:a xlink:type="simple" xlink:href="#r31"><text:span text:style-name="Code2"><text:span text:style-name="T7">UNINSTALLING</text:span></text:span></text:a></text:p>
              <text:p text:style-name="P110">The subsystem is in the process of uninstalling.</text:p>
            </table:table-cell>
            <table:table-cell table:style-name="Table15.B3" office:value-type="string">
              <text:p text:style-name="P106"><text:span text:style-name="Page_20_Reference_20_Font"><text:span text:style-name="T9"><text:bookmark-ref text:reference-format="page" text:ref-name="r31">35</text:bookmark-ref></text:span></text:span></text:p>
            </table:table-cell>
          </table:table-row>
        </table:table>
        <text:p text:style-name="P5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2"><text:span text:style-name="Summary_20_Heading_20_Font2"><text:span text:style-name="T9">Method Summary</text:span></text:span></text:p>
            </table:table-cell>
            <table:covered-table-cell/>
            <table:table-cell table:style-name="Table16.A1" office:value-type="string">
              <text:p text:style-name="P103"><text:span text:style-name="Page_20_Reference_20_Font"><text:span text:style-name="T14">Page</text:span></text:span></text:p>
            </table:table-cell>
          </table:table-row>
          <table:table-row table:style-name="Table16.1">
            <table:table-cell table:style-name="Table16.A2" office:value-type="string">
              <text:p text:style-name="P107"><text:span text:style-name="Code_20_Small1"><text:span text:style-name="T9">static </text:span></text:span><text:a xlink:type="simple" xlink:href="#r35"><text:span text:style-name="Code_20_Small1"><text:span text:style-name="T6">Subsystem.State</text:span></text:span></text:a></text:p>
            </table:table-cell>
            <table:table-cell table:style-name="Table16.A2" office:value-type="string">
              <text:p text:style-name="P104"><text:a xlink:type="simple" xlink:href="#r34"><text:span text:style-name="Code2"><text:span text:style-name="T7">valueOf</text:span></text:span></text:a><text:span text:style-name="Code2"><text:span text:style-name="T9">(String name)</text:span></text:span></text:p>
            </table:table-cell>
            <table:table-cell table:style-name="Table16.C2" office:value-type="string">
              <text:p text:style-name="P106"><text:span text:style-name="Page_20_Reference_20_Font"><text:span text:style-name="T9"><text:bookmark-ref text:reference-format="page" text:ref-name="r34">36</text:bookmark-ref></text:span></text:span></text:p>
            </table:table-cell>
          </table:table-row>
          <table:table-row table:style-name="Table16.1">
            <table:table-cell table:style-name="Table16.A3" office:value-type="string">
              <text:p text:style-name="P107"><text:span text:style-name="Code_20_Small1"><text:span text:style-name="T9">static </text:span></text:span><text:a xlink:type="simple" xlink:href="#r35"><text:span text:style-name="Code_20_Small1"><text:span text:style-name="T6">Subsystem.State</text:span></text:span></text:a><text:span text:style-name="Code_20_Small1"><text:span text:style-name="T9">[]</text:span></text:span></text:p>
            </table:table-cell>
            <table:table-cell table:style-name="Table16.A3" office:value-type="string">
              <text:p text:style-name="P104"><text:a xlink:type="simple" xlink:href="#r33"><text:span text:style-name="Code2"><text:span text:style-name="T7">values</text:span></text:span></text:a><text:span text:style-name="Code2"><text:span text:style-name="T9">()</text:span></text:span></text:p>
            </table:table-cell>
            <table:table-cell table:style-name="Table16.C3" office:value-type="string">
              <text:p text:style-name="P106"><text:span text:style-name="Page_20_Reference_20_Font"><text:span text:style-name="T9"><text:bookmark-ref text:reference-format="page" text:ref-name="r33">35</text:bookmark-ref></text:span></text:span></text:p>
            </table:table-cell>
          </table:table-row>
        </table:table>
        <text:p text:style-name="P116"><text:soft-page-break/>Enum Constant Detail</text:p>
        <text:p text:style-name="P120"><text:bookmark text:name="r23"/>INSTALLING</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INSTALLING</text:span></text:span></text:p>
        <text:p text:style-name="P93">The subsystem is in the process of installing.</text:p>
        <text:p text:style-name="P90"><text:span text:style-name="T41">A subsystem is in the </text:span><text:span text:style-name="Code2">INSTALLING</text:span><text:span text:style-name="Default_20_Paragraph_20_Font"><text:span text:style-name="T41"> state when the </text:span></text:span><text:a xlink:type="simple" xlink:href="#r17"><text:span text:style-name="Code2"><text:span text:style-name="T6">install</text:span></text:span></text:a><text:span text:style-name="Default_20_Paragraph_20_Font"><text:span text:style-name="T41"> method of its parent is active, and attempts are being made to install its content resources. If the install method completes without exception, then the subsystem has successfully installed and must move to the </text:span></text:span><text:a xlink:type="simple" xlink:href="#r24"><text:span text:style-name="Code2"><text:span text:style-name="T6">INSTALLED</text:span></text:span></text:a><text:span text:style-name="Default_20_Paragraph_20_Font"><text:span text:style-name="T41"> state. Otherwise, the subsystem has failed to install and must move to the </text:span></text:span><text:a xlink:type="simple" xlink:href="#r25"><text:span text:style-name="Code2"><text:span text:style-name="T6">INSTALL_FAILED</text:span></text:span></text:a><text:span text:style-name="Default_20_Paragraph_20_Font"><text:span text:style-name="T41"> state.</text:span></text:span></text:p>
        <text:p text:style-name="P114"/>
        <text:p text:style-name="P119"><text:bookmark text:name="r24"/>INSTALLED</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INSTALLED</text:span></text:span></text:p>
        <text:p text:style-name="P93">The subsystem is installed but not yet resolved.</text:p>
        <text:p text:style-name="P90"><text:span text:style-name="T41">A subsystem is in the </text:span><text:span text:style-name="Code2">INSTALLED</text:span><text:span text:style-name="Default_20_Paragraph_20_Font"><text:span text:style-name="T41"> state when it has been installed in a parent subsystem but is not or cannot be resolved. This state is visible if the dependencies of the subsystem's content resources cannot be resolved.</text:span></text:span></text:p>
        <text:p text:style-name="P114"/>
        <text:p text:style-name="P119"><text:bookmark text:name="r25"/>INSTALL_FAILED</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INSTALL_FAILED</text:span></text:span></text:p>
        <text:p text:style-name="P93">The subsystem failed to install.</text:p>
        <text:p text:style-name="P90"><text:span text:style-name="T41">A subsystem is in the </text:span><text:span text:style-name="Code2">INSTALL_FAILED</text:span><text:span text:style-name="Default_20_Paragraph_20_Font"><text:span text:style-name="T41"> state when an unrecoverable error occurred during installation. The subsystem is in an unusable state but references to the subsystem object may still be available and used for introspection.</text:span></text:span></text:p>
        <text:p text:style-name="P114"/>
        <text:p text:style-name="P119"><text:bookmark text:name="r26"/>RESOLVING</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RESOLVING</text:span></text:span></text:p>
        <text:p text:style-name="P93">The subsystem is in the process of resolving.</text:p>
        <text:p text:style-name="P90"><text:span text:style-name="T41">A subsystem is in the </text:span><text:span text:style-name="Code2">RESOLVING</text:span><text:span text:style-name="Default_20_Paragraph_20_Font"><text:span text:style-name="T41"> state when the </text:span></text:span><text:a xlink:type="simple" xlink:href="#r19"><text:span text:style-name="Code2"><text:span text:style-name="T6">start</text:span></text:span></text:a><text:span text:style-name="Default_20_Paragraph_20_Font"><text:span text:style-name="T41"> method is active, and attempts are being made to resolve its content resources. If the resolve method completes without exception, then the subsystem has successfully resolved and must move to the </text:span></text:span><text:a xlink:type="simple" xlink:href="#r27"><text:span text:style-name="Code2"><text:span text:style-name="T6">RESOLVED</text:span></text:span></text:a><text:span text:style-name="Default_20_Paragraph_20_Font"><text:span text:style-name="T41"> state. Otherwise, the subsystem has failed to resolve and must move to the INSTALLED state.</text:span></text:span></text:p>
        <text:p text:style-name="P114"/>
        <text:p text:style-name="P119"><text:bookmark text:name="r27"/>RESOLVED</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RESOLVED</text:span></text:span></text:p>
        <text:p text:style-name="P93">The subsystem is resolved and able to be started.</text:p>
        <text:p text:style-name="P90"><text:span text:style-name="T41">A subsystem is in the </text:span><text:span text:style-name="Code2">RESOLVED</text:span><text:span text:style-name="Default_20_Paragraph_20_Font"><text:span text:style-name="T41"> state when all of its content resources are resolved. Note that the subsystem is not active yet.</text:span></text:span></text:p>
        <text:p text:style-name="P114"/>
        <text:p text:style-name="P119"><text:bookmark text:name="r28"/><text:soft-page-break/>STARTING</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STARTING</text:span></text:span></text:p>
        <text:p text:style-name="P93">The subsystem is in the process of starting.</text:p>
        <text:p text:style-name="P90"><text:span text:style-name="T41">A subsystem is in the </text:span><text:span text:style-name="Code2">STARTING</text:span><text:span text:style-name="Default_20_Paragraph_20_Font"><text:span text:style-name="T41"> state when its </text:span></text:span><text:a xlink:type="simple" xlink:href="#r19"><text:span text:style-name="Code2"><text:span text:style-name="T6">start</text:span></text:span></text:a><text:span text:style-name="Default_20_Paragraph_20_Font"><text:span text:style-name="T41"> method is active, and attempts are being made to start its content and dependencies. If the start method completes without exception, then the subsystem has successfully started and must move to the </text:span></text:span><text:a xlink:type="simple" xlink:href="#r29"><text:span text:style-name="Code2"><text:span text:style-name="T6">ACTIVE</text:span></text:span></text:a><text:span text:style-name="Default_20_Paragraph_20_Font"><text:span text:style-name="T41"> state. Otherwise, the subsystem has failed to start and must move to the </text:span></text:span><text:a xlink:type="simple" xlink:href="#r27"><text:span text:style-name="Code2"><text:span text:style-name="T6">RESOLVED</text:span></text:span></text:a><text:span text:style-name="Default_20_Paragraph_20_Font"><text:span text:style-name="T41"> state.</text:span></text:span></text:p>
        <text:p text:style-name="P114"/>
        <text:p text:style-name="P119"><text:bookmark text:name="r29"/>ACTIVE</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ACTIVE</text:span></text:span></text:p>
        <text:p text:style-name="P93">The subsystem is now running.</text:p>
        <text:p text:style-name="P90"><text:span text:style-name="T41">A subsystem is in the </text:span><text:span text:style-name="Code2">ACTIVE</text:span><text:span text:style-name="Default_20_Paragraph_20_Font"><text:span text:style-name="T41"> state when its content and dependencies have been successfully started.</text:span></text:span></text:p>
        <text:p text:style-name="P114"/>
        <text:p text:style-name="P119"><text:bookmark text:name="r30"/>STOPPING</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STOPPING</text:span></text:span></text:p>
        <text:p text:style-name="P93">The subsystem is in the process of stopping.</text:p>
        <text:p text:style-name="P90"><text:span text:style-name="T41">A subsystem is in the </text:span><text:span text:style-name="Code2">STOPPING</text:span><text:span text:style-name="Default_20_Paragraph_20_Font"><text:span text:style-name="T41"> state when its </text:span></text:span><text:a xlink:type="simple" xlink:href="#r20"><text:span text:style-name="Code2"><text:span text:style-name="T6">stop</text:span></text:span></text:a><text:span text:style-name="Default_20_Paragraph_20_Font"><text:span text:style-name="T41"> method is active, and attempts are being made to stop its content and dependencies. When the stop method completes, the subsystem is stopped and must move to the </text:span></text:span><text:a xlink:type="simple" xlink:href="#r27"><text:span text:style-name="Code2"><text:span text:style-name="T6">RESOLVED</text:span></text:span></text:a><text:span text:style-name="Default_20_Paragraph_20_Font"><text:span text:style-name="T41"> state.</text:span></text:span></text:p>
        <text:p text:style-name="P114"/>
        <text:p text:style-name="P119"><text:bookmark text:name="r31"/>UNINSTALLING</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UNINSTALLING</text:span></text:span></text:p>
        <text:p text:style-name="P93">The subsystem is in the process of uninstalling.</text:p>
        <text:p text:style-name="P90"><text:span text:style-name="T41">A subsystem is in the </text:span><text:span text:style-name="Code2">UNINSTALLING</text:span><text:span text:style-name="Default_20_Paragraph_20_Font"><text:span text:style-name="T41"> state when its </text:span></text:span><text:a xlink:type="simple" xlink:href="#r21"><text:span text:style-name="Code2"><text:span text:style-name="T6">uninstall</text:span></text:span></text:a><text:span text:style-name="Default_20_Paragraph_20_Font"><text:span text:style-name="T41"> method is active, and attempts are being made to uninstall its constituent and dependencies. When the uninstall method completes, the subsystem is uninstalled and must move to the </text:span></text:span><text:a xlink:type="simple" xlink:href="#r32"><text:span text:style-name="Code2"><text:span text:style-name="T6">UNINSTALLED</text:span></text:span></text:a><text:span text:style-name="Default_20_Paragraph_20_Font"><text:span text:style-name="T41"> state.</text:span></text:span></text:p>
        <text:p text:style-name="P114"/>
        <text:p text:style-name="P119"><text:bookmark text:name="r32"/>UNINSTALLED</text:p>
        <text:p text:style-name="P72"><text:span text:style-name="Code2">public static final </text:span><text:a xlink:type="simple" xlink:href="#r35"><text:span text:style-name="Code2"><text:span text:style-name="T6">Subsystem.State</text:span></text:span></text:a><text:span text:style-name="Code2"> </text:span><text:span text:style-name="Code2"><text:span text:style-name="T29">UNINSTALLED</text:span></text:span></text:p>
        <text:p text:style-name="P93">The subsystem is uninstalled and may not be used.</text:p>
        <text:p text:style-name="P90"><text:span text:style-name="T41">The </text:span><text:span text:style-name="Code2">UNINSTALLED</text:span><text:span text:style-name="Default_20_Paragraph_20_Font"><text:span text:style-name="T41"> state is only visible after a subsystem's constituent and dependencies are uninstalled. The subsystem is in an unusable state but references to the subsystem object may still be available and used for introspection.</text:span></text:span></text:p>
        <text:p text:style-name="P117">Method Detail</text:p>
        <text:p text:style-name="P120"><text:bookmark text:name="r33"/>values</text:p>
        <text:p text:style-name="P72"><text:span text:style-name="Code2">public static </text:span><text:a xlink:type="simple" xlink:href="#r35"><text:span text:style-name="Code2"><text:span text:style-name="T6">Subsystem.State</text:span></text:span></text:a><text:span text:style-name="Code2">[] </text:span><text:span text:style-name="Code2"><text:span text:style-name="T29">values</text:span></text:span><text:span text:style-name="Code2">()</text:span></text:p>
        <text:p text:style-name="P114"><text:soft-page-break/></text:p>
        <text:p text:style-name="P119"><text:bookmark text:name="r34"/>valueOf</text:p>
        <text:p text:style-name="P72"><text:span text:style-name="Code2">public static </text:span><text:a xlink:type="simple" xlink:href="#r35"><text:span text:style-name="Code2"><text:span text:style-name="T6">Subsystem.State</text:span></text:span></text:a><text:span text:style-name="Code2"> </text:span><text:span text:style-name="Code2"><text:span text:style-name="T29">valueOf</text:span></text:span><text:span text:style-name="Code2">(String name)</text:span></text:p>
        <text:p text:style-name="P188"><text:bookmark text:name="r70"/>Class SubsystemConstants</text:p>
        <text:p text:style-name="P37"><text:a xlink:type="simple" xlink:href="#r3"><text:span text:style-name="T5">org.osgi.service.subsystem</text:span></text:a></text:p>
        <text:p text:style-name="P89"><text:span text:style-name="Code2">java.lang.Object</text:span></text:p>
        <text:p text:style-name="P65"><text:span text:style-name="Code2">  </text:span><text:span text:style-name="Code2"><draw:frame draw:style-name="fr3" draw:name="graphics4" text:anchor-type="as-char" svg:width="0.1563in" svg:height="0.1457in" draw:z-index="22"><draw:image xlink:href="Pictures/100002000000000F0000000EA95FCF9A.png" xlink:type="simple" xlink:show="embed" xlink:actuate="onLoad"/></draw:frame></text:span><text:span text:style-name="Code2"><text:span text:style-name="T29">org.osgi.service.subsystem.SubsystemConstants</text:span></text:span></text:p>
        <text:p text:style-name="P88"/>
        <text:p text:style-name="P113"><text:span text:style-name="Code2">public class </text:span><text:span text:style-name="Code2"><text:span text:style-name="T29">SubsystemConstants</text:span></text:span></text:p>
        <text:p text:style-name="P72"><text:span text:style-name="Code2">extends Object</text:span></text:p>
        <text:p text:style-name="P99">Defines the constants used by Subsystem service property, manifest header, attribute and directive keys.</text:p>
        <text:p text:style-name="P70"><text:span text:style-name="T41">The values associated with these keys are of type </text:span><text:span text:style-name="Code2">String</text:span><text:span text:style-name="Default_20_Paragraph_20_Font"><text:span text:style-name="T41">, unless otherwise indicated.</text:span></text:span></text:p>
        <text:p text:style-name="P38">Immutable</text:p>
        <text:p text:style-name="P101"/>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02"><text:span text:style-name="Summary_20_Heading_20_Font2"><text:span text:style-name="T9">Field Summary</text:span></text:span></text:p>
            </table:table-cell>
            <table:covered-table-cell/>
            <table:table-cell table:style-name="Table18.A1" office:value-type="string">
              <text:p text:style-name="P103"><text:span text:style-name="Page_20_Reference_20_Font"><text:span text:style-name="T14">Page</text:span></text:span></text:p>
            </table:table-cell>
          </table:table-row>
          <table:table-row table:style-name="Table18.1">
            <table:table-cell table:style-name="Table18.A2" office:value-type="string">
              <text:p text:style-name="P105"><text:span text:style-name="Code_20_Small1"><text:span text:style-name="T9">static String</text:span></text:span></text:p>
            </table:table-cell>
            <table:table-cell table:style-name="Table18.A2" office:value-type="string">
              <text:p text:style-name="P108"><text:a xlink:type="simple" xlink:href="#r36"><text:span text:style-name="Code2"><text:span text:style-name="T7">DEPLOYED_CONTENT</text:span></text:span></text:a></text:p>
              <text:p text:style-name="P110">Manifest header identifying the resources to be deployed.</text:p>
            </table:table-cell>
            <table:table-cell table:style-name="Table18.C2" office:value-type="string">
              <text:p text:style-name="P106"><text:span text:style-name="Page_20_Reference_20_Font"><text:span text:style-name="T9"><text:bookmark-ref text:reference-format="page" text:ref-name="r36">38</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37"><text:span text:style-name="Code2"><text:span text:style-name="T7">DEPLOYED_VERSION_ATTRIBUTE</text:span></text:span></text:a></text:p>
              <text:p text:style-name="P110">Manifest header attribute identifying the deployed version.</text:p>
            </table:table-cell>
            <table:table-cell table:style-name="Table18.C3" office:value-type="string">
              <text:p text:style-name="P106"><text:span text:style-name="Page_20_Reference_20_Font"><text:span text:style-name="T9"><text:bookmark-ref text:reference-format="page" text:ref-name="r37">39</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38"><text:span text:style-name="Code2"><text:span text:style-name="T7">DEPLOYMENT_MANIFESTVERSION</text:span></text:span></text:a></text:p>
              <text:p text:style-name="P110">Manifest header identifying the deployment manifest version.</text:p>
            </table:table-cell>
            <table:table-cell table:style-name="Table18.C3" office:value-type="string">
              <text:p text:style-name="P106"><text:span text:style-name="Page_20_Reference_20_Font"><text:span text:style-name="T9"><text:bookmark-ref text:reference-format="page" text:ref-name="r38">39</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39"><text:span text:style-name="Code2"><text:span text:style-name="T7">PREFERRED_PROVIDER</text:span></text:span></text:a></text:p>
              <text:p text:style-name="P110">Manifest header used to express a preference for particular resources to satisfy implicit package dependencies.</text:p>
            </table:table-cell>
            <table:table-cell table:style-name="Table18.C3" office:value-type="string">
              <text:p text:style-name="P106"><text:span text:style-name="Page_20_Reference_20_Font"><text:span text:style-name="T9"><text:bookmark-ref text:reference-format="page" text:ref-name="r39">39</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1"><text:span text:style-name="Code2"><text:span text:style-name="T7">PROVISION_POLICY_ACCEPT_DEPENDENCIES</text:span></text:span></text:a></text:p>
              <text:p text:style-name="P109"><text:span text:style-name="T15">A value for the </text:span><text:a xlink:type="simple" xlink:href="#r40"><text:span text:style-name="Code2"><text:span text:style-name="T6">provision-policy</text:span></text:span></text:a><text:span text:style-name="Default_20_Paragraph_20_Font"><text:span text:style-name="T15"> directive indicating the subsystem accepts dependency resources.</text:span></text:span></text:p>
            </table:table-cell>
            <table:table-cell table:style-name="Table18.C3" office:value-type="string">
              <text:p text:style-name="P106"><text:span text:style-name="Page_20_Reference_20_Font"><text:span text:style-name="T9"><text:bookmark-ref text:reference-format="page" text:ref-name="r41">39</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0"><text:span text:style-name="Code2"><text:span text:style-name="T7">PROVISION_POLICY_DIRECTIVE</text:span></text:span></text:a></text:p>
              <text:p text:style-name="P110">Manifest header directive identifying the provision policy.</text:p>
            </table:table-cell>
            <table:table-cell table:style-name="Table18.C3" office:value-type="string">
              <text:p text:style-name="P106"><text:span text:style-name="Page_20_Reference_20_Font"><text:span text:style-name="T9"><text:bookmark-ref text:reference-format="page" text:ref-name="r40">39</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2"><text:span text:style-name="Code2"><text:span text:style-name="T7">PROVISION_POLICY_REJECT_DEPENDENCIES</text:span></text:span></text:a></text:p>
              <text:p text:style-name="P109"><text:span text:style-name="T15">A value for the </text:span><text:a xlink:type="simple" xlink:href="#r40"><text:span text:style-name="Code2"><text:span text:style-name="T6">provision-policy</text:span></text:span></text:a><text:span text:style-name="Default_20_Paragraph_20_Font"><text:span text:style-name="T15"> directive indicating the subsystem does not accept dependency resources.</text:span></text:span></text:p>
            </table:table-cell>
            <table:table-cell table:style-name="Table18.C3" office:value-type="string">
              <text:p text:style-name="P106"><text:span text:style-name="Page_20_Reference_20_Font"><text:span text:style-name="T9"><text:bookmark-ref text:reference-format="page" text:ref-name="r42">39</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3"><text:span text:style-name="Code2"><text:span text:style-name="T7">PROVISION_RESOURCE</text:span></text:span></text:a></text:p>
              <text:p text:style-name="P110">Manifest header identifying the resources to be deployed to satisfy the dependencies of a subsystem.</text:p>
            </table:table-cell>
            <table:table-cell table:style-name="Table18.C3" office:value-type="string">
              <text:p text:style-name="P106"><text:span text:style-name="Page_20_Reference_20_Font"><text:span text:style-name="T9"><text:bookmark-ref text:reference-format="page" text:ref-name="r43">39</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1"><text:span text:style-name="Code2"><text:span text:style-name="T7">ROOT_SUBSYSTEM_SYMBOLICNAME</text:span></text:span></text:a></text:p>
              <text:p text:style-name="P110">The symbolic name of the root subsystem.</text:p>
            </table:table-cell>
            <table:table-cell table:style-name="Table18.C3" office:value-type="string">
              <text:p text:style-name="P106"><text:span text:style-name="Page_20_Reference_20_Font"><text:span text:style-name="T9"><text:bookmark-ref text:reference-format="page" text:ref-name="r61">42</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4"><text:span text:style-name="Code2"><text:span text:style-name="T7">START_ORDER_DIRECTIVE</text:span></text:span></text:a></text:p>
              <text:p text:style-name="P110">Manifest header directive identifying the start order of subsystem contents.</text:p>
            </table:table-cell>
            <table:table-cell table:style-name="Table18.C3" office:value-type="string">
              <text:p text:style-name="P106"><text:span text:style-name="Page_20_Reference_20_Font"><text:span text:style-name="T9"><text:bookmark-ref text:reference-format="page" text:ref-name="r44">40</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5"><text:span text:style-name="Code2"><text:span text:style-name="T7">SUBSYSTEM_CATEGORY</text:span></text:span></text:a></text:p>
              <text:p text:style-name="P110">Manifest header identifying the categories of a subsystem as a comma-delimited list.</text:p>
            </table:table-cell>
            <table:table-cell table:style-name="Table18.C3" office:value-type="string">
              <text:p text:style-name="P106"><text:span text:style-name="Page_20_Reference_20_Font"><text:span text:style-name="T9"><text:bookmark-ref text:reference-format="page" text:ref-name="r45">40</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6"><text:span text:style-name="Code2"><text:span text:style-name="T7">SUBSYSTEM_CONTACTADDRESS</text:span></text:span></text:a></text:p>
              <text:p text:style-name="P110">Manifest header identifying the contact address where problems with a subsystem may be reported; for example, an email address.</text:p>
            </table:table-cell>
            <table:table-cell table:style-name="Table18.C3" office:value-type="string">
              <text:p text:style-name="P106"><text:span text:style-name="Page_20_Reference_20_Font"><text:span text:style-name="T9"><text:bookmark-ref text:reference-format="page" text:ref-name="r46">40</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7"><text:span text:style-name="Code2"><text:span text:style-name="T7">SUBSYSTEM_CONTENT</text:span></text:span></text:a></text:p>
              <text:p text:style-name="P110">Manifest header identifying the list of subsystem contents identified by a symbolic name and version.</text:p>
            </table:table-cell>
            <table:table-cell table:style-name="Table18.C3" office:value-type="string">
              <text:p text:style-name="P106"><text:span text:style-name="Page_20_Reference_20_Font"><text:span text:style-name="T9"><text:bookmark-ref text:reference-format="page" text:ref-name="r47">40</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8"><text:span text:style-name="Code2"><text:span text:style-name="T7">SUBSYSTEM_COPYRIGHT</text:span></text:span></text:a></text:p>
              <text:p text:style-name="P110">Manifest header identifying a subsystem's copyright information.</text:p>
            </table:table-cell>
            <table:table-cell table:style-name="Table18.C3" office:value-type="string">
              <text:p text:style-name="P106"><text:span text:style-name="Page_20_Reference_20_Font"><text:span text:style-name="T9"><text:bookmark-ref text:reference-format="page" text:ref-name="r48">40</text:bookmark-ref></text:span></text:span></text:p>
            </table:table-cell>
          </table:table-row>
          <text:soft-page-break/>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49"><text:span text:style-name="Code2"><text:span text:style-name="T7">SUBSYSTEM_DESCRIPTION</text:span></text:span></text:a></text:p>
              <text:p text:style-name="P110">Manifest header identifying the human readable description.</text:p>
            </table:table-cell>
            <table:table-cell table:style-name="Table18.C3" office:value-type="string">
              <text:p text:style-name="P106"><text:span text:style-name="Page_20_Reference_20_Font"><text:span text:style-name="T9"><text:bookmark-ref text:reference-format="page" text:ref-name="r49">40</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0"><text:span text:style-name="Code2"><text:span text:style-name="T7">SUBSYSTEM_DOCURL</text:span></text:span></text:a></text:p>
              <text:p text:style-name="P110">Manifest header identifying a subsystem's documentation URL, from which further information about the subsystem may be obtained.</text:p>
            </table:table-cell>
            <table:table-cell table:style-name="Table18.C3" office:value-type="string">
              <text:p text:style-name="P106"><text:span text:style-name="Page_20_Reference_20_Font"><text:span text:style-name="T9"><text:bookmark-ref text:reference-format="page" text:ref-name="r50">40</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1"><text:span text:style-name="Code2"><text:span text:style-name="T7">SUBSYSTEM_EXPORTSERVICE</text:span></text:span></text:a></text:p>
              <text:p text:style-name="P110">Manifest header identifying services offered for export.</text:p>
            </table:table-cell>
            <table:table-cell table:style-name="Table18.C3" office:value-type="string">
              <text:p text:style-name="P106"><text:span text:style-name="Page_20_Reference_20_Font"><text:span text:style-name="T9"><text:bookmark-ref text:reference-format="page" text:ref-name="r51">41</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2"><text:span text:style-name="Code2"><text:span text:style-name="T7">SUBSYSTEM_ICON</text:span></text:span></text:a></text:p>
              <text:p text:style-name="P110">Manifest header identifying the icon URL for the subsystem.</text:p>
            </table:table-cell>
            <table:table-cell table:style-name="Table18.C3" office:value-type="string">
              <text:p text:style-name="P106"><text:span text:style-name="Page_20_Reference_20_Font"><text:span text:style-name="T9"><text:bookmark-ref text:reference-format="page" text:ref-name="r52">41</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3"><text:span text:style-name="Code2"><text:span text:style-name="T7">SUBSYSTEM_ID_PROPERTY</text:span></text:span></text:a></text:p>
              <text:p text:style-name="P109"><text:span text:style-name="T15">The name of the service property for the </text:span><text:a xlink:type="simple" xlink:href="#r12"><text:span text:style-name="Code2"><text:span text:style-name="T6">subsystem ID</text:span></text:span></text:a><text:span text:style-name="Default_20_Paragraph_20_Font"><text:span text:style-name="T15">.</text:span></text:span></text:p>
            </table:table-cell>
            <table:table-cell table:style-name="Table18.C3" office:value-type="string">
              <text:p text:style-name="P106"><text:span text:style-name="Page_20_Reference_20_Font"><text:span text:style-name="T9"><text:bookmark-ref text:reference-format="page" text:ref-name="r53">41</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4"><text:span text:style-name="Code2"><text:span text:style-name="T7">SUBSYSTEM_IMPORTSERVICE</text:span></text:span></text:a></text:p>
              <text:p text:style-name="P110">Manifest header identifying services required for import.</text:p>
            </table:table-cell>
            <table:table-cell table:style-name="Table18.C3" office:value-type="string">
              <text:p text:style-name="P106"><text:span text:style-name="Page_20_Reference_20_Font"><text:span text:style-name="T9"><text:bookmark-ref text:reference-format="page" text:ref-name="r54">41</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5"><text:span text:style-name="Code2"><text:span text:style-name="T7">SUBSYSTEM_LICENSE</text:span></text:span></text:a></text:p>
              <text:p text:style-name="P110">Manifest header identifying a subsystem's license.</text:p>
            </table:table-cell>
            <table:table-cell table:style-name="Table18.C3" office:value-type="string">
              <text:p text:style-name="P106"><text:span text:style-name="Page_20_Reference_20_Font"><text:span text:style-name="T9"><text:bookmark-ref text:reference-format="page" text:ref-name="r55">41</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6"><text:span text:style-name="Code2"><text:span text:style-name="T7">SUBSYSTEM_MANIFESTVERSION</text:span></text:span></text:a></text:p>
              <text:p text:style-name="P110">Manifest header identifying the subsystem manifest version.</text:p>
            </table:table-cell>
            <table:table-cell table:style-name="Table18.C3" office:value-type="string">
              <text:p text:style-name="P106"><text:span text:style-name="Page_20_Reference_20_Font"><text:span text:style-name="T9"><text:bookmark-ref text:reference-format="page" text:ref-name="r56">41</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7"><text:span text:style-name="Code2"><text:span text:style-name="T7">SUBSYSTEM_NAME</text:span></text:span></text:a></text:p>
              <text:p text:style-name="P110">Manifest header identifying the human readable subsystem name.</text:p>
            </table:table-cell>
            <table:table-cell table:style-name="Table18.C3" office:value-type="string">
              <text:p text:style-name="P106"><text:span text:style-name="Page_20_Reference_20_Font"><text:span text:style-name="T9"><text:bookmark-ref text:reference-format="page" text:ref-name="r57">42</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8"><text:span text:style-name="Code2"><text:span text:style-name="T7">SUBSYSTEM_STATE_PROPERTY</text:span></text:span></text:a></text:p>
              <text:p text:style-name="P109"><text:span text:style-name="T15">The name of the service property for the subsystem </text:span><text:a xlink:type="simple" xlink:href="#r11"><text:span text:style-name="Code2"><text:span text:style-name="T6">state</text:span></text:span></text:a><text:span text:style-name="Default_20_Paragraph_20_Font"><text:span text:style-name="T15">.</text:span></text:span></text:p>
            </table:table-cell>
            <table:table-cell table:style-name="Table18.C3" office:value-type="string">
              <text:p text:style-name="P106"><text:span text:style-name="Page_20_Reference_20_Font"><text:span text:style-name="T9"><text:bookmark-ref text:reference-format="page" text:ref-name="r58">42</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59"><text:span text:style-name="Code2"><text:span text:style-name="T7">SUBSYSTEM_SYMBOLICNAME</text:span></text:span></text:a></text:p>
              <text:p text:style-name="P110">Manifest header value identifying the symbolic name for the subsystem.</text:p>
            </table:table-cell>
            <table:table-cell table:style-name="Table18.C3" office:value-type="string">
              <text:p text:style-name="P106"><text:span text:style-name="Page_20_Reference_20_Font"><text:span text:style-name="T9"><text:bookmark-ref text:reference-format="page" text:ref-name="r59">42</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0"><text:span text:style-name="Code2"><text:span text:style-name="T7">SUBSYSTEM_SYMBOLICNAME_PROPERTY</text:span></text:span></text:a></text:p>
              <text:p text:style-name="P109"><text:span text:style-name="T15">The name of the service property for the subsystem </text:span><text:a xlink:type="simple" xlink:href="#r13"><text:span text:style-name="Code2"><text:span text:style-name="T6">symbolic name</text:span></text:span></text:a><text:span text:style-name="Default_20_Paragraph_20_Font"><text:span text:style-name="T15">.</text:span></text:span></text:p>
            </table:table-cell>
            <table:table-cell table:style-name="Table18.C3" office:value-type="string">
              <text:p text:style-name="P106"><text:span text:style-name="Page_20_Reference_20_Font"><text:span text:style-name="T9"><text:bookmark-ref text:reference-format="page" text:ref-name="r60">42</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2"><text:span text:style-name="Code2"><text:span text:style-name="T7">SUBSYSTEM_TYPE</text:span></text:span></text:a></text:p>
              <text:p text:style-name="P110">Manifest header identifying the subsystem type.</text:p>
            </table:table-cell>
            <table:table-cell table:style-name="Table18.C3" office:value-type="string">
              <text:p text:style-name="P106"><text:span text:style-name="Page_20_Reference_20_Font"><text:span text:style-name="T9"><text:bookmark-ref text:reference-format="page" text:ref-name="r62">42</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4"><text:span text:style-name="Code2"><text:span text:style-name="T7">SUBSYSTEM_TYPE_APPLICATION</text:span></text:span></text:a></text:p>
              <text:p text:style-name="P110">The resource type value identifying an application subsystem.</text:p>
            </table:table-cell>
            <table:table-cell table:style-name="Table18.C3" office:value-type="string">
              <text:p text:style-name="P106"><text:span text:style-name="Page_20_Reference_20_Font"><text:span text:style-name="T9"><text:bookmark-ref text:reference-format="page" text:ref-name="r64">43</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5"><text:span text:style-name="Code2"><text:span text:style-name="T7">SUBSYSTEM_TYPE_COMPOSITE</text:span></text:span></text:a></text:p>
              <text:p text:style-name="P110">The resource type value identifying an composite subsystem.</text:p>
            </table:table-cell>
            <table:table-cell table:style-name="Table18.C3" office:value-type="string">
              <text:p text:style-name="P106"><text:span text:style-name="Page_20_Reference_20_Font"><text:span text:style-name="T9"><text:bookmark-ref text:reference-format="page" text:ref-name="r65">43</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6"><text:span text:style-name="Code2"><text:span text:style-name="T7">SUBSYSTEM_TYPE_FEATURE</text:span></text:span></text:a></text:p>
              <text:p text:style-name="P110">The resource type value identifying an feature subsystem.</text:p>
            </table:table-cell>
            <table:table-cell table:style-name="Table18.C3" office:value-type="string">
              <text:p text:style-name="P106"><text:span text:style-name="Page_20_Reference_20_Font"><text:span text:style-name="T9"><text:bookmark-ref text:reference-format="page" text:ref-name="r66">43</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3"><text:span text:style-name="Code2"><text:span text:style-name="T7">SUBSYSTEM_TYPE_PROPERTY</text:span></text:span></text:a></text:p>
              <text:p text:style-name="P109"><text:span text:style-name="T15">The name of the service property for the </text:span><text:a xlink:type="simple" xlink:href="#r62"><text:span text:style-name="Code2"><text:span text:style-name="T6">subsystem type</text:span></text:span></text:a><text:span text:style-name="Default_20_Paragraph_20_Font"><text:span text:style-name="T15">.</text:span></text:span></text:p>
            </table:table-cell>
            <table:table-cell table:style-name="Table18.C3" office:value-type="string">
              <text:p text:style-name="P106"><text:span text:style-name="Page_20_Reference_20_Font"><text:span text:style-name="T9"><text:bookmark-ref text:reference-format="page" text:ref-name="r63">42</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7"><text:span text:style-name="Code2"><text:span text:style-name="T7">SUBSYSTEM_VENDOR</text:span></text:span></text:a></text:p>
              <text:p text:style-name="P110">Manifest header identifying a subsystem's vendor.</text:p>
            </table:table-cell>
            <table:table-cell table:style-name="Table18.C3" office:value-type="string">
              <text:p text:style-name="P106"><text:span text:style-name="Page_20_Reference_20_Font"><text:span text:style-name="T9"><text:bookmark-ref text:reference-format="page" text:ref-name="r67">43</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8"><text:span text:style-name="Code2"><text:span text:style-name="T7">SUBSYSTEM_VERSION</text:span></text:span></text:a></text:p>
              <text:p text:style-name="P110">Manifest header value identifying the version of the subsystem.</text:p>
            </table:table-cell>
            <table:table-cell table:style-name="Table18.C3" office:value-type="string">
              <text:p text:style-name="P106"><text:span text:style-name="Page_20_Reference_20_Font"><text:span text:style-name="T9"><text:bookmark-ref text:reference-format="page" text:ref-name="r68">43</text:bookmark-ref></text:span></text:span></text:p>
            </table:table-cell>
          </table:table-row>
          <table:table-row table:style-name="Table18.1">
            <table:table-cell table:style-name="Table18.A3" office:value-type="string">
              <text:p text:style-name="P105"><text:span text:style-name="Code_20_Small1"><text:span text:style-name="T9">static String</text:span></text:span></text:p>
            </table:table-cell>
            <table:table-cell table:style-name="Table18.A3" office:value-type="string">
              <text:p text:style-name="P108"><text:a xlink:type="simple" xlink:href="#r69"><text:span text:style-name="Code2"><text:span text:style-name="T7">SUBSYSTEM_VERSION_PROPERTY</text:span></text:span></text:a></text:p>
              <text:p text:style-name="P109"><text:span text:style-name="T15">The name of the service property for the subsystem </text:span><text:a xlink:type="simple" xlink:href="#r15"><text:span text:style-name="Code2"><text:span text:style-name="T6">version</text:span></text:span></text:a><text:span text:style-name="Default_20_Paragraph_20_Font"><text:span text:style-name="T15">.</text:span></text:span></text:p>
            </table:table-cell>
            <table:table-cell table:style-name="Table18.C3" office:value-type="string">
              <text:p text:style-name="P106"><text:span text:style-name="Page_20_Reference_20_Font"><text:span text:style-name="T9"><text:bookmark-ref text:reference-format="page" text:ref-name="r69">43</text:bookmark-ref></text:span></text:span></text:p>
            </table:table-cell>
          </table:table-row>
        </table:table>
        <text:p text:style-name="P116">Field Detail</text:p>
        <text:p text:style-name="P120"><text:bookmark text:name="r36"/>DEPLOYED_CONTENT</text:p>
        <text:p text:style-name="P72"><text:span text:style-name="Code2">public static final String </text:span><text:span text:style-name="Code2"><text:span text:style-name="T29">DEPLOYED_CONTENT</text:span></text:span><text:span text:style-name="Code2"> = "Deployed-Content"</text:span></text:p>
        <text:p text:style-name="P91">Manifest header identifying the resources to be deployed.</text:p>
        <text:p text:style-name="P114"/>
        <text:p text:style-name="P119"><text:bookmark text:name="r37"/><text:soft-page-break/>DEPLOYED_VERSION_ATTRIBUTE</text:p>
        <text:p text:style-name="P72"><text:span text:style-name="Code2">public static final String </text:span><text:span text:style-name="Code2"><text:span text:style-name="T29">DEPLOYED_VERSION_ATTRIBUTE</text:span></text:span><text:span text:style-name="Code2"> = "deployed-version"</text:span></text:p>
        <text:p text:style-name="P91">Manifest header attribute identifying the deployed version.</text:p>
        <text:p text:style-name="P114"/>
        <text:p text:style-name="P119"><text:bookmark text:name="r38"/>DEPLOYMENT_MANIFESTVERSION</text:p>
        <text:p text:style-name="P72"><text:span text:style-name="Code2">public static final String </text:span><text:span text:style-name="Code2"><text:span text:style-name="T29">DEPLOYMENT_MANIFESTVERSION</text:span></text:span><text:span text:style-name="Code2"> = "Deployment-ManifestVersion"</text:span></text:p>
        <text:p text:style-name="P90"><text:span text:style-name="T41">Manifest header identifying the deployment manifest version. If not present, the default value is </text:span><text:span text:style-name="Code2">1</text:span><text:span text:style-name="Default_20_Paragraph_20_Font"><text:span text:style-name="T41">.</text:span></text:span></text:p>
        <text:p text:style-name="P114"/>
        <text:p text:style-name="P119"><text:bookmark text:name="r39"/>PREFERRED_PROVIDER</text:p>
        <text:p text:style-name="P72"><text:span text:style-name="Code2">public static final String </text:span><text:span text:style-name="Code2"><text:span text:style-name="T29">PREFERRED_PROVIDER</text:span></text:span><text:span text:style-name="Code2"> = "Preferred-Provider"</text:span></text:p>
        <text:p text:style-name="P91">Manifest header used to express a preference for particular resources to satisfy implicit package dependencies.</text:p>
        <text:p text:style-name="P114"/>
        <text:p text:style-name="P119"><text:bookmark text:name="r40"/>PROVISION_POLICY_DIRECTIVE</text:p>
        <text:p text:style-name="P72"><text:span text:style-name="Code2">public static final String </text:span><text:span text:style-name="Code2"><text:span text:style-name="T29">PROVISION_POLICY_DIRECTIVE</text:span></text:span><text:span text:style-name="Code2"> = "provision-policy"</text:span></text:p>
        <text:p text:style-name="P90"><text:span text:style-name="T41">Manifest header directive identifying the provision policy. The default value is </text:span><text:a xlink:type="simple" xlink:href="#r42"><text:span text:style-name="Code2"><text:span text:style-name="T6">rejectDependencies</text:span></text:span></text:a></text:p>
        <text:p text:style-name="P94">See Also:</text:p>
        <text:p text:style-name="P68"><text:a xlink:type="simple" xlink:href="#r41"><text:span text:style-name="Code2"><text:span text:style-name="T6">PROVISION_POLICY_ACCEPT_DEPENDENCIES</text:span></text:span></text:a><text:span text:style-name="Default_20_Paragraph_20_Font"><text:span text:style-name="T41">, </text:span></text:span><text:a xlink:type="simple" xlink:href="#r42"><text:span text:style-name="Code2"><text:span text:style-name="T6">PROVISION_POLICY_REJECT_DEPENDENCIES</text:span></text:span></text:a></text:p>
        <text:p text:style-name="P111"/>
        <text:p text:style-name="P119"><text:bookmark text:name="r41"/>PROVISION_POLICY_ACCEPT_DEPENDENCIES</text:p>
        <text:p text:style-name="P72"><text:span text:style-name="Code2">public static final String </text:span><text:span text:style-name="Code2"><text:span text:style-name="T29">PROVISION_POLICY_ACCEPT_DEPENDENCIES</text:span></text:span><text:span text:style-name="Code2"> = "acceptDependencies"</text:span></text:p>
        <text:p text:style-name="P90"><text:span text:style-name="T41">A value for the </text:span><text:a xlink:type="simple" xlink:href="#r40"><text:span text:style-name="Code2"><text:span text:style-name="T6">provision-policy</text:span></text:span></text:a><text:span text:style-name="Default_20_Paragraph_20_Font"><text:span text:style-name="T41"> directive indicating the subsystem accepts dependency resources. The root subsystem has this provision policy.</text:span></text:span></text:p>
        <text:p text:style-name="P114"/>
        <text:p text:style-name="P119"><text:bookmark text:name="r42"/>PROVISION_POLICY_REJECT_DEPENDENCIES</text:p>
        <text:p text:style-name="P72"><text:span text:style-name="Code2">public static final String </text:span><text:span text:style-name="Code2"><text:span text:style-name="T29">PROVISION_POLICY_REJECT_DEPENDENCIES</text:span></text:span><text:span text:style-name="Code2"> = "rejectDependencies"</text:span></text:p>
        <text:p text:style-name="P90"><text:span text:style-name="T41">A value for the </text:span><text:a xlink:type="simple" xlink:href="#r40"><text:span text:style-name="Code2"><text:span text:style-name="T6">provision-policy</text:span></text:span></text:a><text:span text:style-name="Default_20_Paragraph_20_Font"><text:span text:style-name="T41"> directive indicating the subsystem does not accept dependency resources. This is the default value.</text:span></text:span></text:p>
        <text:p text:style-name="P114"/>
        <text:p text:style-name="P119"><text:bookmark text:name="r43"/>PROVISION_RESOURCE</text:p>
        <text:p text:style-name="P72"><text:span text:style-name="Code2">public static final String </text:span><text:span text:style-name="Code2"><text:span text:style-name="T29">PROVISION_RESOURCE</text:span></text:span><text:span text:style-name="Code2"> = "Provision-Resource"</text:span></text:p>
        <text:p text:style-name="P91">Manifest header identifying the resources to be deployed to satisfy the dependencies of a subsystem.</text:p>
        <text:p text:style-name="P114"/>
        <text:p text:style-name="P119"><text:bookmark text:name="r44"/><text:soft-page-break/>START_ORDER_DIRECTIVE</text:p>
        <text:p text:style-name="P72"><text:span text:style-name="Code2">public static final String </text:span><text:span text:style-name="Code2"><text:span text:style-name="T29">START_ORDER_DIRECTIVE</text:span></text:span><text:span text:style-name="Code2"> = "start-order"</text:span></text:p>
        <text:p text:style-name="P90"><text:span text:style-name="T41">Manifest header directive identifying the start order of subsystem contents. There is no default value. Specified values are of type </text:span><text:span text:style-name="Code2">String</text:span><text:span text:style-name="Default_20_Paragraph_20_Font"><text:span text:style-name="T41"> and must represent an integer.</text:span></text:span></text:p>
        <text:p text:style-name="P114"/>
        <text:p text:style-name="P119"><text:bookmark text:name="r45"/>SUBSYSTEM_CATEGORY</text:p>
        <text:p text:style-name="P72"><text:span text:style-name="Code2">public static final String </text:span><text:span text:style-name="Code2"><text:span text:style-name="T29">SUBSYSTEM_CATEGORY</text:span></text:span><text:span text:style-name="Code2"> = "Subsystem-Category"</text:span></text:p>
        <text:p text:style-name="P91">Manifest header identifying the categories of a subsystem as a comma-delimited list.</text:p>
        <text:p text:style-name="P94">Since:</text:p>
        <text:p text:style-name="P69">1.1</text:p>
        <text:p text:style-name="P111"/>
        <text:p text:style-name="P119"><text:bookmark text:name="r46"/>SUBSYSTEM_CONTACTADDRESS</text:p>
        <text:p text:style-name="P72"><text:span text:style-name="Code2">public static final String </text:span><text:span text:style-name="Code2"><text:span text:style-name="T29">SUBSYSTEM_CONTACTADDRESS</text:span></text:span><text:span text:style-name="Code2"> = "Subsystem-ContactAddress"</text:span></text:p>
        <text:p text:style-name="P91">Manifest header identifying the contact address where problems with a subsystem may be reported; for example, an email address.</text:p>
        <text:p text:style-name="P94">Since:</text:p>
        <text:p text:style-name="P69">1.1</text:p>
        <text:p text:style-name="P111"/>
        <text:p text:style-name="P119"><text:bookmark text:name="r47"/>SUBSYSTEM_CONTENT</text:p>
        <text:p text:style-name="P72"><text:span text:style-name="Code2">public static final String </text:span><text:span text:style-name="Code2"><text:span text:style-name="T29">SUBSYSTEM_CONTENT</text:span></text:span><text:span text:style-name="Code2"> = "Subsystem-Content"</text:span></text:p>
        <text:p text:style-name="P91">Manifest header identifying the list of subsystem contents identified by a symbolic name and version.</text:p>
        <text:p text:style-name="P114"/>
        <text:p text:style-name="P119"><text:bookmark text:name="r48"/>SUBSYSTEM_COPYRIGHT</text:p>
        <text:p text:style-name="P72"><text:span text:style-name="Code2">public static final String </text:span><text:span text:style-name="Code2"><text:span text:style-name="T29">SUBSYSTEM_COPYRIGHT</text:span></text:span><text:span text:style-name="Code2"> = "Subsystem-Copyright"</text:span></text:p>
        <text:p text:style-name="P91">Manifest header identifying a subsystem's copyright information.</text:p>
        <text:p text:style-name="P94">Since:</text:p>
        <text:p text:style-name="P69">1.1</text:p>
        <text:p text:style-name="P111"/>
        <text:p text:style-name="P119"><text:bookmark text:name="r49"/>SUBSYSTEM_DESCRIPTION</text:p>
        <text:p text:style-name="P72"><text:span text:style-name="Code2">public static final String </text:span><text:span text:style-name="Code2"><text:span text:style-name="T29">SUBSYSTEM_DESCRIPTION</text:span></text:span><text:span text:style-name="Code2"> = "Subsystem-Description"</text:span></text:p>
        <text:p text:style-name="P91">Manifest header identifying the human readable description.</text:p>
        <text:p text:style-name="P114"/>
        <text:p text:style-name="P119"><text:bookmark text:name="r50"/>SUBSYSTEM_DOCURL</text:p>
        <text:p text:style-name="P72"><text:span text:style-name="Code2">public static final String </text:span><text:span text:style-name="Code2"><text:span text:style-name="T29">SUBSYSTEM_DOCURL</text:span></text:span><text:span text:style-name="Code2"> = "Subsystem-DocURL"</text:span></text:p>
        <text:p text:style-name="P91"><text:soft-page-break/>Manifest header identifying a subsystem's documentation URL, from which further information about the subsystem may be obtained.</text:p>
        <text:p text:style-name="P94">Since:</text:p>
        <text:p text:style-name="P69">1.1</text:p>
        <text:p text:style-name="P111"/>
        <text:p text:style-name="P119"><text:bookmark text:name="r51"/>SUBSYSTEM_EXPORTSERVICE</text:p>
        <text:p text:style-name="P72"><text:span text:style-name="Code2">public static final String </text:span><text:span text:style-name="Code2"><text:span text:style-name="T29">SUBSYSTEM_EXPORTSERVICE</text:span></text:span><text:span text:style-name="Code2"> = "Subsystem-ExportService"</text:span></text:p>
        <text:p text:style-name="P91">Manifest header identifying services offered for export.</text:p>
        <text:p text:style-name="P114"/>
        <text:p text:style-name="P119"><text:bookmark text:name="r52"/>SUBSYSTEM_ICON</text:p>
        <text:p text:style-name="P72"><text:span text:style-name="Code2">public static final String </text:span><text:span text:style-name="Code2"><text:span text:style-name="T29">SUBSYSTEM_ICON</text:span></text:span><text:span text:style-name="Code2"> = "Subsystem-Icon"</text:span></text:p>
        <text:p text:style-name="P91">Manifest header identifying the icon URL for the subsystem.</text:p>
        <text:p text:style-name="P94">Since:</text:p>
        <text:p text:style-name="P69">1.1</text:p>
        <text:p text:style-name="P111"/>
        <text:p text:style-name="P119"><text:bookmark text:name="r53"/>SUBSYSTEM_ID_PROPERTY</text:p>
        <text:p text:style-name="P72"><text:span text:style-name="Code2">public static final String </text:span><text:span text:style-name="Code2"><text:span text:style-name="T29">SUBSYSTEM_ID_PROPERTY</text:span></text:span><text:span text:style-name="Code2"> = "subsystem.id"</text:span></text:p>
        <text:p text:style-name="P90"><text:span text:style-name="T41">The name of the service property for the </text:span><text:a xlink:type="simple" xlink:href="#r12"><text:span text:style-name="Code2"><text:span text:style-name="T6">subsystem ID</text:span></text:span></text:a><text:span text:style-name="Default_20_Paragraph_20_Font"><text:span text:style-name="T41">. The value of this property must be of type </text:span></text:span><text:span text:style-name="Code2">Long</text:span><text:span text:style-name="Default_20_Paragraph_20_Font"><text:span text:style-name="T41">.</text:span></text:span></text:p>
        <text:p text:style-name="P114"/>
        <text:p text:style-name="P119"><text:bookmark text:name="r54"/>SUBSYSTEM_IMPORTSERVICE</text:p>
        <text:p text:style-name="P72"><text:span text:style-name="Code2">public static final String </text:span><text:span text:style-name="Code2"><text:span text:style-name="T29">SUBSYSTEM_IMPORTSERVICE</text:span></text:span><text:span text:style-name="Code2"> = "Subsystem-ImportService"</text:span></text:p>
        <text:p text:style-name="P91">Manifest header identifying services required for import.</text:p>
        <text:p text:style-name="P114"/>
        <text:p text:style-name="P119"><text:bookmark text:name="r55"/>SUBSYSTEM_LICENSE</text:p>
        <text:p text:style-name="P72"><text:span text:style-name="Code2">public static final String </text:span><text:span text:style-name="Code2"><text:span text:style-name="T29">SUBSYSTEM_LICENSE</text:span></text:span><text:span text:style-name="Code2"> = "Subsystem-License"</text:span></text:p>
        <text:p text:style-name="P91">Manifest header identifying a subsystem's license.</text:p>
        <text:p text:style-name="P94">Since:</text:p>
        <text:p text:style-name="P69">1.1</text:p>
        <text:p text:style-name="P111"/>
        <text:p text:style-name="P119"><text:bookmark text:name="r56"/>SUBSYSTEM_MANIFESTVERSION</text:p>
        <text:p text:style-name="P72"><text:span text:style-name="Code2">public static final String </text:span><text:span text:style-name="Code2"><text:span text:style-name="T29">SUBSYSTEM_MANIFESTVERSION</text:span></text:span><text:span text:style-name="Code2"> = "Subsystem-ManifestVersion"</text:span></text:p>
        <text:p text:style-name="P90"><text:span text:style-name="T41">Manifest header identifying the subsystem manifest version. If not present, the default value is </text:span><text:span text:style-name="Code2">1</text:span><text:span text:style-name="Default_20_Paragraph_20_Font"><text:span text:style-name="T41">.</text:span></text:span></text:p>
        <text:p text:style-name="P114"/>
        <text:p text:style-name="P119"><text:bookmark text:name="r57"/><text:soft-page-break/>SUBSYSTEM_NAME</text:p>
        <text:p text:style-name="P72"><text:span text:style-name="Code2">public static final String </text:span><text:span text:style-name="Code2"><text:span text:style-name="T29">SUBSYSTEM_NAME</text:span></text:span><text:span text:style-name="Code2"> = "Subsystem-Name"</text:span></text:p>
        <text:p text:style-name="P91">Manifest header identifying the human readable subsystem name.</text:p>
        <text:p text:style-name="P114"/>
        <text:p text:style-name="P119"><text:bookmark text:name="r58"/>SUBSYSTEM_STATE_PROPERTY</text:p>
        <text:p text:style-name="P72"><text:span text:style-name="Code2">public static final String </text:span><text:span text:style-name="Code2"><text:span text:style-name="T29">SUBSYSTEM_STATE_PROPERTY</text:span></text:span><text:span text:style-name="Code2"> = "subsystem.state"</text:span></text:p>
        <text:p text:style-name="P90"><text:span text:style-name="T41">The name of the service property for the subsystem </text:span><text:a xlink:type="simple" xlink:href="#r11"><text:span text:style-name="Code2"><text:span text:style-name="T6">state</text:span></text:span></text:a><text:span text:style-name="Default_20_Paragraph_20_Font"><text:span text:style-name="T41">. The value of this property must be of type </text:span></text:span><text:a xlink:type="simple" xlink:href="#r35"><text:span text:style-name="Code2"><text:span text:style-name="T6">Subsystem.State</text:span></text:span></text:a><text:span text:style-name="Default_20_Paragraph_20_Font"><text:span text:style-name="T41">.</text:span></text:span></text:p>
        <text:p text:style-name="P114"/>
        <text:p text:style-name="P119"><text:bookmark text:name="r59"/>SUBSYSTEM_SYMBOLICNAME</text:p>
        <text:p text:style-name="P72"><text:span text:style-name="Code2">public static final String </text:span><text:span text:style-name="Code2"><text:span text:style-name="T29">SUBSYSTEM_SYMBOLICNAME</text:span></text:span><text:span text:style-name="Code2"> = "Subsystem-SymbolicName"</text:span></text:p>
        <text:p text:style-name="P91">Manifest header value identifying the symbolic name for the subsystem. Must be present.</text:p>
        <text:p text:style-name="P114"/>
        <text:p text:style-name="P119"><text:bookmark text:name="r60"/>SUBSYSTEM_SYMBOLICNAME_PROPERTY</text:p>
        <text:p text:style-name="P72"><text:span text:style-name="Code2">public static final String </text:span><text:span text:style-name="Code2"><text:span text:style-name="T29">SUBSYSTEM_SYMBOLICNAME_PROPERTY</text:span></text:span><text:span text:style-name="Code2"> = "subsystem.symbolicName"</text:span></text:p>
        <text:p text:style-name="P90"><text:span text:style-name="T41">The name of the service property for the subsystem </text:span><text:a xlink:type="simple" xlink:href="#r13"><text:span text:style-name="Code2"><text:span text:style-name="T6">symbolic name</text:span></text:span></text:a><text:span text:style-name="Default_20_Paragraph_20_Font"><text:span text:style-name="T41">.</text:span></text:span></text:p>
        <text:p text:style-name="P114"/>
        <text:p text:style-name="P119"><text:bookmark text:name="r61"/>ROOT_SUBSYSTEM_SYMBOLICNAME</text:p>
        <text:p text:style-name="P72"><text:span text:style-name="Code2">public static final String </text:span><text:span text:style-name="Code2"><text:span text:style-name="T29">ROOT_SUBSYSTEM_SYMBOLICNAME</text:span></text:span><text:span text:style-name="Code2"> = "org.osgi.service.subsystem.root"</text:span></text:p>
        <text:p text:style-name="P91">The symbolic name of the root subsystem.</text:p>
        <text:p text:style-name="P114"/>
        <text:p text:style-name="P119"><text:bookmark text:name="r62"/>SUBSYSTEM_TYPE</text:p>
        <text:p text:style-name="P72"><text:span text:style-name="Code2">public static final String </text:span><text:span text:style-name="Code2"><text:span text:style-name="T29">SUBSYSTEM_TYPE</text:span></text:span><text:span text:style-name="Code2"> = "Subsystem-Type"</text:span></text:p>
        <text:p text:style-name="P91">Manifest header identifying the subsystem type.</text:p>
        <text:p text:style-name="P94">See Also:</text:p>
        <text:p text:style-name="P68"><text:a xlink:type="simple" xlink:href="#r64"><text:span text:style-name="Code2"><text:span text:style-name="T6">SUBSYSTEM_TYPE_APPLICATION</text:span></text:span></text:a><text:span text:style-name="Default_20_Paragraph_20_Font"><text:span text:style-name="T41">, </text:span></text:span><text:a xlink:type="simple" xlink:href="#r65"><text:span text:style-name="Code2"><text:span text:style-name="T6">SUBSYSTEM_TYPE_COMPOSITE</text:span></text:span></text:a><text:span text:style-name="Default_20_Paragraph_20_Font"><text:span text:style-name="T41">, </text:span></text:span><text:a xlink:type="simple" xlink:href="#r66"><text:span text:style-name="Code2"><text:span text:style-name="T6">SUBSYSTEM_TYPE_FEATURE</text:span></text:span></text:a></text:p>
        <text:p text:style-name="P111"/>
        <text:p text:style-name="P119"><text:bookmark text:name="r63"/>SUBSYSTEM_TYPE_PROPERTY</text:p>
        <text:p text:style-name="P72"><text:span text:style-name="Code2">public static final String </text:span><text:span text:style-name="Code2"><text:span text:style-name="T29">SUBSYSTEM_TYPE_PROPERTY</text:span></text:span><text:span text:style-name="Code2"> = "subsystem.type"</text:span></text:p>
        <text:p text:style-name="P90"><text:span text:style-name="T41">The name of the service property for the </text:span><text:a xlink:type="simple" xlink:href="#r62"><text:span text:style-name="Code2"><text:span text:style-name="T6">subsystem type</text:span></text:span></text:a><text:span text:style-name="Default_20_Paragraph_20_Font"><text:span text:style-name="T41">.</text:span></text:span></text:p>
        <text:p text:style-name="P94">See Also:</text:p>
        <text:p text:style-name="P68"><text:a xlink:type="simple" xlink:href="#r64"><text:span text:style-name="Code2"><text:span text:style-name="T6">SUBSYSTEM_TYPE_APPLICATION</text:span></text:span></text:a><text:span text:style-name="Default_20_Paragraph_20_Font"><text:span text:style-name="T41">, </text:span></text:span><text:a xlink:type="simple" xlink:href="#r65"><text:span text:style-name="Code2"><text:span text:style-name="T6">SUBSYSTEM_TYPE_COMPOSITE</text:span></text:span></text:a><text:span text:style-name="Default_20_Paragraph_20_Font"><text:span text:style-name="T41">, </text:span></text:span><text:a xlink:type="simple" xlink:href="#r66"><text:span text:style-name="Code2"><text:span text:style-name="T6">SUBSYSTEM_TYPE_FEATURE</text:span></text:span></text:a></text:p>
        <text:p text:style-name="P111"/>
        <text:p text:style-name="P119"><text:bookmark text:name="r64"/><text:soft-page-break/>SUBSYSTEM_TYPE_APPLICATION</text:p>
        <text:p text:style-name="P72"><text:span text:style-name="Code2">public static final String </text:span><text:span text:style-name="Code2"><text:span text:style-name="T29">SUBSYSTEM_TYPE_APPLICATION</text:span></text:span><text:span text:style-name="Code2"> = "osgi.subsystem.application"</text:span></text:p>
        <text:p text:style-name="P93">The resource type value identifying an application subsystem.</text:p>
        <text:p text:style-name="P90"><text:span text:style-name="T41">This value is used for the </text:span><text:span text:style-name="Code2">osgi.identity</text:span><text:span text:style-name="Default_20_Paragraph_20_Font"><text:span text:style-name="T41"> capability attribute </text:span></text:span><text:span text:style-name="Code2">type</text:span><text:span text:style-name="Default_20_Paragraph_20_Font"><text:span text:style-name="T41">, the </text:span></text:span><text:a xlink:type="simple" xlink:href="#r62"><text:span text:style-name="Code2"><text:span text:style-name="T6">SUBSYSTEM_TYPE</text:span></text:span></text:a><text:span text:style-name="Default_20_Paragraph_20_Font"><text:span text:style-name="T41"> manifest header and the </text:span></text:span><text:a xlink:type="simple" xlink:href="#r63"><text:span text:style-name="Code2"><text:span text:style-name="T6">SUBSYSTEM_TYPE_PROPERTY</text:span></text:span></text:a><text:span text:style-name="Default_20_Paragraph_20_Font"><text:span text:style-name="T41"> service property.</text:span></text:span></text:p>
        <text:p text:style-name="P114"/>
        <text:p text:style-name="P119"><text:bookmark text:name="r65"/>SUBSYSTEM_TYPE_COMPOSITE</text:p>
        <text:p text:style-name="P72"><text:span text:style-name="Code2">public static final String </text:span><text:span text:style-name="Code2"><text:span text:style-name="T29">SUBSYSTEM_TYPE_COMPOSITE</text:span></text:span><text:span text:style-name="Code2"> = "osgi.subsystem.composite"</text:span></text:p>
        <text:p text:style-name="P93">The resource type value identifying an composite subsystem.</text:p>
        <text:p text:style-name="P90"><text:span text:style-name="T41">This value is used for the </text:span><text:span text:style-name="Code2">osgi.identity</text:span><text:span text:style-name="Default_20_Paragraph_20_Font"><text:span text:style-name="T41"> capability attribute </text:span></text:span><text:span text:style-name="Code2">type</text:span><text:span text:style-name="Default_20_Paragraph_20_Font"><text:span text:style-name="T41">, the </text:span></text:span><text:a xlink:type="simple" xlink:href="#r62"><text:span text:style-name="Code2"><text:span text:style-name="T6">SUBSYSTEM_TYPE</text:span></text:span></text:a><text:span text:style-name="Default_20_Paragraph_20_Font"><text:span text:style-name="T41"> manifest header and the </text:span></text:span><text:a xlink:type="simple" xlink:href="#r63"><text:span text:style-name="Code2"><text:span text:style-name="T6">SUBSYSTEM_TYPE_PROPERTY</text:span></text:span></text:a><text:span text:style-name="Default_20_Paragraph_20_Font"><text:span text:style-name="T41"> service property.</text:span></text:span></text:p>
        <text:p text:style-name="P114"/>
        <text:p text:style-name="P119"><text:bookmark text:name="r66"/>SUBSYSTEM_TYPE_FEATURE</text:p>
        <text:p text:style-name="P72"><text:span text:style-name="Code2">public static final String </text:span><text:span text:style-name="Code2"><text:span text:style-name="T29">SUBSYSTEM_TYPE_FEATURE</text:span></text:span><text:span text:style-name="Code2"> = "osgi.subsystem.feature"</text:span></text:p>
        <text:p text:style-name="P93">The resource type value identifying an feature subsystem.</text:p>
        <text:p text:style-name="P90"><text:span text:style-name="T41">This value is used for the </text:span><text:span text:style-name="Code2">osgi.identity</text:span><text:span text:style-name="Default_20_Paragraph_20_Font"><text:span text:style-name="T41"> capability attribute </text:span></text:span><text:span text:style-name="Code2">type</text:span><text:span text:style-name="Default_20_Paragraph_20_Font"><text:span text:style-name="T41">, the </text:span></text:span><text:a xlink:type="simple" xlink:href="#r62"><text:span text:style-name="Code2"><text:span text:style-name="T6">SUBSYSTEM_TYPE</text:span></text:span></text:a><text:span text:style-name="Default_20_Paragraph_20_Font"><text:span text:style-name="T41"> manifest header and the </text:span></text:span><text:a xlink:type="simple" xlink:href="#r63"><text:span text:style-name="Code2"><text:span text:style-name="T6">SUBSYSTEM_TYPE_PROPERTY</text:span></text:span></text:a><text:span text:style-name="Default_20_Paragraph_20_Font"><text:span text:style-name="T41"> service property.</text:span></text:span></text:p>
        <text:p text:style-name="P114"/>
        <text:p text:style-name="P119"><text:bookmark text:name="r67"/>SUBSYSTEM_VENDOR</text:p>
        <text:p text:style-name="P72"><text:span text:style-name="Code2">public static final String </text:span><text:span text:style-name="Code2"><text:span text:style-name="T29">SUBSYSTEM_VENDOR</text:span></text:span><text:span text:style-name="Code2"> = "Subsystem-Vendor"</text:span></text:p>
        <text:p text:style-name="P91">Manifest header identifying a subsystem's vendor.</text:p>
        <text:p text:style-name="P94">Since:</text:p>
        <text:p text:style-name="P69">1.1</text:p>
        <text:p text:style-name="P111"/>
        <text:p text:style-name="P119"><text:bookmark text:name="r68"/>SUBSYSTEM_VERSION</text:p>
        <text:p text:style-name="P72"><text:span text:style-name="Code2">public static final String </text:span><text:span text:style-name="Code2"><text:span text:style-name="T29">SUBSYSTEM_VERSION</text:span></text:span><text:span text:style-name="Code2"> = "Subsystem-Version"</text:span></text:p>
        <text:p text:style-name="P90"><text:span text:style-name="T41">Manifest header value identifying the version of the subsystem. If not present, the default value is </text:span><text:span text:style-name="Code2">0.0.0</text:span><text:span text:style-name="Default_20_Paragraph_20_Font"><text:span text:style-name="T41">.</text:span></text:span></text:p>
        <text:p text:style-name="P114"/>
        <text:p text:style-name="P119"><text:bookmark text:name="r69"/>SUBSYSTEM_VERSION_PROPERTY</text:p>
        <text:p text:style-name="P72"><text:span text:style-name="Code2">public static final String </text:span><text:span text:style-name="Code2"><text:span text:style-name="T29">SUBSYSTEM_VERSION_PROPERTY</text:span></text:span><text:span text:style-name="Code2"> = "subsystem.version"</text:span></text:p>
        <text:p text:style-name="P90"><text:span text:style-name="T41">The name of the service property for the subsystem </text:span><text:a xlink:type="simple" xlink:href="#r15"><text:span text:style-name="Code2"><text:span text:style-name="T6">version</text:span></text:span></text:a><text:span text:style-name="Default_20_Paragraph_20_Font"><text:span text:style-name="T41">. The value of this property must be of type </text:span></text:span><text:span text:style-name="Code2">Version</text:span><text:span text:style-name="Default_20_Paragraph_20_Font"><text:span text:style-name="T41">.</text:span></text:span></text:p>
        <text:section text:style-name="Sect2" text:name="Section2">
          <text:p text:style-name="P115"><text:span text:style-name="T30">Java API documentation generated with </text:span><text:a xlink:type="simple" xlink:href="http://www.filigris.com/products/docflex_javadoc/#docflex-doclet"><text:span text:style-name="T8">DocFlex/Doclet</text:span></text:a><text:span text:style-name="Default_20_Paragraph_20_Font"><text:span text:style-name="T30"> v1.5.6</text:span></text:span></text:p>
          <text:p text:style-name="Standard"><text:span text:style-name="T30">DocFlex/Doclet is both a multi-format Javadoc doclet and a free edition of </text:span><text:a xlink:type="simple" xlink:href="http://www.filigris.com/products/docflex_javadoc/"><text:span text:style-name="T8">DocFlex/Javadoc</text:span></text:a><text:span text:style-name="Default_20_Paragraph_20_Font"><text:span text:style-name="T3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8">www.docflex.com</text:span></text:span></text:a></text:p>
        </text:section>
      </text:section>
      <text:p text:style-name="Body"><text:soft-page-break/></text:p>
      <text:h text:style-name="Heading_20_1" text:outline-level="1">Document Support</text:h>
      <text:h text:style-name="Heading_20_2" text:outline-level="2">References</text:h>
      <text:list xml:id="list439765930125974105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h text:style-name="Heading_20_2" text:outline-level="2">Author’s Address</text:h>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Graham Charters</text:p>
          </table:table-cell>
        </table:table-row>
        <table:table-row table:style-name="Table2.1">
          <table:table-cell table:style-name="Table2.A1" office:value-type="string">
            <text:p text:style-name="P35">Company</text:p>
          </table:table-cell>
          <table:table-cell table:style-name="Table2.B1" office:value-type="string">
            <text:p text:style-name="P35">IBM</text:p>
          </table:table-cell>
        </table:table-row>
        <table:table-row table:style-name="Table2.1">
          <table:table-cell table:style-name="Table2.A1" office:value-type="string">
            <text:p text:style-name="P31">e-mail</text:p>
          </table:table-cell>
          <table:table-cell table:style-name="Table2.B1" office:value-type="string">
            <text:p text:style-name="P31">charters@uk.ibm.com</text:p>
          </table:table-cell>
        </table:table-row>
      </table:table>
      <text:p text:style-name="Body"/>
      <table:table table:name="Table19" table:style-name="Table19">
        <table:table-column table:style-name="Table19.A"/>
        <table:table-column table:style-name="Table19.B"/>
        <table:table-row table:style-name="Table19.1">
          <table:table-cell table:style-name="Table19.A1" office:value-type="string">
            <text:p text:style-name="P35">Name</text:p>
          </table:table-cell>
          <table:table-cell table:style-name="Table19.B1" office:value-type="string">
            <text:p text:style-name="P35">Tom Watson</text:p>
          </table:table-cell>
        </table:table-row>
        <table:table-row table:style-name="Table19.1">
          <table:table-cell table:style-name="Table19.A1" office:value-type="string">
            <text:p text:style-name="P35">Company</text:p>
          </table:table-cell>
          <table:table-cell table:style-name="Table19.B1" office:value-type="string">
            <text:p text:style-name="P35">IBM</text:p>
          </table:table-cell>
        </table:table-row>
        <table:table-row table:style-name="Table19.1">
          <table:table-cell table:style-name="Table19.A1" office:value-type="string">
            <text:p text:style-name="P31">e-mail</text:p>
          </table:table-cell>
          <table:table-cell table:style-name="Table19.B1" office:value-type="string">
            <text:p text:style-name="P31">tjwatson@us.ibm.com</text:p>
          </table:table-cell>
        </table:table-row>
      </table:table>
      <text:p text:style-name="Standard"/>
      <table:table table:name="Table20" table:style-name="Table20">
        <table:table-column table:style-name="Table20.A"/>
        <table:table-column table:style-name="Table20.B"/>
        <table:table-row table:style-name="Table20.1">
          <table:table-cell table:style-name="Table20.A1" office:value-type="string">
            <text:p text:style-name="P35">Name</text:p>
          </table:table-cell>
          <table:table-cell table:style-name="Table20.B1" office:value-type="string">
            <text:p text:style-name="P35">John Ross</text:p>
          </table:table-cell>
        </table:table-row>
        <table:table-row table:style-name="Table20.1">
          <table:table-cell table:style-name="Table20.A1" office:value-type="string">
            <text:p text:style-name="P35">Company</text:p>
          </table:table-cell>
          <table:table-cell table:style-name="Table20.B1" office:value-type="string">
            <text:p text:style-name="P35">IBM</text:p>
          </table:table-cell>
        </table:table-row>
        <table:table-row table:style-name="Table20.1">
          <table:table-cell table:style-name="Table20.A1" office:value-type="string">
            <text:p text:style-name="P31">e-mail</text:p>
          </table:table-cell>
          <table:table-cell table:style-name="Table20.B1" office:value-type="string">
            <text:p text:style-name="P31">jwross@us.ibm.com</text:p>
          </table:table-cell>
        </table:table-row>
      </table:table>
      <text:h text:style-name="Heading_20_2" text:outline-level="2">Acronyms and Abbreviations</text:h>
      <text:p text:style-name="Body">ESA – Enterprise Subsystem Archive (or .esa)</text:p>
      <text:h text:style-name="Heading_20_2" text:outline-level="2">End of Document<text:bookmark text:name="rfc"/></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SegoeUI" svg:font-family="SegoeUI"/>
    <style:font-face style:name="Tahoma2" svg:font-family="Tahoma"/>
    <style:font-face style:name="Courier New" svg:font-family="'Courier New'" style:font-family-generic="modern"/>
    <style:font-face style:name="Arial1" svg:font-family="Arial" style:font-family-generic="roman"/>
    <style:font-face style:name="Courier New2" svg:font-family="'Courier New'" style:font-family-generic="roman"/>
    <style:font-face style:name="Times New Roman1" svg:font-family="'Times New Roman'" style:font-family-generic="roman"/>
    <style:font-face style:name="Tms Rmn" svg:font-family="'Tms Rmn'" style:font-family-generic="roman"/>
    <style:font-face style:name="ArialMT" svg:font-family="ArialMT" style:font-family-generic="swiss"/>
    <style:font-face style:name="Liberation Sans" svg:font-family="'Liberation Sans'" style:font-family-generic="swiss"/>
    <style:font-face style:name="ProductusOSGiBookc" svg:font-family="ProductusOSGiBookc" style:font-family-generic="swiss"/>
    <style:font-face style:name="ProductusOSGiMonoc" svg:font-family="ProductusOSGiMonoc" style:font-family-generic="swiss"/>
    <style:font-face style:name="Proforma-Book" svg:font-family="Proforma-Book" style:font-family-generic="swiss"/>
    <style:font-face style:name="Segoe UI" svg:font-family="'Segoe U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tail_20_Heading" style:display-name="Detail Heading" style:family="paragraph" style:default-outline-level="">
      <style:paragraph-properties fo:margin-top="0.2752in" fo:margin-bottom="0.0193in" fo:text-align="start" style:justify-single-word="false" fo:orphans="2" fo:widows="2" fo:background-color="#ccccff" fo:padding="0.0138in" fo:border="0.0071in solid #ccccff" fo:keep-with-next="always">
        <style:background-image/>
      </style:paragraph-properties>
      <style:text-properties fo:font-size="14pt" fo:font-weight="bold" style:font-size-asian="14pt" style:font-weight-asian="bold"/>
    </style:style>
    <style:style style:name="List_20_Heading" style:display-name="List Heading" style:family="paragraph" style:parent-style-name="Standard" style:next-style-name="List_20_Contents" style:default-outline-level="" style:class="html">
      <style:paragraph-properties fo:margin="100%" fo:margin-left="0in" fo:margin-right="0in" fo:margin-top="0.1945in" fo:margin-bottom="0.0154in" fo:text-align="start" style:justify-single-word="false" fo:orphans="2" fo:widows="2" fo:text-indent="0in" style:auto-text-indent="false" fo:keep-with-next="always"/>
      <style:text-properties fo:font-weight="bold" style:font-weight-asian="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style>
    <style:style style:name="Page_20_Reference_20_Font" style:display-name="Page Reference Font" style:family="text" style:parent-style-name="Default_20_Paragraph_20_Font">
      <style:text-properties fo:font-size="9pt" fo:font-style="italic" style:font-size-asian="9pt" style:font-style-asian="italic"/>
    </style:style>
    <style:style style:name="Code_20_Small" style:display-name="Code Small" style:family="text" style:parent-style-name="Default_20_Paragraph_20_Font">
      <style:text-properties style:font-name="Courier New2" fo:font-size="7pt" style:font-size-asian="7pt"/>
    </style:style>
    <style:style style:name="Summary_20_Heading_20_Font1" style:display-name="Summary Heading Font1" style:family="text" style:parent-style-name="Default_20_Paragraph_20_Font">
      <style:text-properties fo:font-size="12pt" fo:font-weight="bold" style:font-size-asian="12pt" style:font-weight-asian="bold"/>
    </style:style>
    <style:style style:name="Code1" style:family="text" style:parent-style-name="Default_20_Paragraph_20_Font">
      <style:text-properties style:font-name="Courier New2" fo:font-size="9pt" style:font-size-asian="9pt"/>
    </style:style>
    <style:style style:name="Code_20_Small1" style:display-name="Code Small1" style:family="text" style:parent-style-name="Default_20_Paragraph_20_Font">
      <style:text-properties style:font-name="Courier New2" fo:font-size="7pt" style:font-size-asian="7pt"/>
    </style:style>
    <style:style style:name="Code2" style:family="text" style:parent-style-name="Default_20_Paragraph_20_Font">
      <style:text-properties style:font-name="Courier New2" fo:font-size="9pt" style:font-size-asian="9pt"/>
    </style:style>
    <style:style style:name="ListLabel_20_1" style:display-name="ListLabel 1" style:family="text">
      <style:text-properties style:font-name="Times New Roman1"/>
    </style:style>
    <style:style style:name="Summary_20_Heading_20_Font2" style:display-name="Summary Heading Font2" style:family="text" style:parent-style-name="Default_20_Paragraph_20_Font">
      <style:text-properties fo:font-size="12pt" fo:font-weight="bold" style:font-size-asian="12pt" style:font-weight-asian="bold"/>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RTF_5f_Num_20_8_20_1" style:display-name="RTF_Num 8 1" style:family="text">
      <style:text-properties fo:color="#000000" style:font-name="Symbol1" style:font-name-asian="Symbol1" style:font-name-complex="Symbol1"/>
    </style:style>
    <style:style style:name="RTF_5f_Num_20_9_20_1" style:display-name="RTF_Num 9 1" style:family="text">
      <style:text-properties fo:color="#000000" style:font-name="Symbol1" style:font-name-asian="Symbol1" style:font-name-complex="Symbol1"/>
    </style:style>
    <style:style style:name="RTF_5f_Num_20_10_20_1" style:display-name="RTF_Num 10 1" style:family="text">
      <style:text-properties fo:color="#000000"/>
    </style:style>
    <style:style style:name="RTF_5f_Num_20_11_20_1" style:display-name="RTF_Num 11 1" style:family="text">
      <style:text-properties fo:color="#000000" style:font-name="Symbol1" style:font-name-asian="Symbol1" style:font-name-complex="Symbol1"/>
    </style:style>
    <style:style style:name="RTF_5f_Num_20_12_20_1" style:display-name="RTF_Num 12 1" style:family="text">
      <style:text-properties fo:color="#000000"/>
    </style:style>
    <style:style style:name="RTF_5f_Num_20_13_20_1" style:display-name="RTF_Num 13 1" style:family="text">
      <style:text-properties fo:color="#000000"/>
    </style:style>
    <style:style style:name="RTF_5f_Num_20_14_20_1" style:display-name="RTF_Num 14 1" style:family="text">
      <style:text-properties fo:color="#000000"/>
    </style:style>
    <style:style style:name="RTF_5f_Num_20_15_20_1" style:display-name="RTF_Num 15 1" style:family="text">
      <style:text-properties fo:color="#000000"/>
    </style:style>
    <style:style style:name="RTF_5f_Num_20_16_20_1" style:display-name="RTF_Num 16 1" style:family="text">
      <style:text-properties fo:color="#000000"/>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consecutive-numbering="true">
      <text:list-level-style-bullet text:level="1" text:style-name="RTF_5f_Num_20_5_20_1" style:num-suffix="." text:bullet-char="">
        <style:list-level-properties text:space-before="0.25in" text:min-label-width="0.25in"/>
        <style:text-properties style:font-name="Symbol1"/>
      </text:list-level-style-bullet>
      <text:list-level-style-bullet text:level="2" text:style-name="RTF_5f_Num_20_5_20_1" style:num-suffix="." text:bullet-char="">
        <style:list-level-properties text:space-before="0.75in" text:min-label-width="0.25in"/>
        <style:text-properties style:font-name="Symbol1"/>
      </text:list-level-style-bullet>
      <text:list-level-style-bullet text:level="3" text:style-name="RTF_5f_Num_20_5_20_1" style:num-suffix="." text:bullet-char="">
        <style:list-level-properties text:space-before="1.25in" text:min-label-width="0.25in"/>
        <style:text-properties style:font-name="Symbol1"/>
      </text:list-level-style-bullet>
      <text:list-level-style-bullet text:level="4" text:style-name="RTF_5f_Num_20_5_20_1" style:num-suffix="." text:bullet-char="">
        <style:list-level-properties text:space-before="1.75in" text:min-label-width="0.25in"/>
        <style:text-properties style:font-name="Symbol1"/>
      </text:list-level-style-bullet>
      <text:list-level-style-bullet text:level="5" text:style-name="RTF_5f_Num_20_5_20_1" style:num-suffix="." text:bullet-char="">
        <style:list-level-properties text:space-before="2.25in" text:min-label-width="0.25in"/>
        <style:text-properties style:font-name="Symbol1"/>
      </text:list-level-style-bullet>
      <text:list-level-style-bullet text:level="6" text:style-name="RTF_5f_Num_20_5_20_1" style:num-suffix="." text:bullet-char="">
        <style:list-level-properties text:space-before="2.75in" text:min-label-width="0.25in"/>
        <style:text-properties style:font-name="Symbol1"/>
      </text:list-level-style-bullet>
      <text:list-level-style-bullet text:level="7" text:style-name="RTF_5f_Num_20_5_20_1" style:num-suffix="." text:bullet-char="">
        <style:list-level-properties text:space-before="3.25in" text:min-label-width="0.25in"/>
        <style:text-properties style:font-name="Symbol1"/>
      </text:list-level-style-bullet>
      <text:list-level-style-bullet text:level="8" text:style-name="RTF_5f_Num_20_5_20_1" style:num-suffix="." text:bullet-char="">
        <style:list-level-properties text:space-before="3.75in" text:min-label-width="0.25in"/>
        <style:text-properties style:font-name="Symbol1"/>
      </text:list-level-style-bullet>
      <text:list-level-style-bullet text:level="9" text:style-name="RTF_5f_Num_20_5_20_1" style:num-suffix="." text:bullet-char="">
        <style:list-level-properties text:space-before="4.25in" text:min-label-width="0.25in"/>
        <style:text-properties style:font-name="Symbol1"/>
      </text:list-level-style-bullet>
      <text:list-level-style-bullet text:level="10" text:style-name="RTF_5f_Num_20_5_20_1" style:num-suffix="." text:bullet-char="">
        <style:list-level-properties text:space-before="4.75in" text:min-label-width="0.25in"/>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0.25in" text:min-label-width="0.25in"/>
        <style:text-properties style:font-name="Symbol1"/>
      </text:list-level-style-bullet>
      <text:list-level-style-bullet text:level="2" text:style-name="RTF_5f_Num_20_6_20_1" style:num-suffix="." text:bullet-char="">
        <style:list-level-properties text:space-before="0.75in" text:min-label-width="0.25in"/>
        <style:text-properties style:font-name="Symbol1"/>
      </text:list-level-style-bullet>
      <text:list-level-style-bullet text:level="3" text:style-name="RTF_5f_Num_20_6_20_1" style:num-suffix="." text:bullet-char="">
        <style:list-level-properties text:space-before="1.25in" text:min-label-width="0.25in"/>
        <style:text-properties style:font-name="Symbol1"/>
      </text:list-level-style-bullet>
      <text:list-level-style-bullet text:level="4" text:style-name="RTF_5f_Num_20_6_20_1" style:num-suffix="." text:bullet-char="">
        <style:list-level-properties text:space-before="1.75in" text:min-label-width="0.25in"/>
        <style:text-properties style:font-name="Symbol1"/>
      </text:list-level-style-bullet>
      <text:list-level-style-bullet text:level="5" text:style-name="RTF_5f_Num_20_6_20_1" style:num-suffix="." text:bullet-char="">
        <style:list-level-properties text:space-before="2.25in" text:min-label-width="0.25in"/>
        <style:text-properties style:font-name="Symbol1"/>
      </text:list-level-style-bullet>
      <text:list-level-style-bullet text:level="6" text:style-name="RTF_5f_Num_20_6_20_1" style:num-suffix="." text:bullet-char="">
        <style:list-level-properties text:space-before="2.75in" text:min-label-width="0.25in"/>
        <style:text-properties style:font-name="Symbol1"/>
      </text:list-level-style-bullet>
      <text:list-level-style-bullet text:level="7" text:style-name="RTF_5f_Num_20_6_20_1" style:num-suffix="." text:bullet-char="">
        <style:list-level-properties text:space-before="3.25in" text:min-label-width="0.25in"/>
        <style:text-properties style:font-name="Symbol1"/>
      </text:list-level-style-bullet>
      <text:list-level-style-bullet text:level="8" text:style-name="RTF_5f_Num_20_6_20_1" style:num-suffix="." text:bullet-char="">
        <style:list-level-properties text:space-before="3.75in" text:min-label-width="0.25in"/>
        <style:text-properties style:font-name="Symbol1"/>
      </text:list-level-style-bullet>
      <text:list-level-style-bullet text:level="9" text:style-name="RTF_5f_Num_20_6_20_1" style:num-suffix="." text:bullet-char="">
        <style:list-level-properties text:space-before="4.25in" text:min-label-width="0.25in"/>
        <style:text-properties style:font-name="Symbol1"/>
      </text:list-level-style-bullet>
      <text:list-level-style-bullet text:level="10" text:style-name="RTF_5f_Num_20_6_20_1" style:num-suffix="." text:bullet-char="">
        <style:list-level-properties text:space-before="4.75in" text:min-label-width="0.25in"/>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0.25in" text:min-label-width="0.25in"/>
        <style:text-properties style:font-name="Symbol1"/>
      </text:list-level-style-bullet>
      <text:list-level-style-bullet text:level="2" text:style-name="RTF_5f_Num_20_7_20_1" style:num-suffix="." text:bullet-char="">
        <style:list-level-properties text:space-before="0.75in" text:min-label-width="0.25in"/>
        <style:text-properties style:font-name="Symbol1"/>
      </text:list-level-style-bullet>
      <text:list-level-style-bullet text:level="3" text:style-name="RTF_5f_Num_20_7_20_1" style:num-suffix="." text:bullet-char="">
        <style:list-level-properties text:space-before="1.25in" text:min-label-width="0.25in"/>
        <style:text-properties style:font-name="Symbol1"/>
      </text:list-level-style-bullet>
      <text:list-level-style-bullet text:level="4" text:style-name="RTF_5f_Num_20_7_20_1" style:num-suffix="." text:bullet-char="">
        <style:list-level-properties text:space-before="1.75in" text:min-label-width="0.25in"/>
        <style:text-properties style:font-name="Symbol1"/>
      </text:list-level-style-bullet>
      <text:list-level-style-bullet text:level="5" text:style-name="RTF_5f_Num_20_7_20_1" style:num-suffix="." text:bullet-char="">
        <style:list-level-properties text:space-before="2.25in" text:min-label-width="0.25in"/>
        <style:text-properties style:font-name="Symbol1"/>
      </text:list-level-style-bullet>
      <text:list-level-style-bullet text:level="6" text:style-name="RTF_5f_Num_20_7_20_1" style:num-suffix="." text:bullet-char="">
        <style:list-level-properties text:space-before="2.75in" text:min-label-width="0.25in"/>
        <style:text-properties style:font-name="Symbol1"/>
      </text:list-level-style-bullet>
      <text:list-level-style-bullet text:level="7" text:style-name="RTF_5f_Num_20_7_20_1" style:num-suffix="." text:bullet-char="">
        <style:list-level-properties text:space-before="3.25in" text:min-label-width="0.25in"/>
        <style:text-properties style:font-name="Symbol1"/>
      </text:list-level-style-bullet>
      <text:list-level-style-bullet text:level="8" text:style-name="RTF_5f_Num_20_7_20_1" style:num-suffix="." text:bullet-char="">
        <style:list-level-properties text:space-before="3.75in" text:min-label-width="0.25in"/>
        <style:text-properties style:font-name="Symbol1"/>
      </text:list-level-style-bullet>
      <text:list-level-style-bullet text:level="9" text:style-name="RTF_5f_Num_20_7_20_1" style:num-suffix="." text:bullet-char="">
        <style:list-level-properties text:space-before="4.25in" text:min-label-width="0.25in"/>
        <style:text-properties style:font-name="Symbol1"/>
      </text:list-level-style-bullet>
      <text:list-level-style-bullet text:level="10" text:style-name="RTF_5f_Num_20_7_20_1" style:num-suffix="." text:bullet-char="">
        <style:list-level-properties text:space-before="4.75in" text:min-label-width="0.25in"/>
        <style:text-properties style:font-name="Symbol1"/>
      </text:list-level-style-bullet>
    </text:list-style>
    <text:list-style style:name="RTF_5f_Num_20_8" style:display-name="RTF_Num 8" text:consecutive-numbering="true">
      <text:list-level-style-bullet text:level="1" text:style-name="RTF_5f_Num_20_8_20_1" style:num-suffix="." text:bullet-char="">
        <style:list-level-properties text:space-before="0.75in" text:min-label-width="0.25in"/>
        <style:text-properties style:font-name="Symbol1"/>
      </text:list-level-style-bullet>
      <text:list-level-style-bullet text:level="2" text:style-name="RTF_5f_Num_20_8_20_1" style:num-suffix="." text:bullet-char="">
        <style:list-level-properties text:space-before="1.75in" text:min-label-width="0.25in"/>
        <style:text-properties style:font-name="Symbol1"/>
      </text:list-level-style-bullet>
      <text:list-level-style-bullet text:level="3" text:style-name="RTF_5f_Num_20_8_20_1" style:num-suffix="." text:bullet-char="">
        <style:list-level-properties text:space-before="2.75in" text:min-label-width="0.25in"/>
        <style:text-properties style:font-name="Symbol1"/>
      </text:list-level-style-bullet>
      <text:list-level-style-bullet text:level="4" text:style-name="RTF_5f_Num_20_8_20_1" style:num-suffix="." text:bullet-char="">
        <style:list-level-properties text:space-before="3.75in" text:min-label-width="0.25in"/>
        <style:text-properties style:font-name="Symbol1"/>
      </text:list-level-style-bullet>
      <text:list-level-style-bullet text:level="5" text:style-name="RTF_5f_Num_20_8_20_1" style:num-suffix="." text:bullet-char="">
        <style:list-level-properties text:space-before="4.75in" text:min-label-width="0.25in"/>
        <style:text-properties style:font-name="Symbol1"/>
      </text:list-level-style-bullet>
      <text:list-level-style-bullet text:level="6" text:style-name="RTF_5f_Num_20_8_20_1" style:num-suffix="." text:bullet-char="">
        <style:list-level-properties text:space-before="5.75in" text:min-label-width="0.25in"/>
        <style:text-properties style:font-name="Symbol1"/>
      </text:list-level-style-bullet>
      <text:list-level-style-bullet text:level="7" text:style-name="RTF_5f_Num_20_8_20_1" style:num-suffix="." text:bullet-char="">
        <style:list-level-properties text:space-before="6.75in" text:min-label-width="0.25in"/>
        <style:text-properties style:font-name="Symbol1"/>
      </text:list-level-style-bullet>
      <text:list-level-style-bullet text:level="8" text:style-name="RTF_5f_Num_20_8_20_1" style:num-suffix="." text:bullet-char="">
        <style:list-level-properties text:space-before="7.75in" text:min-label-width="0.25in"/>
        <style:text-properties style:font-name="Symbol1"/>
      </text:list-level-style-bullet>
      <text:list-level-style-bullet text:level="9" text:style-name="RTF_5f_Num_20_8_20_1" style:num-suffix="." text:bullet-char="">
        <style:list-level-properties text:space-before="8.75in" text:min-label-width="0.25in"/>
        <style:text-properties style:font-name="Symbol1"/>
      </text:list-level-style-bullet>
      <text:list-level-style-bullet text:level="10" text:style-name="RTF_5f_Num_20_8_20_1" style:num-suffix="." text:bullet-char="">
        <style:list-level-properties text:space-before="9.75in" text:min-label-width="0.25in"/>
        <style:text-properties style:font-name="Symbol1"/>
      </text:list-level-style-bullet>
    </text:list-style>
    <text:list-style style:name="RTF_5f_Num_20_9" style:display-name="RTF_Num 9" text:consecutive-numbering="true">
      <text:list-level-style-bullet text:level="1" text:style-name="RTF_5f_Num_20_9_20_1" style:num-suffix="." text:bullet-char="">
        <style:list-level-properties text:space-before="0.75in" text:min-label-width="0.25in"/>
        <style:text-properties style:font-name="Symbol1"/>
      </text:list-level-style-bullet>
      <text:list-level-style-bullet text:level="2" text:style-name="RTF_5f_Num_20_9_20_1" style:num-suffix="." text:bullet-char="">
        <style:list-level-properties text:space-before="1.75in" text:min-label-width="0.25in"/>
        <style:text-properties style:font-name="Symbol1"/>
      </text:list-level-style-bullet>
      <text:list-level-style-bullet text:level="3" text:style-name="RTF_5f_Num_20_9_20_1" style:num-suffix="." text:bullet-char="">
        <style:list-level-properties text:space-before="2.75in" text:min-label-width="0.25in"/>
        <style:text-properties style:font-name="Symbol1"/>
      </text:list-level-style-bullet>
      <text:list-level-style-bullet text:level="4" text:style-name="RTF_5f_Num_20_9_20_1" style:num-suffix="." text:bullet-char="">
        <style:list-level-properties text:space-before="3.75in" text:min-label-width="0.25in"/>
        <style:text-properties style:font-name="Symbol1"/>
      </text:list-level-style-bullet>
      <text:list-level-style-bullet text:level="5" text:style-name="RTF_5f_Num_20_9_20_1" style:num-suffix="." text:bullet-char="">
        <style:list-level-properties text:space-before="4.75in" text:min-label-width="0.25in"/>
        <style:text-properties style:font-name="Symbol1"/>
      </text:list-level-style-bullet>
      <text:list-level-style-bullet text:level="6" text:style-name="RTF_5f_Num_20_9_20_1" style:num-suffix="." text:bullet-char="">
        <style:list-level-properties text:space-before="5.75in" text:min-label-width="0.25in"/>
        <style:text-properties style:font-name="Symbol1"/>
      </text:list-level-style-bullet>
      <text:list-level-style-bullet text:level="7" text:style-name="RTF_5f_Num_20_9_20_1" style:num-suffix="." text:bullet-char="">
        <style:list-level-properties text:space-before="6.75in" text:min-label-width="0.25in"/>
        <style:text-properties style:font-name="Symbol1"/>
      </text:list-level-style-bullet>
      <text:list-level-style-bullet text:level="8" text:style-name="RTF_5f_Num_20_9_20_1" style:num-suffix="." text:bullet-char="">
        <style:list-level-properties text:space-before="7.75in" text:min-label-width="0.25in"/>
        <style:text-properties style:font-name="Symbol1"/>
      </text:list-level-style-bullet>
      <text:list-level-style-bullet text:level="9" text:style-name="RTF_5f_Num_20_9_20_1" style:num-suffix="." text:bullet-char="">
        <style:list-level-properties text:space-before="8.75in" text:min-label-width="0.25in"/>
        <style:text-properties style:font-name="Symbol1"/>
      </text:list-level-style-bullet>
      <text:list-level-style-bullet text:level="10" text:style-name="RTF_5f_Num_20_9_20_1" style:num-suffix="." text:bullet-char="">
        <style:list-level-properties text:space-before="9.75in" text:min-label-width="0.25in"/>
        <style:text-properties style:font-name="Symbol1"/>
      </text:list-level-style-bullet>
    </text:list-style>
    <text:list-style style:name="RTF_5f_Num_20_10" style:display-name="RTF_Num 10" text:consecutive-numbering="true">
      <text:list-level-style-number text:level="1" text:style-name="RTF_5f_Num_20_10_20_1" style:num-suffix="." style:num-format="1">
        <style:list-level-properties text:space-before="0.75in" text:min-label-width="0.25in"/>
      </text:list-level-style-number>
      <text:list-level-style-number text:level="2" text:style-name="RTF_5f_Num_20_10_20_1" style:num-suffix="." style:num-format="1">
        <style:list-level-properties text:space-before="1.75in" text:min-label-width="0.25in"/>
      </text:list-level-style-number>
      <text:list-level-style-number text:level="3" text:style-name="RTF_5f_Num_20_10_20_1" style:num-suffix="." style:num-format="1">
        <style:list-level-properties text:space-before="2.75in" text:min-label-width="0.25in"/>
      </text:list-level-style-number>
      <text:list-level-style-number text:level="4" text:style-name="RTF_5f_Num_20_10_20_1" style:num-suffix="." style:num-format="1">
        <style:list-level-properties text:space-before="3.75in" text:min-label-width="0.25in"/>
      </text:list-level-style-number>
      <text:list-level-style-number text:level="5" text:style-name="RTF_5f_Num_20_10_20_1" style:num-suffix="." style:num-format="1">
        <style:list-level-properties text:space-before="4.75in" text:min-label-width="0.25in"/>
      </text:list-level-style-number>
      <text:list-level-style-number text:level="6" text:style-name="RTF_5f_Num_20_10_20_1" style:num-suffix="." style:num-format="1">
        <style:list-level-properties text:space-before="5.75in" text:min-label-width="0.25in"/>
      </text:list-level-style-number>
      <text:list-level-style-number text:level="7" text:style-name="RTF_5f_Num_20_10_20_1" style:num-suffix="." style:num-format="1">
        <style:list-level-properties text:space-before="6.75in" text:min-label-width="0.25in"/>
      </text:list-level-style-number>
      <text:list-level-style-number text:level="8" text:style-name="RTF_5f_Num_20_10_20_1" style:num-suffix="." style:num-format="1">
        <style:list-level-properties text:space-before="7.75in" text:min-label-width="0.25in"/>
      </text:list-level-style-number>
      <text:list-level-style-number text:level="9" text:style-name="RTF_5f_Num_20_10_20_1" style:num-suffix="." style:num-format="1">
        <style:list-level-properties text:space-before="8.75in" text:min-label-width="0.25in"/>
      </text:list-level-style-number>
      <text:list-level-style-number text:level="10" text:style-name="RTF_5f_Num_20_10_20_1" style:num-suffix="." style:num-format="1">
        <style:list-level-properties text:space-before="9.75in" text:min-label-width="0.25in"/>
      </text:list-level-style-number>
    </text:list-style>
    <text:list-style style:name="RTF_5f_Num_20_11" style:display-name="RTF_Num 11" text:consecutive-numbering="true">
      <text:list-level-style-bullet text:level="1" text:style-name="RTF_5f_Num_20_11_20_1" style:num-suffix="." text:bullet-char="">
        <style:list-level-properties text:space-before="1.25in" text:min-label-width="0.25in"/>
        <style:text-properties style:font-name="Symbol1"/>
      </text:list-level-style-bullet>
      <text:list-level-style-bullet text:level="2" text:style-name="RTF_5f_Num_20_11_20_1" style:num-suffix="." text:bullet-char="">
        <style:list-level-properties text:space-before="2.75in" text:min-label-width="0.25in"/>
        <style:text-properties style:font-name="Symbol1"/>
      </text:list-level-style-bullet>
      <text:list-level-style-bullet text:level="3" text:style-name="RTF_5f_Num_20_11_20_1" style:num-suffix="." text:bullet-char="">
        <style:list-level-properties text:space-before="4.25in" text:min-label-width="0.25in"/>
        <style:text-properties style:font-name="Symbol1"/>
      </text:list-level-style-bullet>
      <text:list-level-style-bullet text:level="4" text:style-name="RTF_5f_Num_20_11_20_1" style:num-suffix="." text:bullet-char="">
        <style:list-level-properties text:space-before="5.75in" text:min-label-width="0.25in"/>
        <style:text-properties style:font-name="Symbol1"/>
      </text:list-level-style-bullet>
      <text:list-level-style-bullet text:level="5" text:style-name="RTF_5f_Num_20_11_20_1" style:num-suffix="." text:bullet-char="">
        <style:list-level-properties text:space-before="7.25in" text:min-label-width="0.25in"/>
        <style:text-properties style:font-name="Symbol1"/>
      </text:list-level-style-bullet>
      <text:list-level-style-bullet text:level="6" text:style-name="RTF_5f_Num_20_11_20_1" style:num-suffix="." text:bullet-char="">
        <style:list-level-properties text:space-before="8.75in" text:min-label-width="0.25in"/>
        <style:text-properties style:font-name="Symbol1"/>
      </text:list-level-style-bullet>
      <text:list-level-style-bullet text:level="7" text:style-name="RTF_5f_Num_20_11_20_1" style:num-suffix="." text:bullet-char="">
        <style:list-level-properties text:space-before="10.25in" text:min-label-width="0.25in"/>
        <style:text-properties style:font-name="Symbol1"/>
      </text:list-level-style-bullet>
      <text:list-level-style-bullet text:level="8" text:style-name="RTF_5f_Num_20_11_20_1" style:num-suffix="." text:bullet-char="">
        <style:list-level-properties text:space-before="11.75in" text:min-label-width="0.25in"/>
        <style:text-properties style:font-name="Symbol1"/>
      </text:list-level-style-bullet>
      <text:list-level-style-bullet text:level="9" text:style-name="RTF_5f_Num_20_11_20_1" style:num-suffix="." text:bullet-char="">
        <style:list-level-properties text:space-before="12.9008in" text:min-label-width="0.25in"/>
        <style:text-properties style:font-name="Symbol1"/>
      </text:list-level-style-bullet>
      <text:list-level-style-bullet text:level="10" text:style-name="RTF_5f_Num_20_11_20_1" style:num-suffix="." text:bullet-char="">
        <style:list-level-properties text:space-before="12.9008in" text:min-label-width="0.25in"/>
        <style:text-properties style:font-name="Symbol1"/>
      </text:list-level-style-bullet>
    </text:list-style>
    <text:list-style style:name="RTF_5f_Num_20_12" style:display-name="RTF_Num 12" text:consecutive-numbering="true">
      <text:list-level-style-number text:level="1" text:style-name="RTF_5f_Num_20_12_20_1" style:num-suffix="." style:num-format="1">
        <style:list-level-properties text:space-before="0.75in" text:min-label-width="0.25in"/>
      </text:list-level-style-number>
      <text:list-level-style-number text:level="2" text:style-name="RTF_5f_Num_20_12_20_1" style:num-suffix="." style:num-format="1">
        <style:list-level-properties text:space-before="1.75in" text:min-label-width="0.25in"/>
      </text:list-level-style-number>
      <text:list-level-style-number text:level="3" text:style-name="RTF_5f_Num_20_12_20_1" style:num-suffix="." style:num-format="1">
        <style:list-level-properties text:space-before="2.75in" text:min-label-width="0.25in"/>
      </text:list-level-style-number>
      <text:list-level-style-number text:level="4" text:style-name="RTF_5f_Num_20_12_20_1" style:num-suffix="." style:num-format="1">
        <style:list-level-properties text:space-before="3.75in" text:min-label-width="0.25in"/>
      </text:list-level-style-number>
      <text:list-level-style-number text:level="5" text:style-name="RTF_5f_Num_20_12_20_1" style:num-suffix="." style:num-format="1">
        <style:list-level-properties text:space-before="4.75in" text:min-label-width="0.25in"/>
      </text:list-level-style-number>
      <text:list-level-style-number text:level="6" text:style-name="RTF_5f_Num_20_12_20_1" style:num-suffix="." style:num-format="1">
        <style:list-level-properties text:space-before="5.75in" text:min-label-width="0.25in"/>
      </text:list-level-style-number>
      <text:list-level-style-number text:level="7" text:style-name="RTF_5f_Num_20_12_20_1" style:num-suffix="." style:num-format="1">
        <style:list-level-properties text:space-before="6.75in" text:min-label-width="0.25in"/>
      </text:list-level-style-number>
      <text:list-level-style-number text:level="8" text:style-name="RTF_5f_Num_20_12_20_1" style:num-suffix="." style:num-format="1">
        <style:list-level-properties text:space-before="7.75in" text:min-label-width="0.25in"/>
      </text:list-level-style-number>
      <text:list-level-style-number text:level="9" text:style-name="RTF_5f_Num_20_12_20_1" style:num-suffix="." style:num-format="1">
        <style:list-level-properties text:space-before="8.75in" text:min-label-width="0.25in"/>
      </text:list-level-style-number>
      <text:list-level-style-number text:level="10" text:style-name="RTF_5f_Num_20_12_20_1" style:num-suffix="." style:num-format="1">
        <style:list-level-properties text:space-before="9.75in" text:min-label-width="0.25in"/>
      </text:list-level-style-number>
    </text:list-style>
    <text:list-style style:name="RTF_5f_Num_20_13" style:display-name="RTF_Num 13" text:consecutive-numbering="true">
      <text:list-level-style-number text:level="1" text:style-name="RTF_5f_Num_20_13_20_1" style:num-suffix="." style:num-format="1">
        <style:list-level-properties text:space-before="0.75in" text:min-label-width="0.25in"/>
      </text:list-level-style-number>
      <text:list-level-style-number text:level="2" text:style-name="RTF_5f_Num_20_13_20_1" style:num-suffix="." style:num-format="1">
        <style:list-level-properties text:space-before="1.75in" text:min-label-width="0.25in"/>
      </text:list-level-style-number>
      <text:list-level-style-number text:level="3" text:style-name="RTF_5f_Num_20_13_20_1" style:num-suffix="." style:num-format="1">
        <style:list-level-properties text:space-before="2.75in" text:min-label-width="0.25in"/>
      </text:list-level-style-number>
      <text:list-level-style-number text:level="4" text:style-name="RTF_5f_Num_20_13_20_1" style:num-suffix="." style:num-format="1">
        <style:list-level-properties text:space-before="3.75in" text:min-label-width="0.25in"/>
      </text:list-level-style-number>
      <text:list-level-style-number text:level="5" text:style-name="RTF_5f_Num_20_13_20_1" style:num-suffix="." style:num-format="1">
        <style:list-level-properties text:space-before="4.75in" text:min-label-width="0.25in"/>
      </text:list-level-style-number>
      <text:list-level-style-number text:level="6" text:style-name="RTF_5f_Num_20_13_20_1" style:num-suffix="." style:num-format="1">
        <style:list-level-properties text:space-before="5.75in" text:min-label-width="0.25in"/>
      </text:list-level-style-number>
      <text:list-level-style-number text:level="7" text:style-name="RTF_5f_Num_20_13_20_1" style:num-suffix="." style:num-format="1">
        <style:list-level-properties text:space-before="6.75in" text:min-label-width="0.25in"/>
      </text:list-level-style-number>
      <text:list-level-style-number text:level="8" text:style-name="RTF_5f_Num_20_13_20_1" style:num-suffix="." style:num-format="1">
        <style:list-level-properties text:space-before="7.75in" text:min-label-width="0.25in"/>
      </text:list-level-style-number>
      <text:list-level-style-number text:level="9" text:style-name="RTF_5f_Num_20_13_20_1" style:num-suffix="." style:num-format="1">
        <style:list-level-properties text:space-before="8.75in" text:min-label-width="0.25in"/>
      </text:list-level-style-number>
      <text:list-level-style-number text:level="10" text:style-name="RTF_5f_Num_20_13_20_1" style:num-suffix="." style:num-format="1">
        <style:list-level-properties text:space-before="9.75in" text:min-label-width="0.25in"/>
      </text:list-level-style-number>
    </text:list-style>
    <text:list-style style:name="RTF_5f_Num_20_14" style:display-name="RTF_Num 14" text:consecutive-numbering="true">
      <text:list-level-style-number text:level="1" text:style-name="RTF_5f_Num_20_14_20_1" style:num-suffix="." style:num-format="1">
        <style:list-level-properties text:space-before="0.75in" text:min-label-width="0.25in"/>
      </text:list-level-style-number>
      <text:list-level-style-number text:level="2" text:style-name="RTF_5f_Num_20_14_20_1" style:num-suffix="." style:num-format="1">
        <style:list-level-properties text:space-before="1.75in" text:min-label-width="0.25in"/>
      </text:list-level-style-number>
      <text:list-level-style-number text:level="3" text:style-name="RTF_5f_Num_20_14_20_1" style:num-suffix="." style:num-format="1">
        <style:list-level-properties text:space-before="2.75in" text:min-label-width="0.25in"/>
      </text:list-level-style-number>
      <text:list-level-style-number text:level="4" text:style-name="RTF_5f_Num_20_14_20_1" style:num-suffix="." style:num-format="1">
        <style:list-level-properties text:space-before="3.75in" text:min-label-width="0.25in"/>
      </text:list-level-style-number>
      <text:list-level-style-number text:level="5" text:style-name="RTF_5f_Num_20_14_20_1" style:num-suffix="." style:num-format="1">
        <style:list-level-properties text:space-before="4.75in" text:min-label-width="0.25in"/>
      </text:list-level-style-number>
      <text:list-level-style-number text:level="6" text:style-name="RTF_5f_Num_20_14_20_1" style:num-suffix="." style:num-format="1">
        <style:list-level-properties text:space-before="5.75in" text:min-label-width="0.25in"/>
      </text:list-level-style-number>
      <text:list-level-style-number text:level="7" text:style-name="RTF_5f_Num_20_14_20_1" style:num-suffix="." style:num-format="1">
        <style:list-level-properties text:space-before="6.75in" text:min-label-width="0.25in"/>
      </text:list-level-style-number>
      <text:list-level-style-number text:level="8" text:style-name="RTF_5f_Num_20_14_20_1" style:num-suffix="." style:num-format="1">
        <style:list-level-properties text:space-before="7.75in" text:min-label-width="0.25in"/>
      </text:list-level-style-number>
      <text:list-level-style-number text:level="9" text:style-name="RTF_5f_Num_20_14_20_1" style:num-suffix="." style:num-format="1">
        <style:list-level-properties text:space-before="8.75in" text:min-label-width="0.25in"/>
      </text:list-level-style-number>
      <text:list-level-style-number text:level="10" text:style-name="RTF_5f_Num_20_14_20_1" style:num-suffix="." style:num-format="1">
        <style:list-level-properties text:space-before="9.75in" text:min-label-width="0.25in"/>
      </text:list-level-style-number>
    </text:list-style>
    <text:list-style style:name="RTF_5f_Num_20_15" style:display-name="RTF_Num 15" text:consecutive-numbering="true">
      <text:list-level-style-number text:level="1" text:style-name="RTF_5f_Num_20_15_20_1" style:num-suffix="." style:num-format="1">
        <style:list-level-properties text:space-before="0.75in" text:min-label-width="0.25in"/>
      </text:list-level-style-number>
      <text:list-level-style-number text:level="2" text:style-name="RTF_5f_Num_20_15_20_1" style:num-suffix="." style:num-format="1">
        <style:list-level-properties text:space-before="1.75in" text:min-label-width="0.25in"/>
      </text:list-level-style-number>
      <text:list-level-style-number text:level="3" text:style-name="RTF_5f_Num_20_15_20_1" style:num-suffix="." style:num-format="1">
        <style:list-level-properties text:space-before="2.75in" text:min-label-width="0.25in"/>
      </text:list-level-style-number>
      <text:list-level-style-number text:level="4" text:style-name="RTF_5f_Num_20_15_20_1" style:num-suffix="." style:num-format="1">
        <style:list-level-properties text:space-before="3.75in" text:min-label-width="0.25in"/>
      </text:list-level-style-number>
      <text:list-level-style-number text:level="5" text:style-name="RTF_5f_Num_20_15_20_1" style:num-suffix="." style:num-format="1">
        <style:list-level-properties text:space-before="4.75in" text:min-label-width="0.25in"/>
      </text:list-level-style-number>
      <text:list-level-style-number text:level="6" text:style-name="RTF_5f_Num_20_15_20_1" style:num-suffix="." style:num-format="1">
        <style:list-level-properties text:space-before="5.75in" text:min-label-width="0.25in"/>
      </text:list-level-style-number>
      <text:list-level-style-number text:level="7" text:style-name="RTF_5f_Num_20_15_20_1" style:num-suffix="." style:num-format="1">
        <style:list-level-properties text:space-before="6.75in" text:min-label-width="0.25in"/>
      </text:list-level-style-number>
      <text:list-level-style-number text:level="8" text:style-name="RTF_5f_Num_20_15_20_1" style:num-suffix="." style:num-format="1">
        <style:list-level-properties text:space-before="7.75in" text:min-label-width="0.25in"/>
      </text:list-level-style-number>
      <text:list-level-style-number text:level="9" text:style-name="RTF_5f_Num_20_15_20_1" style:num-suffix="." style:num-format="1">
        <style:list-level-properties text:space-before="8.75in" text:min-label-width="0.25in"/>
      </text:list-level-style-number>
      <text:list-level-style-number text:level="10" text:style-name="RTF_5f_Num_20_15_20_1" style:num-suffix="." style:num-format="1">
        <style:list-level-properties text:space-before="9.75in" text:min-label-width="0.25in"/>
      </text:list-level-style-number>
    </text:list-style>
    <text:list-style style:name="RTF_5f_Num_20_16" style:display-name="RTF_Num 16" text:consecutive-numbering="true">
      <text:list-level-style-number text:level="1" text:style-name="RTF_5f_Num_20_16_20_1" style:num-suffix="." style:num-format="1">
        <style:list-level-properties text:space-before="0.75in" text:min-label-width="0.25in"/>
      </text:list-level-style-number>
      <text:list-level-style-number text:level="2" text:style-name="RTF_5f_Num_20_16_20_1" style:num-suffix="." style:num-format="1">
        <style:list-level-properties text:space-before="1.75in" text:min-label-width="0.25in"/>
      </text:list-level-style-number>
      <text:list-level-style-number text:level="3" text:style-name="RTF_5f_Num_20_16_20_1" style:num-suffix="." style:num-format="1">
        <style:list-level-properties text:space-before="2.75in" text:min-label-width="0.25in"/>
      </text:list-level-style-number>
      <text:list-level-style-number text:level="4" text:style-name="RTF_5f_Num_20_16_20_1" style:num-suffix="." style:num-format="1">
        <style:list-level-properties text:space-before="3.75in" text:min-label-width="0.25in"/>
      </text:list-level-style-number>
      <text:list-level-style-number text:level="5" text:style-name="RTF_5f_Num_20_16_20_1" style:num-suffix="." style:num-format="1">
        <style:list-level-properties text:space-before="4.75in" text:min-label-width="0.25in"/>
      </text:list-level-style-number>
      <text:list-level-style-number text:level="6" text:style-name="RTF_5f_Num_20_16_20_1" style:num-suffix="." style:num-format="1">
        <style:list-level-properties text:space-before="5.75in" text:min-label-width="0.25in"/>
      </text:list-level-style-number>
      <text:list-level-style-number text:level="7" text:style-name="RTF_5f_Num_20_16_20_1" style:num-suffix="." style:num-format="1">
        <style:list-level-properties text:space-before="6.75in" text:min-label-width="0.25in"/>
      </text:list-level-style-number>
      <text:list-level-style-number text:level="8" text:style-name="RTF_5f_Num_20_16_20_1" style:num-suffix="." style:num-format="1">
        <style:list-level-properties text:space-before="7.75in" text:min-label-width="0.25in"/>
      </text:list-level-style-number>
      <text:list-level-style-number text:level="9" text:style-name="RTF_5f_Num_20_16_20_1" style:num-suffix="." style:num-format="1">
        <style:list-level-properties text:space-before="8.75in" text:min-label-width="0.25in"/>
      </text:list-level-style-number>
      <text:list-level-style-number text:level="10" text:style-name="RTF_5f_Num_20_16_20_1" style:num-suffix="." style:num-format="1">
        <style:list-level-properties text:space-before="9.7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4.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style:keep-together="true" fo:keep-together="auto"/>
    </style:style>
    <style:style style:name="Table14.A1" style:family="table-cell">
      <style:table-cell-properties fo:padding="0in" fo:border-left="none" fo:border-right="none" fo:border-top="0.0007in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style:keep-together="true" fo:keep-together="auto"/>
    </style:style>
    <style:style style:name="Table17.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P3"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9"><draw:image xlink:href="Pictures/1000020100000427000001D81E79F30D.png" xlink:type="simple" xlink:show="embed" xlink:actuate="onLoad"/></draw:frame><text:tab/><text:user-defined style:data-style-name="N0" text:name="RFC Title">RFC 201 - Subsystems Update</text:user-defined><text:tab/>Page <text:page-number text:select-page="current">19</text:page-number> of <text:page-count style:num-format="1">44</text:page-count></text:p>
        <text:p text:style-name="Header"/>
        <text:p text:style-name="Header"><text:tab/>Draft<text:tab/> <text:modification-date style:data-style-name="N76">November 21,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Converted1" style:page-layout-name="Mpm2">
      <style:header>
        <text:p text:style-name="MP2">Package org.osgi.service.subsystem</text:p>
      </style:header>
      <style:footer>
        <text:p text:style-name="Footer"/>
      </style:footer>
    </style:master-page>
    <style:master-page style:name="Converted2" style:page-layout-name="Mpm2">
      <style:header>
        <text:p text:style-name="MP2">Interface Subsystem</text:p>
      </style:header>
      <style:footer>
        <text:p text:style-name="Footer"/>
      </style:footer>
    </style:master-page>
    <style:master-page style:name="Converted3" style:page-layout-name="Mpm2">
      <style:header>
        <text:p text:style-name="MP2">Enum Subsystem.State</text:p>
      </style:header>
      <style:footer>
        <text:p text:style-name="Footer"/>
      </style:footer>
    </style:master-page>
    <style:master-page style:name="Converted4" style:page-layout-name="Mpm2">
      <style:header>
        <text:p text:style-name="MP2">Class SubsystemConstants</text:p>
      </style:header>
      <style:footer>
        <text:p text:style-name="Footer"/>
      </style:footer>
    </style:master-page>
    <style:master-page style:name="Convert_20_1" style:display-name="Convert 1" style:page-layout-name="Mpm3">
      <style:header>
        <text:p text:style-name="MP3">Package org.osgi.service.subsystem</text:p>
      </style:header>
      <style:footer>
        <table:table table:name="Table4" table:style-name="Table4">
          <table:table-column table:style-name="Table4.A"/>
          <table:table-column table:style-name="Table4.B"/>
          <table:table-row table:style-name="Table4.1">
            <table:table-cell table:style-name="Table4.A1" office:value-type="string">
              <text:p text:style-name="MP4">OSGi Javadoc -- 10/30/13</text:p>
            </table:table-cell>
            <table:table-cell table:style-name="Table4.A1" office:value-type="string">
              <text:p text:style-name="MP5">Page <text:page-number style:num-format="1" text:select-page="current">20</text:page-number> of <text:page-count style:num-format="1">44</text:page-count></text:p>
            </table:table-cell>
          </table:table-row>
        </table:table>
      </style:footer>
    </style:master-page>
    <style:master-page style:name="Convert_20_2" style:display-name="Convert 2" style:page-layout-name="Mpm3">
      <style:header>
        <text:p text:style-name="MP3">Interface Subsystem</text:p>
      </style:header>
      <style:footer>
        <table:table table:name="Table8" table:style-name="Table8">
          <table:table-column table:style-name="Table8.A"/>
          <table:table-column table:style-name="Table8.B"/>
          <table:table-row table:style-name="Table8.1">
            <table:table-cell table:style-name="Table8.A1" office:value-type="string">
              <text:p text:style-name="MP4">OSGi Javadoc -- 10/30/13</text:p>
            </table:table-cell>
            <table:table-cell table:style-name="Table8.A1" office:value-type="string">
              <text:p text:style-name="MP5">Page <text:page-number style:num-format="1" text:select-page="current">32</text:page-number> of <text:page-count style:num-format="1">44</text:page-count></text:p>
            </table:table-cell>
          </table:table-row>
        </table:table>
      </style:footer>
    </style:master-page>
    <style:master-page style:name="Convert_20_3" style:display-name="Convert 3" style:page-layout-name="Mpm3">
      <style:header>
        <text:p text:style-name="MP3">Enum Subsystem.State</text:p>
      </style:header>
      <style:footer>
        <table:table table:name="Table14" table:style-name="Table14">
          <table:table-column table:style-name="Table14.A"/>
          <table:table-column table:style-name="Table14.B"/>
          <table:table-row table:style-name="Table14.1">
            <table:table-cell table:style-name="Table14.A1" office:value-type="string">
              <text:p text:style-name="MP4">OSGi Javadoc -- 10/30/13</text:p>
            </table:table-cell>
            <table:table-cell table:style-name="Table14.A1" office:value-type="string">
              <text:p text:style-name="MP5">Page <text:page-number style:num-format="1" text:select-page="current">36</text:page-number> of <text:page-count style:num-format="1">44</text:page-count></text:p>
            </table:table-cell>
          </table:table-row>
        </table:table>
      </style:footer>
    </style:master-page>
    <style:master-page style:name="Convert_20_4" style:display-name="Convert 4" style:page-layout-name="Mpm3">
      <style:header>
        <text:p text:style-name="MP3">Class SubsystemConstants</text:p>
      </style:header>
      <style:footer>
        <table:table table:name="Table17" table:style-name="Table17">
          <table:table-column table:style-name="Table17.A"/>
          <table:table-column table:style-name="Table17.B"/>
          <table:table-row table:style-name="Table17.1">
            <table:table-cell table:style-name="Table17.A1" office:value-type="string">
              <text:p text:style-name="MP4">OSGi Javadoc -- 10/30/13</text:p>
            </table:table-cell>
            <table:table-cell table:style-name="Table17.A1" office:value-type="string">
              <text:p text:style-name="MP5">Page <text:page-number style:num-format="1" text:select-page="current">44</text:page-number> of <text:page-count style:num-format="1">4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1-30T19:33:57.69</meta:creation-date>
    <meta:editing-cycles>92</meta:editing-cycles>
    <meta:editing-duration>P11DT13M9S</meta:editing-duration>
    <dc:date>2013-11-21T14:37:40.95</dc:date>
    <dc:creator>John Ross</dc:creator>
    <meta:document-statistic meta:table-count="20" meta:image-count="5" meta:object-count="0" meta:page-count="44" meta:paragraph-count="1250" meta:word-count="13581" meta:character-count="93386"/>
    <meta:user-defined meta:name="Company">IBM Corporation</meta:user-defined>
    <meta:user-defined meta:name="Info 3"/>
    <meta:user-defined meta:name="Info 4"/>
    <meta:user-defined meta:name="RFC Title">RFC 201 - Subsystems Update</meta:user-defined>
  </office:meta>
</office:document-meta>
</file>